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4.09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_0.1binwidth_3.3_50x50_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16.05" calcext:value-type="float">
            <text:p>1016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8732" calcext:value-type="float">
            <text:p>0.588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3577" calcext:value-type="float">
            <text:p>0.5635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99.311" calcext:value-type="float">
            <text:p>999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659" calcext:value-type="float">
            <text:p>0.5436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1.615" calcext:value-type="float">
            <text:p>941.6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598" calcext:value-type="float">
            <text:p>0.527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81.105" calcext:value-type="float">
            <text:p>881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481" calcext:value-type="float">
            <text:p>0.5144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23.991" calcext:value-type="float">
            <text:p>823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664" calcext:value-type="float">
            <text:p>0.503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2.372" calcext:value-type="float">
            <text:p>772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673" calcext:value-type="float">
            <text:p>0.4946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6.612" calcext:value-type="float">
            <text:p>726.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155" calcext:value-type="float">
            <text:p>0.487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86.37" calcext:value-type="float">
            <text:p>686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35" calcext:value-type="float">
            <text:p>0.4808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1.046" calcext:value-type="float">
            <text:p>651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497" calcext:value-type="float">
            <text:p>0.475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9.99" calcext:value-type="float">
            <text:p>619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969" calcext:value-type="float">
            <text:p>0.470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2.594" calcext:value-type="float">
            <text:p>592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105" calcext:value-type="float">
            <text:p>0.467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68.329" calcext:value-type="float">
            <text:p>568.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782" calcext:value-type="float">
            <text:p>0.463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6.758" calcext:value-type="float">
            <text:p>546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94" calcext:value-type="float">
            <text:p>0.460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27.54" calcext:value-type="float">
            <text:p>527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345" calcext:value-type="float">
            <text:p>0.4583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0.417" calcext:value-type="float">
            <text:p>510.4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052" calcext:value-type="float">
            <text:p>0.456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5.203" calcext:value-type="float">
            <text:p>495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947" calcext:value-type="float">
            <text:p>0.453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81.758" calcext:value-type="float">
            <text:p>481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74" calcext:value-type="float">
            <text:p>0.451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69.962" calcext:value-type="float">
            <text:p>469.9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01" calcext:value-type="float">
            <text:p>0.450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59.698" calcext:value-type="float">
            <text:p>459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311" calcext:value-type="float">
            <text:p>0.4483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0.835" calcext:value-type="float">
            <text:p>450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603" calcext:value-type="float">
            <text:p>0.4466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443.228" calcext:value-type="float">
            <text:p>443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87" calcext:value-type="float">
            <text:p>0.444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36.724" calcext:value-type="float">
            <text:p>436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73" calcext:value-type="float">
            <text:p>0.443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31.17" calcext:value-type="float">
            <text:p>431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7" calcext:value-type="float">
            <text:p>0.44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26.427" calcext:value-type="float">
            <text:p>426.4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82" calcext:value-type="float">
            <text:p>0.4407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2.367" calcext:value-type="float">
            <text:p>422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11" calcext:value-type="float">
            <text:p>0.4396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18.882" calcext:value-type="float">
            <text:p>418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52" calcext:value-type="float">
            <text:p>0.438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15.881" calcext:value-type="float">
            <text:p>415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98" calcext:value-type="float">
            <text:p>0.4375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13.286" calcext:value-type="float">
            <text:p>413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43" calcext:value-type="float">
            <text:p>0.436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1.035" calcext:value-type="float">
            <text:p>411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79" calcext:value-type="float">
            <text:p>0.4359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9.075" calcext:value-type="float">
            <text:p>409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95" calcext:value-type="float">
            <text:p>0.435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07.362" calcext:value-type="float">
            <text:p>407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86" calcext:value-type="float">
            <text:p>0.43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05.862" calcext:value-type="float">
            <text:p>405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43" calcext:value-type="float">
            <text:p>0.434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4.545" calcext:value-type="float">
            <text:p>404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58" calcext:value-type="float">
            <text:p>0.4336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03.385" calcext:value-type="float">
            <text:p>403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26" calcext:value-type="float">
            <text:p>0.433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02.362" calcext:value-type="float">
            <text:p>402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2" calcext:value-type="float">
            <text:p>0.432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1.458" calcext:value-type="float">
            <text:p>401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99" calcext:value-type="float">
            <text:p>0.4324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0.658" calcext:value-type="float">
            <text:p>400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93" calcext:value-type="float">
            <text:p>0.432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9.949" calcext:value-type="float">
            <text:p>399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2" calcext:value-type="float">
            <text:p>0.43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99.319" calcext:value-type="float">
            <text:p>399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77" calcext:value-type="float">
            <text:p>0.431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98.76" calcext:value-type="float">
            <text:p>398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" calcext:value-type="float">
            <text:p>0.43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398.263" calcext:value-type="float">
            <text:p>398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66" calcext:value-type="float">
            <text:p>0.4312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97.82" calcext:value-type="float">
            <text:p>397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3" calcext:value-type="float">
            <text:p>0.43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97.426" calcext:value-type="float">
            <text:p>397.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38" calcext:value-type="float">
            <text:p>0.430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97.075" calcext:value-type="float">
            <text:p>397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" calcext:value-type="float">
            <text:p>0.4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96.762" calcext:value-type="float">
            <text:p>396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77" calcext:value-type="float">
            <text:p>0.4306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96.483" calcext:value-type="float">
            <text:p>396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67" calcext:value-type="float">
            <text:p>0.4305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96.233" calcext:value-type="float">
            <text:p>396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69" calcext:value-type="float">
            <text:p>0.4304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96.011" calcext:value-type="float">
            <text:p>396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81" calcext:value-type="float">
            <text:p>0.430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95.812" calcext:value-type="float">
            <text:p>395.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02" calcext:value-type="float">
            <text:p>0.430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95.635" calcext:value-type="float">
            <text:p>395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231" calcext:value-type="float">
            <text:p>0.430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80.31" calcext:value-type="float">
            <text:p>1680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3798" calcext:value-type="float">
            <text:p>0.62379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43.32" calcext:value-type="float">
            <text:p>1743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1844" calcext:value-type="float">
            <text:p>0.5918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22.77" calcext:value-type="float">
            <text:p>1622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494" calcext:value-type="float">
            <text:p>0.5674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61.66" calcext:value-type="float">
            <text:p>1461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355" calcext:value-type="float">
            <text:p>0.548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4.96" calcext:value-type="float">
            <text:p>1304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027" calcext:value-type="float">
            <text:p>0.533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65.83" calcext:value-type="float">
            <text:p>1165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582" calcext:value-type="float">
            <text:p>0.5205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46.47" calcext:value-type="float">
            <text:p>1046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373" calcext:value-type="float">
            <text:p>0.5103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45.354" calcext:value-type="float">
            <text:p>945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93" calcext:value-type="float">
            <text:p>0.501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59.94" calcext:value-type="float">
            <text:p>859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907" calcext:value-type="float">
            <text:p>0.494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87.628" calcext:value-type="float">
            <text:p>787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032" calcext:value-type="float">
            <text:p>0.489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26.129" calcext:value-type="float">
            <text:p>726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091" calcext:value-type="float">
            <text:p>0.484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73.553" calcext:value-type="float">
            <text:p>673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897" calcext:value-type="float">
            <text:p>0.479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8.415" calcext:value-type="float">
            <text:p>628.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284" calcext:value-type="float">
            <text:p>0.476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89.596" calcext:value-type="float">
            <text:p>589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091" calcext:value-type="float">
            <text:p>0.473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56.302" calcext:value-type="float">
            <text:p>556.3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159" calcext:value-type="float">
            <text:p>0.470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27.986" calcext:value-type="float">
            <text:p>527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336" calcext:value-type="float">
            <text:p>0.467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04.249" calcext:value-type="float">
            <text:p>504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501" calcext:value-type="float">
            <text:p>0.4645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84.716" calcext:value-type="float">
            <text:p>484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99" calcext:value-type="float">
            <text:p>0.4615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68.936" calcext:value-type="float">
            <text:p>468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54" calcext:value-type="float">
            <text:p>0.4586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56.36" calcext:value-type="float">
            <text:p>45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741" calcext:value-type="float">
            <text:p>0.455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46.4" calcext:value-type="float">
            <text:p>44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949" calcext:value-type="float">
            <text:p>0.4529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438.493" calcext:value-type="float">
            <text:p>438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346" calcext:value-type="float">
            <text:p>0.450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32.164" calcext:value-type="float">
            <text:p>432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972" calcext:value-type="float">
            <text:p>0.4479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27.031" calcext:value-type="float">
            <text:p>427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39" calcext:value-type="float">
            <text:p>0.4458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22.808" calcext:value-type="float">
            <text:p>422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42" calcext:value-type="float">
            <text:p>0.4439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19.281" calcext:value-type="float">
            <text:p>419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65" calcext:value-type="float">
            <text:p>0.442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16.296" calcext:value-type="float">
            <text:p>416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89" calcext:value-type="float">
            <text:p>0.440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13.739" calcext:value-type="float">
            <text:p>413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92" calcext:value-type="float">
            <text:p>0.439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411.528" calcext:value-type="float">
            <text:p>411.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53" calcext:value-type="float">
            <text:p>0.438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09.602" calcext:value-type="float">
            <text:p>409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352" calcext:value-type="float">
            <text:p>0.437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7.911" calcext:value-type="float">
            <text:p>407.9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72" calcext:value-type="float">
            <text:p>0.436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06.422" calcext:value-type="float">
            <text:p>406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99" calcext:value-type="float">
            <text:p>0.4356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405.104" calcext:value-type="float">
            <text:p>405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17" calcext:value-type="float">
            <text:p>0.435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03.935" calcext:value-type="float">
            <text:p>403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16" calcext:value-type="float">
            <text:p>0.434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02.895" calcext:value-type="float">
            <text:p>402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85" calcext:value-type="float">
            <text:p>0.433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1.969" calcext:value-type="float">
            <text:p>401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16" calcext:value-type="float">
            <text:p>0.433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01.143" calcext:value-type="float">
            <text:p>401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01" calcext:value-type="float">
            <text:p>0.433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400.405" calcext:value-type="float">
            <text:p>400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33" calcext:value-type="float">
            <text:p>0.4326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399.746" calcext:value-type="float">
            <text:p>399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06" calcext:value-type="float">
            <text:p>0.4323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99.157" calcext:value-type="float">
            <text:p>399.1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7" calcext:value-type="float">
            <text:p>0.432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98.63" calcext:value-type="float">
            <text:p>398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9" calcext:value-type="float">
            <text:p>0.4317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98.159" calcext:value-type="float">
            <text:p>398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1" calcext:value-type="float">
            <text:p>0.4315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97.738" calcext:value-type="float">
            <text:p>397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7" calcext:value-type="float">
            <text:p>0.4313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97.36" calcext:value-type="float">
            <text:p>397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6" calcext:value-type="float">
            <text:p>0.4311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397.022" calcext:value-type="float">
            <text:p>397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4" calcext:value-type="float">
            <text:p>0.4309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396.72" calcext:value-type="float">
            <text:p>396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" calcext:value-type="float">
            <text:p>0.43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96.449" calcext:value-type="float">
            <text:p>396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2" calcext:value-type="float">
            <text:p>0.4307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96.207" calcext:value-type="float">
            <text:p>396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7" calcext:value-type="float">
            <text:p>0.4305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395.99" calcext:value-type="float">
            <text:p>395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5" calcext:value-type="float">
            <text:p>0.4304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395.795" calcext:value-type="float">
            <text:p>395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04" calcext:value-type="float">
            <text:p>0.430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95.621" calcext:value-type="float">
            <text:p>395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22" calcext:value-type="float">
            <text:p>0.430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50.87" calcext:value-type="float">
            <text:p>4150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874" calcext:value-type="float">
            <text:p>0.667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06.71" calcext:value-type="float">
            <text:p>4106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0562" calcext:value-type="float">
            <text:p>0.63056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446.66" calcext:value-type="float">
            <text:p>3446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678" calcext:value-type="float">
            <text:p>0.603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792.71" calcext:value-type="float">
            <text:p>2792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749" calcext:value-type="float">
            <text:p>0.582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57.89" calcext:value-type="float">
            <text:p>2257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925" calcext:value-type="float">
            <text:p>0.5659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41.62" calcext:value-type="float">
            <text:p>1841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2191" calcext:value-type="float">
            <text:p>0.552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20.8" calcext:value-type="float">
            <text:p>152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904" calcext:value-type="float">
            <text:p>0.540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72.29" calcext:value-type="float">
            <text:p>1272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607" calcext:value-type="float">
            <text:p>0.5316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77.66" calcext:value-type="float">
            <text:p>1077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3944" calcext:value-type="float">
            <text:p>0.5239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923.243" calcext:value-type="float">
            <text:p>923.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7602" calcext:value-type="float">
            <text:p>0.5176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99.271" calcext:value-type="float">
            <text:p>799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261" calcext:value-type="float">
            <text:p>0.512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99.007" calcext:value-type="float">
            <text:p>699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548" calcext:value-type="float">
            <text:p>0.507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18.07" calcext:value-type="float">
            <text:p>618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028" calcext:value-type="float">
            <text:p>0.503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53.774" calcext:value-type="float">
            <text:p>553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282" calcext:value-type="float">
            <text:p>0.4982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4.317" calcext:value-type="float">
            <text:p>504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09" calcext:value-type="float">
            <text:p>0.49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67.956" calcext:value-type="float">
            <text:p>467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1" calcext:value-type="float">
            <text:p>0.487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2.607" calcext:value-type="float">
            <text:p>442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779" calcext:value-type="float">
            <text:p>0.481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5.934" calcext:value-type="float">
            <text:p>425.9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152" calcext:value-type="float">
            <text:p>0.476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15.661" calcext:value-type="float">
            <text:p>415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814" calcext:value-type="float">
            <text:p>0.470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09.806" calcext:value-type="float">
            <text:p>409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878" calcext:value-type="float">
            <text:p>0.465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06.795" calcext:value-type="float">
            <text:p>406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97" calcext:value-type="float">
            <text:p>0.4613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05.467" calcext:value-type="float">
            <text:p>405.4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85" calcext:value-type="float">
            <text:p>0.4573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05.027" calcext:value-type="float">
            <text:p>405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835" calcext:value-type="float">
            <text:p>0.453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404.969" calcext:value-type="float">
            <text:p>404.9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72" calcext:value-type="float">
            <text:p>0.450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05.001" calcext:value-type="float">
            <text:p>405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008" calcext:value-type="float">
            <text:p>0.448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04.974" calcext:value-type="float">
            <text:p>404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56" calcext:value-type="float">
            <text:p>0.4456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04.829" calcext:value-type="float">
            <text:p>404.8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24" calcext:value-type="float">
            <text:p>0.443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04.556" calcext:value-type="float">
            <text:p>404.5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68" calcext:value-type="float">
            <text:p>0.441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404.172" calcext:value-type="float">
            <text:p>404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353" calcext:value-type="float">
            <text:p>0.440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403.7" calcext:value-type="float">
            <text:p>403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42" calcext:value-type="float">
            <text:p>0.439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3.168" calcext:value-type="float">
            <text:p>403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06" calcext:value-type="float">
            <text:p>0.4379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402.6" calcext:value-type="float">
            <text:p>40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21" calcext:value-type="float">
            <text:p>0.436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02.016" calcext:value-type="float">
            <text:p>402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63" calcext:value-type="float">
            <text:p>0.436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01.432" calcext:value-type="float">
            <text:p>401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4" calcext:value-type="float">
            <text:p>0.435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00.86" calcext:value-type="float">
            <text:p>40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6" calcext:value-type="float">
            <text:p>0.434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00.308" calcext:value-type="float">
            <text:p>400.3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86" calcext:value-type="float">
            <text:p>0.434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99.783" calcext:value-type="float">
            <text:p>399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82" calcext:value-type="float">
            <text:p>0.4335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99.288" calcext:value-type="float">
            <text:p>399.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39" calcext:value-type="float">
            <text:p>0.433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398.825" calcext:value-type="float">
            <text:p>398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49" calcext:value-type="float">
            <text:p>0.432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98.395" calcext:value-type="float">
            <text:p>398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04" calcext:value-type="float">
            <text:p>0.432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97.997" calcext:value-type="float">
            <text:p>397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99" calcext:value-type="float">
            <text:p>0.432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97.631" calcext:value-type="float">
            <text:p>397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9" calcext:value-type="float">
            <text:p>0.4318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97.296" calcext:value-type="float">
            <text:p>397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" calcext:value-type="float">
            <text:p>0.431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396.989" calcext:value-type="float">
            <text:p>396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7" calcext:value-type="float">
            <text:p>0.43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96.71" calcext:value-type="float">
            <text:p>396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9" calcext:value-type="float">
            <text:p>0.4311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96.455" calcext:value-type="float">
            <text:p>396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1" calcext:value-type="float">
            <text:p>0.431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96.225" calcext:value-type="float">
            <text:p>396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2" calcext:value-type="float">
            <text:p>0.4308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96.015" calcext:value-type="float">
            <text:p>396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39" calcext:value-type="float">
            <text:p>0.4307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395.826" calcext:value-type="float">
            <text:p>395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21" calcext:value-type="float">
            <text:p>0.4306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95.655" calcext:value-type="float">
            <text:p>395.6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16" calcext:value-type="float">
            <text:p>0.4305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95.501" calcext:value-type="float">
            <text:p>395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22" calcext:value-type="float">
            <text:p>0.4304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178.5" calcext:value-type="float">
            <text:p>2917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4008" calcext:value-type="float">
            <text:p>0.7840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277.2" calcext:value-type="float">
            <text:p>1527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5734" calcext:value-type="float">
            <text:p>0.735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826.64" calcext:value-type="float">
            <text:p>8826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8426" calcext:value-type="float">
            <text:p>0.69842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21.95" calcext:value-type="float">
            <text:p>5521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6817" calcext:value-type="float">
            <text:p>0.6668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670.32" calcext:value-type="float">
            <text:p>3670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014" calcext:value-type="float">
            <text:p>0.64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54.12" calcext:value-type="float">
            <text:p>2554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7771" calcext:value-type="float">
            <text:p>0.6177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41.45" calcext:value-type="float">
            <text:p>1841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917" calcext:value-type="float">
            <text:p>0.5989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66.24" calcext:value-type="float">
            <text:p>1366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758" calcext:value-type="float">
            <text:p>0.582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39.45" calcext:value-type="float">
            <text:p>1039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8555" calcext:value-type="float">
            <text:p>0.568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10.425" calcext:value-type="float">
            <text:p>810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726" calcext:value-type="float">
            <text:p>0.555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8.69" calcext:value-type="float">
            <text:p>648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88" calcext:value-type="float">
            <text:p>0.54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34.803" calcext:value-type="float">
            <text:p>534.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823" calcext:value-type="float">
            <text:p>0.532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55.641" calcext:value-type="float">
            <text:p>455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5" calcext:value-type="float">
            <text:p>0.52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1.928" calcext:value-type="float">
            <text:p>401.9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92" calcext:value-type="float">
            <text:p>0.512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66.912" calcext:value-type="float">
            <text:p>366.9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103" calcext:value-type="float">
            <text:p>0.504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45.604" calcext:value-type="float">
            <text:p>345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049" calcext:value-type="float">
            <text:p>0.4960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34.276" calcext:value-type="float">
            <text:p>334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737" calcext:value-type="float">
            <text:p>0.488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30.117" calcext:value-type="float">
            <text:p>330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128" calcext:value-type="float">
            <text:p>0.4821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30.973" calcext:value-type="float">
            <text:p>330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174" calcext:value-type="float">
            <text:p>0.476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35.178" calcext:value-type="float">
            <text:p>335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822" calcext:value-type="float">
            <text:p>0.470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41.433" calcext:value-type="float">
            <text:p>341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021" calcext:value-type="float">
            <text:p>0.466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48.735" calcext:value-type="float">
            <text:p>348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23" calcext:value-type="float">
            <text:p>0.4617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56.324" calcext:value-type="float">
            <text:p>356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81" calcext:value-type="float">
            <text:p>0.4578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63.652" calcext:value-type="float">
            <text:p>363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56" calcext:value-type="float">
            <text:p>0.454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70.357" calcext:value-type="float">
            <text:p>370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13" calcext:value-type="float">
            <text:p>0.4514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76.231" calcext:value-type="float">
            <text:p>376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718" calcext:value-type="float">
            <text:p>0.448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81.193" calcext:value-type="float">
            <text:p>381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343" calcext:value-type="float">
            <text:p>0.446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85.254" calcext:value-type="float">
            <text:p>385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59" calcext:value-type="float">
            <text:p>0.4442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388.484" calcext:value-type="float">
            <text:p>388.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36" calcext:value-type="float">
            <text:p>0.442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90.987" calcext:value-type="float">
            <text:p>390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47" calcext:value-type="float">
            <text:p>0.440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92.879" calcext:value-type="float">
            <text:p>392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65" calcext:value-type="float">
            <text:p>0.4394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94.271" calcext:value-type="float">
            <text:p>394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264" calcext:value-type="float">
            <text:p>0.438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95.266" calcext:value-type="float">
            <text:p>395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2" calcext:value-type="float">
            <text:p>0.437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95.951" calcext:value-type="float">
            <text:p>395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12" calcext:value-type="float">
            <text:p>0.436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96.397" calcext:value-type="float">
            <text:p>396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21" calcext:value-type="float">
            <text:p>0.435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6.663" calcext:value-type="float">
            <text:p>396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31" calcext:value-type="float">
            <text:p>0.434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396.796" calcext:value-type="float">
            <text:p>396.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28" calcext:value-type="float">
            <text:p>0.4342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396.831" calcext:value-type="float">
            <text:p>396.8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96.797" calcext:value-type="float">
            <text:p>396.7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7" calcext:value-type="float">
            <text:p>0.4332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96.714" calcext:value-type="float">
            <text:p>396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3" calcext:value-type="float">
            <text:p>0.43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96.598" calcext:value-type="float">
            <text:p>396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2" calcext:value-type="float">
            <text:p>0.432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96.462" calcext:value-type="float">
            <text:p>396.4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6" calcext:value-type="float">
            <text:p>0.4321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96.315" calcext:value-type="float">
            <text:p>396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7" calcext:value-type="float">
            <text:p>0.4318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396.164" calcext:value-type="float">
            <text:p>396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" calcext:value-type="float">
            <text:p>0.431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396.012" calcext:value-type="float">
            <text:p>396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2" calcext:value-type="float">
            <text:p>0.431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95.864" calcext:value-type="float">
            <text:p>395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18" calcext:value-type="float">
            <text:p>0.431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95.721" calcext:value-type="float">
            <text:p>395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6" calcext:value-type="float">
            <text:p>0.431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95.585" calcext:value-type="float">
            <text:p>395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3" calcext:value-type="float">
            <text:p>0.430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95.457" calcext:value-type="float">
            <text:p>395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58" calcext:value-type="float">
            <text:p>0.4307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395.338" calcext:value-type="float">
            <text:p>395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37" calcext:value-type="float">
            <text:p>0.4306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95.227" calcext:value-type="float">
            <text:p>395.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29" calcext:value-type="float">
            <text:p>0.430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556.2" calcext:value-type="float">
            <text:p>50556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0693142" calcext:value-type="float">
            <text:p>-0.0693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69" calcext:value-type="float">
            <text:p>124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57348" calcext:value-type="float">
            <text:p>0.6573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31" calcext:value-type="float">
            <text:p>13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6489" calcext:value-type="float">
            <text:p>0.846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53.76" calcext:value-type="float">
            <text:p>6653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3828" calcext:value-type="float">
            <text:p>0.773828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832.65" calcext:value-type="float">
            <text:p>3832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9714" calcext:value-type="float">
            <text:p>0.719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74.6" calcext:value-type="float">
            <text:p>2374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7794" calcext:value-type="float">
            <text:p>0.677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51.51" calcext:value-type="float">
            <text:p>1551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4104" calcext:value-type="float">
            <text:p>0.6441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61.49" calcext:value-type="float">
            <text:p>1061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6245" calcext:value-type="float">
            <text:p>0.616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59.965" calcext:value-type="float">
            <text:p>759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2763" calcext:value-type="float">
            <text:p>0.592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70.587" calcext:value-type="float">
            <text:p>570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2739" calcext:value-type="float">
            <text:p>0.5727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50.267" calcext:value-type="float">
            <text:p>450.2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542" calcext:value-type="float">
            <text:p>0.5555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73.61" calcext:value-type="float">
            <text:p>373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698" calcext:value-type="float">
            <text:p>0.540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5.203" calcext:value-type="float">
            <text:p>325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827" calcext:value-type="float">
            <text:p>0.5278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95.478" calcext:value-type="float">
            <text:p>295.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616" calcext:value-type="float">
            <text:p>0.516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78.38" calcext:value-type="float">
            <text:p>278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809" calcext:value-type="float">
            <text:p>0.506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70.003" calcext:value-type="float">
            <text:p>270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193" calcext:value-type="float">
            <text:p>0.4981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67.77" calcext:value-type="float">
            <text:p>267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591" calcext:value-type="float">
            <text:p>0.4905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69.935" calcext:value-type="float">
            <text:p>269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861" calcext:value-type="float">
            <text:p>0.483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5.269" calcext:value-type="float">
            <text:p>275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882" calcext:value-type="float">
            <text:p>0.4778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82.862" calcext:value-type="float">
            <text:p>282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557" calcext:value-type="float">
            <text:p>0.4725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92.003" calcext:value-type="float">
            <text:p>292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806" calcext:value-type="float">
            <text:p>0.4678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02.104" calcext:value-type="float">
            <text:p>302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56" calcext:value-type="float">
            <text:p>0.46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12.667" calcext:value-type="float">
            <text:p>312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761" calcext:value-type="float">
            <text:p>0.4597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23.262" calcext:value-type="float">
            <text:p>323.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361" calcext:value-type="float">
            <text:p>0.456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3.526" calcext:value-type="float">
            <text:p>333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318" calcext:value-type="float">
            <text:p>0.453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43.173" calcext:value-type="float">
            <text:p>343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96" calcext:value-type="float">
            <text:p>0.450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351.989" calcext:value-type="float">
            <text:p>351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64" calcext:value-type="float">
            <text:p>0.4481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59.843" calcext:value-type="float">
            <text:p>359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994" calcext:value-type="float">
            <text:p>0.445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66.674" calcext:value-type="float">
            <text:p>366.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063" calcext:value-type="float">
            <text:p>0.444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72.486" calcext:value-type="float">
            <text:p>372.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49" calcext:value-type="float">
            <text:p>0.4423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77.335" calcext:value-type="float">
            <text:p>377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32" calcext:value-type="float">
            <text:p>0.4408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81.306" calcext:value-type="float">
            <text:p>381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94" calcext:value-type="float">
            <text:p>0.4394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84.509" calcext:value-type="float">
            <text:p>384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17" calcext:value-type="float">
            <text:p>0.438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7.054" calcext:value-type="float">
            <text:p>387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83" calcext:value-type="float">
            <text:p>0.437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89.051" calcext:value-type="float">
            <text:p>389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77" calcext:value-type="float">
            <text:p>0.43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90.6" calcext:value-type="float">
            <text:p>390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83" calcext:value-type="float">
            <text:p>0.435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91.787" calcext:value-type="float">
            <text:p>391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87" calcext:value-type="float">
            <text:p>0.4348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92.686" calcext:value-type="float">
            <text:p>392.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78" calcext:value-type="float">
            <text:p>0.43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93.359" calcext:value-type="float">
            <text:p>393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43" calcext:value-type="float">
            <text:p>0.4337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93.854" calcext:value-type="float">
            <text:p>393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74" calcext:value-type="float">
            <text:p>0.433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4.213" calcext:value-type="float">
            <text:p>394.2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61" calcext:value-type="float">
            <text:p>0.4328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94.465" calcext:value-type="float">
            <text:p>394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97" calcext:value-type="float">
            <text:p>0.4324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94.638" calcext:value-type="float">
            <text:p>394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77" calcext:value-type="float">
            <text:p>0.432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394.749" calcext:value-type="float">
            <text:p>394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4" calcext:value-type="float">
            <text:p>0.431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94.815" calcext:value-type="float">
            <text:p>394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45" calcext:value-type="float">
            <text:p>0.4316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94.847" calcext:value-type="float">
            <text:p>394.8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23" calcext:value-type="float">
            <text:p>0.4314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94.855" calcext:value-type="float">
            <text:p>394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28" calcext:value-type="float">
            <text:p>0.431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54" calcext:value-type="float">
            <text:p>0.4310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394.822" calcext:value-type="float">
            <text:p>394.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" calcext:value-type="float">
            <text:p>0.43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94.791" calcext:value-type="float">
            <text:p>394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3" calcext:value-type="float">
            <text:p>0.430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94.755" calcext:value-type="float">
            <text:p>394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41" calcext:value-type="float">
            <text:p>0.4306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83.6" calcext:value-type="float">
            <text:p>10983.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0.112115" calcext:value-type="float">
            <text:p>-0.1121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4838.5" calcext:value-type="float">
            <text:p>3483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1124" calcext:value-type="float">
            <text:p>1.111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717.2" calcext:value-type="float">
            <text:p>1271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52513" calcext:value-type="float">
            <text:p>0.9525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062.76" calcext:value-type="float">
            <text:p>6062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6759" calcext:value-type="float">
            <text:p>0.8467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58.84" calcext:value-type="float">
            <text:p>3258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1211" calcext:value-type="float">
            <text:p>0.7712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895.64" calcext:value-type="float">
            <text:p>1895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426" calcext:value-type="float">
            <text:p>0.714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78.99" calcext:value-type="float">
            <text:p>1178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786" calcext:value-type="float">
            <text:p>0.6697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82.819" calcext:value-type="float">
            <text:p>782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254" calcext:value-type="float">
            <text:p>0.634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55.937" calcext:value-type="float">
            <text:p>555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398" calcext:value-type="float">
            <text:p>0.6053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22.766" calcext:value-type="float">
            <text:p>422.7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653" calcext:value-type="float">
            <text:p>0.581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3.488" calcext:value-type="float">
            <text:p>343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89" calcext:value-type="float">
            <text:p>0.561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6.236" calcext:value-type="float">
            <text:p>296.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5276" calcext:value-type="float">
            <text:p>0.5452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8.58" calcext:value-type="float">
            <text:p>268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182" calcext:value-type="float">
            <text:p>0.5311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3.24" calcext:value-type="float">
            <text:p>253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129" calcext:value-type="float">
            <text:p>0.5191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5.848" calcext:value-type="float">
            <text:p>245.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746" calcext:value-type="float">
            <text:p>0.5087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3.727" calcext:value-type="float">
            <text:p>243.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743" calcext:value-type="float">
            <text:p>0.4997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45.207" calcext:value-type="float">
            <text:p>245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888" calcext:value-type="float">
            <text:p>0.4918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49.229" calcext:value-type="float">
            <text:p>249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55.104" calcext:value-type="float">
            <text:p>255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93" calcext:value-type="float">
            <text:p>0.47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62.366" calcext:value-type="float">
            <text:p>262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56" calcext:value-type="float">
            <text:p>0.473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70.679" calcext:value-type="float">
            <text:p>270.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792" calcext:value-type="float">
            <text:p>0.4687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9.775" calcext:value-type="float">
            <text:p>279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547" calcext:value-type="float">
            <text:p>0.4645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89.42" calcext:value-type="float">
            <text:p>289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76" calcext:value-type="float">
            <text:p>0.460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99.385" calcext:value-type="float">
            <text:p>299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75" calcext:value-type="float">
            <text:p>0.457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09.447" calcext:value-type="float">
            <text:p>309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47" calcext:value-type="float">
            <text:p>0.4543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19.385" calcext:value-type="float">
            <text:p>319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636" calcext:value-type="float">
            <text:p>0.451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28.99" calcext:value-type="float">
            <text:p>328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208" calcext:value-type="float">
            <text:p>0.4492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38.074" calcext:value-type="float">
            <text:p>338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33" calcext:value-type="float">
            <text:p>0.447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46.487" calcext:value-type="float">
            <text:p>346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87" calcext:value-type="float">
            <text:p>0.445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54.12" calcext:value-type="float">
            <text:p>354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46" calcext:value-type="float">
            <text:p>0.443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60.91" calcext:value-type="float">
            <text:p>360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79" calcext:value-type="float">
            <text:p>0.441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66.839" calcext:value-type="float">
            <text:p>366.8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403" calcext:value-type="float">
            <text:p>0.4404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71.927" calcext:value-type="float">
            <text:p>371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67" calcext:value-type="float">
            <text:p>0.439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76.227" calcext:value-type="float">
            <text:p>376.2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7" calcext:value-type="float">
            <text:p>0.438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79.81" calcext:value-type="float">
            <text:p>379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97" calcext:value-type="float">
            <text:p>0.4370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82.76" calcext:value-type="float">
            <text:p>382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36" calcext:value-type="float">
            <text:p>0.436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85.163" calcext:value-type="float">
            <text:p>385.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75" calcext:value-type="float">
            <text:p>0.435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87.103" calcext:value-type="float">
            <text:p>387.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04" calcext:value-type="float">
            <text:p>0.4348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88.659" calcext:value-type="float">
            <text:p>388.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12" calcext:value-type="float">
            <text:p>0.4342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89.897" calcext:value-type="float">
            <text:p>389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1" calcext:value-type="float">
            <text:p>0.4336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90.878" calcext:value-type="float">
            <text:p>390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1" calcext:value-type="float">
            <text:p>0.433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91.651" calcext:value-type="float">
            <text:p>391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25" calcext:value-type="float">
            <text:p>0.4328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392.257" calcext:value-type="float">
            <text:p>392.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68" calcext:value-type="float">
            <text:p>0.432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92.73" calcext:value-type="float">
            <text:p>392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2" calcext:value-type="float">
            <text:p>0.432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393.098" calcext:value-type="float">
            <text:p>393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72" calcext:value-type="float">
            <text:p>0.431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93.383" calcext:value-type="float">
            <text:p>393.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5" calcext:value-type="float">
            <text:p>0.431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393.603" calcext:value-type="float">
            <text:p>393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07" calcext:value-type="float">
            <text:p>0.431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393.77" calcext:value-type="float">
            <text:p>393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13" calcext:value-type="float">
            <text:p>0.4312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393.898" calcext:value-type="float">
            <text:p>393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1" calcext:value-type="float">
            <text:p>0.4310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393.994" calcext:value-type="float">
            <text:p>393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8" calcext:value-type="float">
            <text:p>0.4308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94.065" calcext:value-type="float">
            <text:p>394.0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52" calcext:value-type="float">
            <text:p>0.430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45873" calcext:value-type="float">
            <text:p>445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4663" calcext:value-type="float">
            <text:p>1.646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493.6" calcext:value-type="float">
            <text:p>6649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628" calcext:value-type="float">
            <text:p>0.7176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6537" calcext:value-type="float">
            <text:p>4.56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4127" calcext:value-type="float">
            <text:p>1.04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506.21" calcext:value-type="float">
            <text:p>5506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7347" calcext:value-type="float">
            <text:p>0.9073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05.27" calcext:value-type="float">
            <text:p>2805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2503" calcext:value-type="float">
            <text:p>0.8125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69.36" calcext:value-type="float">
            <text:p>1569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3069" calcext:value-type="float">
            <text:p>0.743069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55.918" calcext:value-type="float">
            <text:p>955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0411" calcext:value-type="float">
            <text:p>0.690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33.637" calcext:value-type="float">
            <text:p>633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9396" calcext:value-type="float">
            <text:p>0.6493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57.429" calcext:value-type="float">
            <text:p>457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6756" calcext:value-type="float">
            <text:p>0.6167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58.637" calcext:value-type="float">
            <text:p>358.6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0319" calcext:value-type="float">
            <text:p>0.5903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2.717" calcext:value-type="float">
            <text:p>302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8587" calcext:value-type="float">
            <text:p>0.5685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71.393" calcext:value-type="float">
            <text:p>271.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0502" calcext:value-type="float">
            <text:p>0.550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4.594" calcext:value-type="float">
            <text:p>254.5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292" calcext:value-type="float">
            <text:p>0.5352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6.575" calcext:value-type="float">
            <text:p>246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383" calcext:value-type="float">
            <text:p>0.522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43.977" calcext:value-type="float">
            <text:p>243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341" calcext:value-type="float">
            <text:p>0.5113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4.794" calcext:value-type="float">
            <text:p>244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829" calcext:value-type="float">
            <text:p>0.5018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47.814" calcext:value-type="float">
            <text:p>247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585" calcext:value-type="float">
            <text:p>0.493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2.299" calcext:value-type="float">
            <text:p>252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401" calcext:value-type="float">
            <text:p>0.4864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57.803" calcext:value-type="float">
            <text:p>257.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08" calcext:value-type="float">
            <text:p>0.4801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64.052" calcext:value-type="float">
            <text:p>264.0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573" calcext:value-type="float">
            <text:p>0.4745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70.881" calcext:value-type="float">
            <text:p>270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84" calcext:value-type="float">
            <text:p>0.4696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78.179" calcext:value-type="float">
            <text:p>278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52" calcext:value-type="float">
            <text:p>0.465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5.864" calcext:value-type="float">
            <text:p>285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502" calcext:value-type="float">
            <text:p>0.461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93.857" calcext:value-type="float">
            <text:p>293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074" calcext:value-type="float">
            <text:p>0.4580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2.072" calcext:value-type="float">
            <text:p>302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15" calcext:value-type="float">
            <text:p>0.4550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10.404" calcext:value-type="float">
            <text:p>310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82" calcext:value-type="float">
            <text:p>0.4522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18.736" calcext:value-type="float">
            <text:p>318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38" calcext:value-type="float">
            <text:p>0.4498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26.936" calcext:value-type="float">
            <text:p>326.9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52" calcext:value-type="float">
            <text:p>0.4476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34.869" calcext:value-type="float">
            <text:p>334.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95" calcext:value-type="float">
            <text:p>0.4456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42.411" calcext:value-type="float">
            <text:p>342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44" calcext:value-type="float">
            <text:p>0.443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9.452" calcext:value-type="float">
            <text:p>349.4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77" calcext:value-type="float">
            <text:p>0.442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55.908" calcext:value-type="float">
            <text:p>355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75" calcext:value-type="float">
            <text:p>0.4409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1.727" calcext:value-type="float">
            <text:p>361.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22" calcext:value-type="float">
            <text:p>0.4397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6.886" calcext:value-type="float">
            <text:p>366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02" calcext:value-type="float">
            <text:p>0.438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371.39" calcext:value-type="float">
            <text:p>371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02" calcext:value-type="float">
            <text:p>0.4376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75.269" calcext:value-type="float">
            <text:p>375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12" calcext:value-type="float">
            <text:p>0.4367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78.568" calcext:value-type="float">
            <text:p>378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19" calcext:value-type="float">
            <text:p>0.4359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81.344" calcext:value-type="float">
            <text:p>381.3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14" calcext:value-type="float">
            <text:p>0.435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83.66" calcext:value-type="float">
            <text:p>383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88" calcext:value-type="float">
            <text:p>0.434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85.576" calcext:value-type="float">
            <text:p>385.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33" calcext:value-type="float">
            <text:p>0.4340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87.153" calcext:value-type="float">
            <text:p>387.1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41" calcext:value-type="float">
            <text:p>0.4335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88.444" calcext:value-type="float">
            <text:p>388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05" calcext:value-type="float">
            <text:p>0.433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389.497" calcext:value-type="float">
            <text:p>389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19" calcext:value-type="float">
            <text:p>0.4327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390.354" calcext:value-type="float">
            <text:p>390.3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77" calcext:value-type="float">
            <text:p>0.432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391.051" calcext:value-type="float">
            <text:p>391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75" calcext:value-type="float">
            <text:p>0.4320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91.616" calcext:value-type="float">
            <text:p>391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6" calcext:value-type="float">
            <text:p>0.4318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392.075" calcext:value-type="float">
            <text:p>392.0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8" calcext:value-type="float">
            <text:p>0.4315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2.447" calcext:value-type="float">
            <text:p>392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57" calcext:value-type="float">
            <text:p>0.431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392.749" calcext:value-type="float">
            <text:p>392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7" calcext:value-type="float">
            <text:p>0.43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392.995" calcext:value-type="float">
            <text:p>392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3" calcext:value-type="float">
            <text:p>0.431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93.195" calcext:value-type="float">
            <text:p>393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5" calcext:value-type="float">
            <text:p>0.430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3432" calcext:value-type="float">
            <text:p>563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97485" calcext:value-type="float">
            <text:p>1.974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158.9" calcext:value-type="float">
            <text:p>39158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1461" calcext:value-type="float">
            <text:p>1.414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2266" calcext:value-type="float">
            <text:p>102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16774" calcext:value-type="float">
            <text:p>0.116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364.52" calcext:value-type="float">
            <text:p>5364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4368" calcext:value-type="float">
            <text:p>0.964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621.61" calcext:value-type="float">
            <text:p>2621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0874" calcext:value-type="float">
            <text:p>0.8508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430.41" calcext:value-type="float">
            <text:p>1430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026" calcext:value-type="float">
            <text:p>0.770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62.368" calcext:value-type="float">
            <text:p>862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0446" calcext:value-type="float">
            <text:p>0.71044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573.819" calcext:value-type="float">
            <text:p>573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4581" calcext:value-type="float">
            <text:p>0.664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21.112" calcext:value-type="float">
            <text:p>421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8501" calcext:value-type="float">
            <text:p>0.6285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38.548" calcext:value-type="float">
            <text:p>338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9534" calcext:value-type="float">
            <text:p>0.599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93.908" calcext:value-type="float">
            <text:p>293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5892" calcext:value-type="float">
            <text:p>0.5758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70.496" calcext:value-type="float">
            <text:p>270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334" calcext:value-type="float">
            <text:p>0.5563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59.266" calcext:value-type="float">
            <text:p>259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971" calcext:value-type="float">
            <text:p>0.5399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55.147" calcext:value-type="float">
            <text:p>255.1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149" calcext:value-type="float">
            <text:p>0.5261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5.216" calcext:value-type="float">
            <text:p>255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378" calcext:value-type="float">
            <text:p>0.5143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7.76" calcext:value-type="float">
            <text:p>257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84" calcext:value-type="float">
            <text:p>0.5042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61.763" calcext:value-type="float">
            <text:p>261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73" calcext:value-type="float">
            <text:p>0.4955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66.621" calcext:value-type="float">
            <text:p>266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015" calcext:value-type="float">
            <text:p>0.488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1.985" calcext:value-type="float">
            <text:p>271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425" calcext:value-type="float">
            <text:p>0.481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77.653" calcext:value-type="float">
            <text:p>277.6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655" calcext:value-type="float">
            <text:p>0.4756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83.522" calcext:value-type="float">
            <text:p>283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582" calcext:value-type="float">
            <text:p>0.4705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89.539" calcext:value-type="float">
            <text:p>289.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107" calcext:value-type="float">
            <text:p>0.4661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95.684" calcext:value-type="float">
            <text:p>295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146" calcext:value-type="float">
            <text:p>0.4621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01.947" calcext:value-type="float">
            <text:p>301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33" calcext:value-type="float">
            <text:p>0.4586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308.315" calcext:value-type="float">
            <text:p>308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51" calcext:value-type="float">
            <text:p>0.455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14.769" calcext:value-type="float">
            <text:p>314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28" calcext:value-type="float">
            <text:p>0.4527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21.272" calcext:value-type="float">
            <text:p>321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247" calcext:value-type="float">
            <text:p>0.4502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27.769" calcext:value-type="float">
            <text:p>327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033" calcext:value-type="float">
            <text:p>0.4480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34.193" calcext:value-type="float">
            <text:p>334.1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056" calcext:value-type="float">
            <text:p>0.446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40.463" calcext:value-type="float">
            <text:p>340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89" calcext:value-type="float">
            <text:p>0.4442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346.498" calcext:value-type="float">
            <text:p>346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1" calcext:value-type="float">
            <text:p>0.442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52.217" calcext:value-type="float">
            <text:p>352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99" calcext:value-type="float">
            <text:p>0.441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357.555" calcext:value-type="float">
            <text:p>357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37" calcext:value-type="float">
            <text:p>0.440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62.459" calcext:value-type="float">
            <text:p>362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09" calcext:value-type="float">
            <text:p>0.4389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float" office:value="366.898" calcext:value-type="float">
            <text:p>366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01" calcext:value-type="float">
            <text:p>0.437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70.859" calcext:value-type="float">
            <text:p>37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01" calcext:value-type="float">
            <text:p>0.4370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74.348" calcext:value-type="float">
            <text:p>374.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96" calcext:value-type="float">
            <text:p>0.436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77.385" calcext:value-type="float">
            <text:p>377.3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78" calcext:value-type="float">
            <text:p>0.435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80.003" calcext:value-type="float">
            <text:p>380.0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38" calcext:value-type="float">
            <text:p>0.4348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382.239" calcext:value-type="float">
            <text:p>382.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68" calcext:value-type="float">
            <text:p>0.434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384.136" calcext:value-type="float">
            <text:p>384.1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6" calcext:value-type="float">
            <text:p>0.43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85.735" calcext:value-type="float">
            <text:p>385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08" calcext:value-type="float">
            <text:p>0.4333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387.077" calcext:value-type="float">
            <text:p>387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06" calcext:value-type="float">
            <text:p>0.4329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388.201" calcext:value-type="float">
            <text:p>388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9" calcext:value-type="float">
            <text:p>0.432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89.139" calcext:value-type="float">
            <text:p>389.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1" calcext:value-type="float">
            <text:p>0.432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389.922" calcext:value-type="float">
            <text:p>389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8" calcext:value-type="float">
            <text:p>0.4319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390.574" calcext:value-type="float">
            <text:p>390.5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97" calcext:value-type="float">
            <text:p>0.4316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391.119" calcext:value-type="float">
            <text:p>391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4" calcext:value-type="float">
            <text:p>0.4314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91.573" calcext:value-type="float">
            <text:p>391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5" calcext:value-type="float">
            <text:p>0.4312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91.954" calcext:value-type="float">
            <text:p>391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98" calcext:value-type="float">
            <text:p>0.4310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392.272" calcext:value-type="float">
            <text:p>392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41" calcext:value-type="float">
            <text:p>0.4309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1939.8" calcext:value-type="float">
            <text:p>4193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303778" calcext:value-type="float">
            <text:p>-0.0303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024.8" calcext:value-type="float">
            <text:p>10024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638797" calcext:value-type="float">
            <text:p>0.0638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254.1" calcext:value-type="float">
            <text:p>1425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1504" calcext:value-type="float">
            <text:p>1.21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747.28" calcext:value-type="float">
            <text:p>5747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467" calcext:value-type="float">
            <text:p>1.014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21.98" calcext:value-type="float">
            <text:p>2721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4923" calcext:value-type="float">
            <text:p>0.884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52.39" calcext:value-type="float">
            <text:p>1452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4632" calcext:value-type="float">
            <text:p>0.7946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62.03" calcext:value-type="float">
            <text:p>862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8567" calcext:value-type="float">
            <text:p>0.728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68.782" calcext:value-type="float">
            <text:p>568.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8417" calcext:value-type="float">
            <text:p>0.67841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17.253" calcext:value-type="float">
            <text:p>417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9267" calcext:value-type="float">
            <text:p>0.6392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7.721" calcext:value-type="float">
            <text:p>337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8027" calcext:value-type="float">
            <text:p>0.6080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6.492" calcext:value-type="float">
            <text:p>296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658" calcext:value-type="float">
            <text:p>0.5826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6.312" calcext:value-type="float">
            <text:p>276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759" calcext:value-type="float">
            <text:p>0.5617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7.94" calcext:value-type="float">
            <text:p>267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4338" calcext:value-type="float">
            <text:p>0.5443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6.251" calcext:value-type="float">
            <text:p>266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673" calcext:value-type="float">
            <text:p>0.529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8.325" calcext:value-type="float">
            <text:p>268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7224" calcext:value-type="float">
            <text:p>0.5172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72.468" calcext:value-type="float">
            <text:p>272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579" calcext:value-type="float">
            <text:p>0.5065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77.689" calcext:value-type="float">
            <text:p>277.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7422" calcext:value-type="float">
            <text:p>0.497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83.41" calcext:value-type="float">
            <text:p>283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501" calcext:value-type="float">
            <text:p>0.489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89.299" calcext:value-type="float">
            <text:p>289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616" calcext:value-type="float">
            <text:p>0.482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95.173" calcext:value-type="float">
            <text:p>295.1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608" calcext:value-type="float">
            <text:p>0.4766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00.942" calcext:value-type="float">
            <text:p>300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44" calcext:value-type="float">
            <text:p>0.4713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06.568" calcext:value-type="float">
            <text:p>306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17" calcext:value-type="float">
            <text:p>0.466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12.047" calcext:value-type="float">
            <text:p>312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638" calcext:value-type="float">
            <text:p>0.4626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17.392" calcext:value-type="float">
            <text:p>317.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032" calcext:value-type="float">
            <text:p>0.4590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22.622" calcext:value-type="float">
            <text:p>322.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837" calcext:value-type="float">
            <text:p>0.455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7.752" calcext:value-type="float">
            <text:p>327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001" calcext:value-type="float">
            <text:p>0.4530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32.793" calcext:value-type="float">
            <text:p>332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48" calcext:value-type="float">
            <text:p>0.45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37.745" calcext:value-type="float">
            <text:p>337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36" calcext:value-type="float">
            <text:p>0.4482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2.595" calcext:value-type="float">
            <text:p>342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37" calcext:value-type="float">
            <text:p>0.4462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47.32" calcext:value-type="float">
            <text:p>347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54" calcext:value-type="float">
            <text:p>0.444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51.889" calcext:value-type="float">
            <text:p>351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64" calcext:value-type="float">
            <text:p>0.4428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56.264" calcext:value-type="float">
            <text:p>356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445" calcext:value-type="float">
            <text:p>0.441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60.408" calcext:value-type="float">
            <text:p>360.4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79" calcext:value-type="float">
            <text:p>0.4401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64.286" calcext:value-type="float">
            <text:p>364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48" calcext:value-type="float">
            <text:p>0.4390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67.872" calcext:value-type="float">
            <text:p>367.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38" calcext:value-type="float">
            <text:p>0.438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71.148" calcext:value-type="float">
            <text:p>371.1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36" calcext:value-type="float">
            <text:p>0.437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374.107" calcext:value-type="float">
            <text:p>374.1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3" calcext:value-type="float">
            <text:p>0.436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76.75" calcext:value-type="float">
            <text:p>376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1" calcext:value-type="float">
            <text:p>0.435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79.089" calcext:value-type="float">
            <text:p>379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68" calcext:value-type="float">
            <text:p>0.434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81.142" calcext:value-type="float">
            <text:p>381.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94" calcext:value-type="float">
            <text:p>0.434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82.93" calcext:value-type="float">
            <text:p>382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82" calcext:value-type="float">
            <text:p>0.4338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384.479" calcext:value-type="float">
            <text:p>384.4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25" calcext:value-type="float">
            <text:p>0.4334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85.815" calcext:value-type="float">
            <text:p>385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17" calcext:value-type="float">
            <text:p>0.433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86.963" calcext:value-type="float">
            <text:p>386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53" calcext:value-type="float">
            <text:p>0.4326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87.947" calcext:value-type="float">
            <text:p>387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29" calcext:value-type="float">
            <text:p>0.4323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388.789" calcext:value-type="float">
            <text:p>388.7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" calcext:value-type="float">
            <text:p>0.432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89.51" calcext:value-type="float">
            <text:p>389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2" calcext:value-type="float">
            <text:p>0.431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390.127" calcext:value-type="float">
            <text:p>390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52" calcext:value-type="float">
            <text:p>0.431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390.656" calcext:value-type="float">
            <text:p>390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7" calcext:value-type="float">
            <text:p>0.431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391.108" calcext:value-type="float">
            <text:p>391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4" calcext:value-type="float">
            <text:p>0.4311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91.497" calcext:value-type="float">
            <text:p>391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1" calcext:value-type="float">
            <text:p>0.431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483.2" calcext:value-type="float">
            <text:p>14483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83819" calcext:value-type="float">
            <text:p>0.2838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540.01" calcext:value-type="float">
            <text:p>9540.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64239" calcext:value-type="float">
            <text:p>0.2642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7598.2" calcext:value-type="float">
            <text:p>1759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6735" calcext:value-type="float">
            <text:p>1.267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932.24" calcext:value-type="float">
            <text:p>6932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4835" calcext:value-type="float">
            <text:p>1.048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222.25" calcext:value-type="float">
            <text:p>3222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8314" calcext:value-type="float">
            <text:p>0.9083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682.26" calcext:value-type="float">
            <text:p>1682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1681" calcext:value-type="float">
            <text:p>0.8116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71.005" calcext:value-type="float">
            <text:p>971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1405" calcext:value-type="float">
            <text:p>0.7414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19.9" calcext:value-type="float">
            <text:p>619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8308" calcext:value-type="float">
            <text:p>0.6883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9.932" calcext:value-type="float">
            <text:p>439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7011" calcext:value-type="float">
            <text:p>0.64701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46.636" calcext:value-type="float">
            <text:p>346.6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4159" calcext:value-type="float">
            <text:p>0.614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99.278" calcext:value-type="float">
            <text:p>299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549" calcext:value-type="float">
            <text:p>0.587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7.028" calcext:value-type="float">
            <text:p>277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678" calcext:value-type="float">
            <text:p>0.5656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68.742" calcext:value-type="float">
            <text:p>268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485" calcext:value-type="float">
            <text:p>0.5474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68.246" calcext:value-type="float">
            <text:p>268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198" calcext:value-type="float">
            <text:p>0.5321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72.027" calcext:value-type="float">
            <text:p>272.0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244" calcext:value-type="float">
            <text:p>0.5192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8.053" calcext:value-type="float">
            <text:p>278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188" calcext:value-type="float">
            <text:p>0.5081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85.135" calcext:value-type="float">
            <text:p>285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694" calcext:value-type="float">
            <text:p>0.4986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92.58" calcext:value-type="float">
            <text:p>292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497" calcext:value-type="float">
            <text:p>0.4904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99.988" calcext:value-type="float">
            <text:p>299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387" calcext:value-type="float">
            <text:p>0.4833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07.137" calcext:value-type="float">
            <text:p>307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196" calcext:value-type="float">
            <text:p>0.4771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313.915" calcext:value-type="float">
            <text:p>313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785" calcext:value-type="float">
            <text:p>0.4717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0.273" calcext:value-type="float">
            <text:p>320.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04" calcext:value-type="float">
            <text:p>0.467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26.204" calcext:value-type="float">
            <text:p>326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869" calcext:value-type="float">
            <text:p>0.4628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31.721" calcext:value-type="float">
            <text:p>331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193" calcext:value-type="float">
            <text:p>0.459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36.852" calcext:value-type="float">
            <text:p>336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945" calcext:value-type="float">
            <text:p>0.4559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1.628" calcext:value-type="float">
            <text:p>341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071" calcext:value-type="float">
            <text:p>0.4530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46.082" calcext:value-type="float">
            <text:p>346.0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24" calcext:value-type="float">
            <text:p>0.4505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50.242" calcext:value-type="float">
            <text:p>350.2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62" calcext:value-type="float">
            <text:p>0.4482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54.135" calcext:value-type="float">
            <text:p>354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52" calcext:value-type="float">
            <text:p>0.446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57.778" calcext:value-type="float">
            <text:p>357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63" calcext:value-type="float">
            <text:p>0.4444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1.186" calcext:value-type="float">
            <text:p>361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71" calcext:value-type="float">
            <text:p>0.4428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64.368" calcext:value-type="float">
            <text:p>364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453" calcext:value-type="float">
            <text:p>0.4414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7.329" calcext:value-type="float">
            <text:p>367.3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88" calcext:value-type="float">
            <text:p>0.4401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70.073" calcext:value-type="float">
            <text:p>370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61" calcext:value-type="float">
            <text:p>0.439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72.602" calcext:value-type="float">
            <text:p>372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55" calcext:value-type="float">
            <text:p>0.438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74.919" calcext:value-type="float">
            <text:p>374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57" calcext:value-type="float">
            <text:p>0.4371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7.03" calcext:value-type="float">
            <text:p>377.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56" calcext:value-type="float">
            <text:p>0.4363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78.941" calcext:value-type="float">
            <text:p>378.9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4" calcext:value-type="float">
            <text:p>0.43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80.662" calcext:value-type="float">
            <text:p>380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01" calcext:value-type="float">
            <text:p>0.4350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82.203" calcext:value-type="float">
            <text:p>382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31" calcext:value-type="float">
            <text:p>0.4344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383.578" calcext:value-type="float">
            <text:p>383.5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21" calcext:value-type="float">
            <text:p>0.4339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84.8" calcext:value-type="float">
            <text:p>38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65" calcext:value-type="float">
            <text:p>0.4334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85.883" calcext:value-type="float">
            <text:p>385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9" calcext:value-type="float">
            <text:p>0.4330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86.84" calcext:value-type="float">
            <text:p>386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5" calcext:value-type="float">
            <text:p>0.4326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387.684" calcext:value-type="float">
            <text:p>387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71" calcext:value-type="float">
            <text:p>0.4323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388.429" calcext:value-type="float">
            <text:p>388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81" calcext:value-type="float">
            <text:p>0.4320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389.085" calcext:value-type="float">
            <text:p>389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2" calcext:value-type="float">
            <text:p>0.4318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389.663" calcext:value-type="float">
            <text:p>389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" calcext:value-type="float">
            <text:p>0.431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90.172" calcext:value-type="float">
            <text:p>390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3" calcext:value-type="float">
            <text:p>0.4313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90.62" calcext:value-type="float">
            <text:p>390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9" calcext:value-type="float">
            <text:p>0.431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391.016" calcext:value-type="float">
            <text:p>391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3" calcext:value-type="float">
            <text:p>0.431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3070" calcext:value-type="float">
            <text:p>17730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33143" calcext:value-type="float">
            <text:p>2.331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7540.5" calcext:value-type="float">
            <text:p>87540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65165" calcext:value-type="float">
            <text:p>1.651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4382.4" calcext:value-type="float">
            <text:p>2438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7171" calcext:value-type="float">
            <text:p>1.271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611.86" calcext:value-type="float">
            <text:p>9611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5375" calcext:value-type="float">
            <text:p>1.05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85.24" calcext:value-type="float">
            <text:p>4485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13511" calcext:value-type="float">
            <text:p>0.9135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29.26" calcext:value-type="float">
            <text:p>2329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6306" calcext:value-type="float">
            <text:p>0.8163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14.34" calcext:value-type="float">
            <text:p>1314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5386" calcext:value-type="float">
            <text:p>0.7453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01.974" calcext:value-type="float">
            <text:p>801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1676" calcext:value-type="float">
            <text:p>0.6916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32.46" calcext:value-type="float">
            <text:p>532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9829" calcext:value-type="float">
            <text:p>0.6498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88.26" calcext:value-type="float">
            <text:p>388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6497" calcext:value-type="float">
            <text:p>0.61649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11.835" calcext:value-type="float">
            <text:p>311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9474" calcext:value-type="float">
            <text:p>0.5894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73.278" calcext:value-type="float">
            <text:p>273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249" calcext:value-type="float">
            <text:p>0.5672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6.31" calcext:value-type="float">
            <text:p>256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754" calcext:value-type="float">
            <text:p>0.5487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1.742" calcext:value-type="float">
            <text:p>251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209" calcext:value-type="float">
            <text:p>0.5332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54.245" calcext:value-type="float">
            <text:p>254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036" calcext:value-type="float">
            <text:p>0.5200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60.666" calcext:value-type="float">
            <text:p>260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795" calcext:value-type="float">
            <text:p>0.5087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69.111" calcext:value-type="float">
            <text:p>269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144" calcext:value-type="float">
            <text:p>0.4991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78.441" calcext:value-type="float">
            <text:p>278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816" calcext:value-type="float">
            <text:p>0.4908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87.97" calcext:value-type="float">
            <text:p>287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597" calcext:value-type="float">
            <text:p>0.4835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97.292" calcext:value-type="float">
            <text:p>297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316" calcext:value-type="float">
            <text:p>0.4773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6.176" calcext:value-type="float">
            <text:p>306.1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832" calcext:value-type="float">
            <text:p>0.471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14.498" calcext:value-type="float">
            <text:p>314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03" calcext:value-type="float">
            <text:p>0.467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322.204" calcext:value-type="float">
            <text:p>322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815" calcext:value-type="float">
            <text:p>0.4628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329.281" calcext:value-type="float">
            <text:p>329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106" calcext:value-type="float">
            <text:p>0.4591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35.742" calcext:value-type="float">
            <text:p>335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837" calcext:value-type="float">
            <text:p>0.4558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41.614" calcext:value-type="float">
            <text:p>341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949" calcext:value-type="float">
            <text:p>0.45294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46.933" calcext:value-type="float">
            <text:p>346.9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395" calcext:value-type="float">
            <text:p>0.4503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51.739" calcext:value-type="float">
            <text:p>351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133" calcext:value-type="float">
            <text:p>0.4481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56.073" calcext:value-type="float">
            <text:p>356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27" calcext:value-type="float">
            <text:p>0.4461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59.976" calcext:value-type="float">
            <text:p>359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46" calcext:value-type="float">
            <text:p>0.4443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63.487" calcext:value-type="float">
            <text:p>363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63" calcext:value-type="float">
            <text:p>0.4427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66.642" calcext:value-type="float">
            <text:p>366.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54" calcext:value-type="float">
            <text:p>0.4413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369.477" calcext:value-type="float">
            <text:p>369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01" calcext:value-type="float">
            <text:p>0.440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372.022" calcext:value-type="float">
            <text:p>372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84" calcext:value-type="float">
            <text:p>0.4389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74.306" calcext:value-type="float">
            <text:p>374.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89" calcext:value-type="float">
            <text:p>0.4379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76.355" calcext:value-type="float">
            <text:p>376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01" calcext:value-type="float">
            <text:p>0.437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78.194" calcext:value-type="float">
            <text:p>378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09" calcext:value-type="float">
            <text:p>0.4363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79.844" calcext:value-type="float">
            <text:p>379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02" calcext:value-type="float">
            <text:p>0.4356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81.324" calcext:value-type="float">
            <text:p>381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71" calcext:value-type="float">
            <text:p>0.4349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82.651" calcext:value-type="float">
            <text:p>382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07" calcext:value-type="float">
            <text:p>0.4344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83.842" calcext:value-type="float">
            <text:p>383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03" calcext:value-type="float">
            <text:p>0.4339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84.909" calcext:value-type="float">
            <text:p>384.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53" calcext:value-type="float">
            <text:p>0.4334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85.867" calcext:value-type="float">
            <text:p>385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" calcext:value-type="float">
            <text:p>0.433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386.726" calcext:value-type="float">
            <text:p>386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1" calcext:value-type="float">
            <text:p>0.4326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87.495" calcext:value-type="float">
            <text:p>387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9" calcext:value-type="float">
            <text:p>0.432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88.186" calcext:value-type="float">
            <text:p>388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81" calcext:value-type="float">
            <text:p>0.4320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388.804" calcext:value-type="float">
            <text:p>388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4" calcext:value-type="float">
            <text:p>0.4318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389.359" calcext:value-type="float">
            <text:p>389.3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4" calcext:value-type="float">
            <text:p>0.4315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89.856" calcext:value-type="float">
            <text:p>389.8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8" calcext:value-type="float">
            <text:p>0.431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90.301" calcext:value-type="float">
            <text:p>390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4" calcext:value-type="float">
            <text:p>0.4312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0.7" calcext:value-type="float">
            <text:p>39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9" calcext:value-type="float">
            <text:p>0.4310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76.701" calcext:value-type="float">
            <text:p>576.7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235657" calcext:value-type="float">
            <text:p>0.02356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38261" calcext:value-type="float">
            <text:p>138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3142" calcext:value-type="float">
            <text:p>1.531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8139.4" calcext:value-type="float">
            <text:p>38139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1743" calcext:value-type="float">
            <text:p>1.217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224.2" calcext:value-type="float">
            <text:p>1522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242" calcext:value-type="float">
            <text:p>1.02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66.91" calcext:value-type="float">
            <text:p>7266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5703" calcext:value-type="float">
            <text:p>0.8957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856.29" calcext:value-type="float">
            <text:p>3856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4902" calcext:value-type="float">
            <text:p>0.804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200.24" calcext:value-type="float">
            <text:p>2200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7778" calcext:value-type="float">
            <text:p>0.73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329.38" calcext:value-type="float">
            <text:p>1329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6446" calcext:value-type="float">
            <text:p>0.6864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47.042" calcext:value-type="float">
            <text:p>847.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6152" calcext:value-type="float">
            <text:p>0.6461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71.21" calcext:value-type="float">
            <text:p>571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864" calcext:value-type="float">
            <text:p>0.613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11.074" calcext:value-type="float">
            <text:p>411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56" calcext:value-type="float">
            <text:p>0.58756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18.326" calcext:value-type="float">
            <text:p>318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839" calcext:value-type="float">
            <text:p>0.5658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65.953" calcext:value-type="float">
            <text:p>265.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701" calcext:value-type="float">
            <text:p>0.547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8.245" calcext:value-type="float">
            <text:p>238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413" calcext:value-type="float">
            <text:p>0.532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5.775" calcext:value-type="float">
            <text:p>225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424" calcext:value-type="float">
            <text:p>0.5194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2.742" calcext:value-type="float">
            <text:p>222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314" calcext:value-type="float">
            <text:p>0.5083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5.513" calcext:value-type="float">
            <text:p>225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757" calcext:value-type="float">
            <text:p>0.4987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1.776" calcext:value-type="float">
            <text:p>231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494" calcext:value-type="float">
            <text:p>0.4904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0.051" calcext:value-type="float">
            <text:p>240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32" calcext:value-type="float">
            <text:p>0.483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9.386" calcext:value-type="float">
            <text:p>249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068" calcext:value-type="float">
            <text:p>0.4770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9.171" calcext:value-type="float">
            <text:p>259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602" calcext:value-type="float">
            <text:p>0.4716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69.019" calcext:value-type="float">
            <text:p>269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809" calcext:value-type="float">
            <text:p>0.466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78.689" calcext:value-type="float">
            <text:p>278.6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598" calcext:value-type="float">
            <text:p>0.4625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88.036" calcext:value-type="float">
            <text:p>288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89" calcext:value-type="float">
            <text:p>0.458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96.977" calcext:value-type="float">
            <text:p>296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619" calcext:value-type="float">
            <text:p>0.4556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305.47" calcext:value-type="float">
            <text:p>305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31" calcext:value-type="float">
            <text:p>0.4527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3.496" calcext:value-type="float">
            <text:p>313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77" calcext:value-type="float">
            <text:p>0.4501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21.05" calcext:value-type="float">
            <text:p>321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918" calcext:value-type="float">
            <text:p>0.4479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28.132" calcext:value-type="float">
            <text:p>328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917" calcext:value-type="float">
            <text:p>0.445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34.747" calcext:value-type="float">
            <text:p>334.7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145" calcext:value-type="float">
            <text:p>0.4441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40.898" calcext:value-type="float">
            <text:p>340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75" calcext:value-type="float">
            <text:p>0.442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346.589" calcext:value-type="float">
            <text:p>346.5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82" calcext:value-type="float">
            <text:p>0.441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351.826" calcext:value-type="float">
            <text:p>351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45" calcext:value-type="float">
            <text:p>0.4399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356.614" calcext:value-type="float">
            <text:p>356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46" calcext:value-type="float">
            <text:p>0.438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60.964" calcext:value-type="float">
            <text:p>360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68" calcext:value-type="float">
            <text:p>0.4378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64.89" calcext:value-type="float">
            <text:p>364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97" calcext:value-type="float">
            <text:p>0.4369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368.412" calcext:value-type="float">
            <text:p>368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2" calcext:value-type="float">
            <text:p>0.436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371.553" calcext:value-type="float">
            <text:p>371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26" calcext:value-type="float">
            <text:p>0.435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74.338" calcext:value-type="float">
            <text:p>374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07" calcext:value-type="float">
            <text:p>0.4349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76.798" calcext:value-type="float">
            <text:p>376.7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53" calcext:value-type="float">
            <text:p>0.4343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378.96" calcext:value-type="float">
            <text:p>378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57" calcext:value-type="float">
            <text:p>0.4338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80.855" calcext:value-type="float">
            <text:p>380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13" calcext:value-type="float">
            <text:p>0.4334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82.513" calcext:value-type="float">
            <text:p>382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16" calcext:value-type="float">
            <text:p>0.433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83.959" calcext:value-type="float">
            <text:p>383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61" calcext:value-type="float">
            <text:p>0.4326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85.22" calcext:value-type="float">
            <text:p>385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43" calcext:value-type="float">
            <text:p>0.4323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6.318" calcext:value-type="float">
            <text:p>386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8" calcext:value-type="float">
            <text:p>0.4320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387.275" calcext:value-type="float">
            <text:p>387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3" calcext:value-type="float">
            <text:p>0.4318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388.108" calcext:value-type="float">
            <text:p>388.1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75" calcext:value-type="float">
            <text:p>0.431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88.835" calcext:value-type="float">
            <text:p>388.8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1" calcext:value-type="float">
            <text:p>0.4313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389.468" calcext:value-type="float">
            <text:p>389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9" calcext:value-type="float">
            <text:p>0.4311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90.021" calcext:value-type="float">
            <text:p>390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5" calcext:value-type="float">
            <text:p>0.4310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24490" calcext:value-type="float">
            <text:p>23244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7453" calcext:value-type="float">
            <text:p>2.174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2668" calcext:value-type="float">
            <text:p>152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5353" calcext:value-type="float">
            <text:p>1.553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9823.5" calcext:value-type="float">
            <text:p>49823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22063" calcext:value-type="float">
            <text:p>1.22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2750.4" calcext:value-type="float">
            <text:p>2275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9652" calcext:value-type="float">
            <text:p>0.996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84.4" calcext:value-type="float">
            <text:p>11784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2728" calcext:value-type="float">
            <text:p>0.8627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600.68" calcext:value-type="float">
            <text:p>6600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064" calcext:value-type="float">
            <text:p>0.7790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37.97" calcext:value-type="float">
            <text:p>3937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337" calcext:value-type="float">
            <text:p>0.718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468.52" calcext:value-type="float">
            <text:p>2468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714" calcext:value-type="float">
            <text:p>0.671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11.54" calcext:value-type="float">
            <text:p>1611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853" calcext:value-type="float">
            <text:p>0.6348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90.74" calcext:value-type="float">
            <text:p>1090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109" calcext:value-type="float">
            <text:p>0.605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64.591" calcext:value-type="float">
            <text:p>764.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725" calcext:value-type="float">
            <text:p>0.5807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56.019" calcext:value-type="float">
            <text:p>556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479" calcext:value-type="float">
            <text:p>0.560479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20.921" calcext:value-type="float">
            <text:p>420.9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491" calcext:value-type="float">
            <text:p>0.5434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3.006" calcext:value-type="float">
            <text:p>333.0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108" calcext:value-type="float">
            <text:p>0.5291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76.067" calcext:value-type="float">
            <text:p>276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838" calcext:value-type="float">
            <text:p>0.5168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9.832" calcext:value-type="float">
            <text:p>239.8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302" calcext:value-type="float">
            <text:p>0.5063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7.639" calcext:value-type="float">
            <text:p>217.6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7203" calcext:value-type="float">
            <text:p>0.4972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5.087" calcext:value-type="float">
            <text:p>205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304" calcext:value-type="float">
            <text:p>0.4893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9.223" calcext:value-type="float">
            <text:p>199.2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416" calcext:value-type="float">
            <text:p>0.4824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98.047" calcext:value-type="float">
            <text:p>198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386" calcext:value-type="float">
            <text:p>0.4763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0.187" calcext:value-type="float">
            <text:p>200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088" calcext:value-type="float">
            <text:p>0.471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4.701" calcext:value-type="float">
            <text:p>204.7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419" calcext:value-type="float">
            <text:p>0.4664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0.937" calcext:value-type="float">
            <text:p>210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292" calcext:value-type="float">
            <text:p>0.462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18.439" calcext:value-type="float">
            <text:p>218.4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637" calcext:value-type="float">
            <text:p>0.4586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6.888" calcext:value-type="float">
            <text:p>226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395" calcext:value-type="float">
            <text:p>0.4553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6.053" calcext:value-type="float">
            <text:p>236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517" calcext:value-type="float">
            <text:p>0.452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5.755" calcext:value-type="float">
            <text:p>245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961" calcext:value-type="float">
            <text:p>0.4499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5.848" calcext:value-type="float">
            <text:p>255.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94" calcext:value-type="float">
            <text:p>0.4476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6.197" calcext:value-type="float">
            <text:p>266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85" calcext:value-type="float">
            <text:p>0.4456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6.668" calcext:value-type="float">
            <text:p>276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09" calcext:value-type="float">
            <text:p>0.443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7.119" calcext:value-type="float">
            <text:p>287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41" calcext:value-type="float">
            <text:p>0.4423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97.407" calcext:value-type="float">
            <text:p>297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59" calcext:value-type="float">
            <text:p>0.440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7.386" calcext:value-type="float">
            <text:p>307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4" calcext:value-type="float">
            <text:p>0.43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16.924" calcext:value-type="float">
            <text:p>316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64" calcext:value-type="float">
            <text:p>0.4386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25.905" calcext:value-type="float">
            <text:p>325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11" calcext:value-type="float">
            <text:p>0.4377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4.245" calcext:value-type="float">
            <text:p>334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65" calcext:value-type="float">
            <text:p>0.4368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41.885" calcext:value-type="float">
            <text:p>341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11" calcext:value-type="float">
            <text:p>0.436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348.799" calcext:value-type="float">
            <text:p>348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37" calcext:value-type="float">
            <text:p>0.4354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54.988" calcext:value-type="float">
            <text:p>354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34" calcext:value-type="float">
            <text:p>0.434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60.473" calcext:value-type="float">
            <text:p>360.4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92" calcext:value-type="float">
            <text:p>0.4342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65.293" calcext:value-type="float">
            <text:p>365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6" calcext:value-type="float">
            <text:p>0.4338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69.495" calcext:value-type="float">
            <text:p>369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7" calcext:value-type="float">
            <text:p>0.433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373.135" calcext:value-type="float">
            <text:p>373.1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78" calcext:value-type="float">
            <text:p>0.4329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76.271" calcext:value-type="float">
            <text:p>376.2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26" calcext:value-type="float">
            <text:p>0.4326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378.958" calcext:value-type="float">
            <text:p>378.9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1" calcext:value-type="float">
            <text:p>0.432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381.251" calcext:value-type="float">
            <text:p>381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27" calcext:value-type="float">
            <text:p>0.4320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83.202" calcext:value-type="float">
            <text:p>383.2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4" calcext:value-type="float">
            <text:p>0.4317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84.857" calcext:value-type="float">
            <text:p>384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47" calcext:value-type="float">
            <text:p>0.4315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86.259" calcext:value-type="float">
            <text:p>386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43" calcext:value-type="float">
            <text:p>0.431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387.443" calcext:value-type="float">
            <text:p>387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2" calcext:value-type="float">
            <text:p>0.4311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388.443" calcext:value-type="float">
            <text:p>388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9" calcext:value-type="float">
            <text:p>0.43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59270" calcext:value-type="float">
            <text:p>22592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79965" calcext:value-type="float">
            <text:p>1.799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9453" calcext:value-type="float">
            <text:p>149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38089" calcext:value-type="float">
            <text:p>1.380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7342.1" calcext:value-type="float">
            <text:p>4734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2905" calcext:value-type="float">
            <text:p>1.12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1974.3" calcext:value-type="float">
            <text:p>2197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6724" calcext:value-type="float">
            <text:p>0.967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2382" calcext:value-type="float">
            <text:p>123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5484" calcext:value-type="float">
            <text:p>0.8454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668.22" calcext:value-type="float">
            <text:p>7668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1331" calcext:value-type="float">
            <text:p>0.7613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037.01" calcext:value-type="float">
            <text:p>5037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0569" calcext:value-type="float">
            <text:p>0.7005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445.94" calcext:value-type="float">
            <text:p>3445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5104" calcext:value-type="float">
            <text:p>0.6551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432.32" calcext:value-type="float">
            <text:p>2432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0013" calcext:value-type="float">
            <text:p>0.6200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762.83" calcext:value-type="float">
            <text:p>1762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2198" calcext:value-type="float">
            <text:p>0.5921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08.56" calcext:value-type="float">
            <text:p>1308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9663" calcext:value-type="float">
            <text:p>0.5696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93.663" calcext:value-type="float">
            <text:p>993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1087" calcext:value-type="float">
            <text:p>0.5510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1.524" calcext:value-type="float">
            <text:p>771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566" calcext:value-type="float">
            <text:p>0.53556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612.535" calcext:value-type="float">
            <text:p>612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456" calcext:value-type="float">
            <text:p>0.5224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97.393" calcext:value-type="float">
            <text:p>497.3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284" calcext:value-type="float">
            <text:p>0.511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3.238" calcext:value-type="float">
            <text:p>413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695" calcext:value-type="float">
            <text:p>0.501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51.338" calcext:value-type="float">
            <text:p>351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412" calcext:value-type="float">
            <text:p>0.493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5.676" calcext:value-type="float">
            <text:p>305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217" calcext:value-type="float">
            <text:p>0.4862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2.047" calcext:value-type="float">
            <text:p>272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935" calcext:value-type="float">
            <text:p>0.479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7.488" calcext:value-type="float">
            <text:p>247.4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426" calcext:value-type="float">
            <text:p>0.474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9.893" calcext:value-type="float">
            <text:p>229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571" calcext:value-type="float">
            <text:p>0.4695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7.761" calcext:value-type="float">
            <text:p>217.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75" calcext:value-type="float">
            <text:p>0.465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0.016" calcext:value-type="float">
            <text:p>210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457" calcext:value-type="float">
            <text:p>0.4614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05.889" calcext:value-type="float">
            <text:p>205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049" calcext:value-type="float">
            <text:p>0.4580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4.821" calcext:value-type="float">
            <text:p>204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999" calcext:value-type="float">
            <text:p>0.454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06.394" calcext:value-type="float">
            <text:p>206.3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61" calcext:value-type="float">
            <text:p>0.452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10.279" calcext:value-type="float">
            <text:p>210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02" calcext:value-type="float">
            <text:p>0.4498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16.194" calcext:value-type="float">
            <text:p>216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94" calcext:value-type="float">
            <text:p>0.4475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23.867" calcext:value-type="float">
            <text:p>223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17" calcext:value-type="float">
            <text:p>0.4456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33.022" calcext:value-type="float">
            <text:p>233.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852" calcext:value-type="float">
            <text:p>0.4438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43.364" calcext:value-type="float">
            <text:p>243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84" calcext:value-type="float">
            <text:p>0.4422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54.576" calcext:value-type="float">
            <text:p>254.5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97" calcext:value-type="float">
            <text:p>0.4408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66.333" calcext:value-type="float">
            <text:p>266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74" calcext:value-type="float">
            <text:p>0.4396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78.311" calcext:value-type="float">
            <text:p>278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97" calcext:value-type="float">
            <text:p>0.438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90.207" calcext:value-type="float">
            <text:p>290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46" calcext:value-type="float">
            <text:p>0.4376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01.757" calcext:value-type="float">
            <text:p>301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05" calcext:value-type="float">
            <text:p>0.436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12.746" calcext:value-type="float">
            <text:p>312.7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58" calcext:value-type="float">
            <text:p>0.4360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23.012" calcext:value-type="float">
            <text:p>323.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91" calcext:value-type="float">
            <text:p>0.4353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32.451" calcext:value-type="float">
            <text:p>332.4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94" calcext:value-type="float">
            <text:p>0.4347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1.007" calcext:value-type="float">
            <text:p>341.0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7" calcext:value-type="float">
            <text:p>0.4342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48.664" calcext:value-type="float">
            <text:p>348.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74" calcext:value-type="float">
            <text:p>0.433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355.442" calcext:value-type="float">
            <text:p>355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39" calcext:value-type="float">
            <text:p>0.4333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61.381" calcext:value-type="float">
            <text:p>361.3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47" calcext:value-type="float">
            <text:p>0.4329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66.541" calcext:value-type="float">
            <text:p>366.5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95" calcext:value-type="float">
            <text:p>0.432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70.986" calcext:value-type="float">
            <text:p>370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8" calcext:value-type="float">
            <text:p>0.4322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74.79" calcext:value-type="float">
            <text:p>374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4" calcext:value-type="float">
            <text:p>0.4319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378.023" calcext:value-type="float">
            <text:p>378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9" calcext:value-type="float">
            <text:p>0.4317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80.756" calcext:value-type="float">
            <text:p>380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11" calcext:value-type="float">
            <text:p>0.4315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383.054" calcext:value-type="float">
            <text:p>383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8" calcext:value-type="float">
            <text:p>0.4313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84.976" calcext:value-type="float">
            <text:p>384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6" calcext:value-type="float">
            <text:p>0.4311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386.579" calcext:value-type="float">
            <text:p>386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4" calcext:value-type="float">
            <text:p>0.430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27830" calcext:value-type="float">
            <text:p>202783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4755" calcext:value-type="float">
            <text:p>1.447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6884" calcext:value-type="float">
            <text:p>146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8861" calcext:value-type="float">
            <text:p>1.188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8103.9" calcext:value-type="float">
            <text:p>4810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684" calcext:value-type="float">
            <text:p>1.016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172.9" calcext:value-type="float">
            <text:p>2217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5653" calcext:value-type="float">
            <text:p>0.895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2657.5" calcext:value-type="float">
            <text:p>12657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1326" calcext:value-type="float">
            <text:p>0.8013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057.16" calcext:value-type="float">
            <text:p>8057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9319" calcext:value-type="float">
            <text:p>0.729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486.46" calcext:value-type="float">
            <text:p>5486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6029" calcext:value-type="float">
            <text:p>0.6760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917.18" calcext:value-type="float">
            <text:p>3917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5381" calcext:value-type="float">
            <text:p>0.635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898.43" calcext:value-type="float">
            <text:p>2898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583" calcext:value-type="float">
            <text:p>0.6035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206.99" calcext:value-type="float">
            <text:p>2206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178" calcext:value-type="float">
            <text:p>0.578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21.76" calcext:value-type="float">
            <text:p>1721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521" calcext:value-type="float">
            <text:p>0.5575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72.25" calcext:value-type="float">
            <text:p>1372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479" calcext:value-type="float">
            <text:p>0.5404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15.12" calcext:value-type="float">
            <text:p>1115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25" calcext:value-type="float">
            <text:p>0.52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2.614" calcext:value-type="float">
            <text:p>922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249" calcext:value-type="float">
            <text:p>0.514249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776.297" calcext:value-type="float">
            <text:p>776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044" calcext:value-type="float">
            <text:p>0.5040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63.628" calcext:value-type="float">
            <text:p>663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05" calcext:value-type="float">
            <text:p>0.4953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75.869" calcext:value-type="float">
            <text:p>575.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77" calcext:value-type="float">
            <text:p>0.4877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06.822" calcext:value-type="float">
            <text:p>506.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261" calcext:value-type="float">
            <text:p>0.4812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52.028" calcext:value-type="float">
            <text:p>452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595" calcext:value-type="float">
            <text:p>0.4755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08.235" calcext:value-type="float">
            <text:p>408.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648" calcext:value-type="float">
            <text:p>0.4706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73.057" calcext:value-type="float">
            <text:p>373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314" calcext:value-type="float">
            <text:p>0.466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44.735" calcext:value-type="float">
            <text:p>344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503" calcext:value-type="float">
            <text:p>0.462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1.973" calcext:value-type="float">
            <text:p>321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139" calcext:value-type="float">
            <text:p>0.4591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03.825" calcext:value-type="float">
            <text:p>303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157" calcext:value-type="float">
            <text:p>0.4561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89.611" calcext:value-type="float">
            <text:p>289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501" calcext:value-type="float">
            <text:p>0.4535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78.854" calcext:value-type="float">
            <text:p>278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122" calcext:value-type="float">
            <text:p>0.4511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1.222" calcext:value-type="float">
            <text:p>271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79" calcext:value-type="float">
            <text:p>0.4489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66.477" calcext:value-type="float">
            <text:p>266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4" calcext:value-type="float">
            <text:p>0.447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4.421" calcext:value-type="float">
            <text:p>264.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79" calcext:value-type="float">
            <text:p>0.445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64.852" calcext:value-type="float">
            <text:p>264.8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77" calcext:value-type="float">
            <text:p>0.443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67.534" calcext:value-type="float">
            <text:p>267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22" calcext:value-type="float">
            <text:p>0.4422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72.178" calcext:value-type="float">
            <text:p>272.1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05" calcext:value-type="float">
            <text:p>0.4409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78.45" calcext:value-type="float">
            <text:p>278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17" calcext:value-type="float">
            <text:p>0.4397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5.983" calcext:value-type="float">
            <text:p>285.9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51" calcext:value-type="float">
            <text:p>0.438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94.404" calcext:value-type="float">
            <text:p>294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96" calcext:value-type="float">
            <text:p>0.437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03.351" calcext:value-type="float">
            <text:p>303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42" calcext:value-type="float">
            <text:p>0.4368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12.495" calcext:value-type="float">
            <text:p>312.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78" calcext:value-type="float">
            <text:p>0.4360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21.552" calcext:value-type="float">
            <text:p>321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95" calcext:value-type="float">
            <text:p>0.4353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30.294" calcext:value-type="float">
            <text:p>330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83" calcext:value-type="float">
            <text:p>0.4347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38.547" calcext:value-type="float">
            <text:p>338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34" calcext:value-type="float">
            <text:p>0.434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46.191" calcext:value-type="float">
            <text:p>346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4" calcext:value-type="float">
            <text:p>0.433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53.154" calcext:value-type="float">
            <text:p>353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97" calcext:value-type="float">
            <text:p>0.4332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59.404" calcext:value-type="float">
            <text:p>359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" calcext:value-type="float">
            <text:p>0.43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364.939" calcext:value-type="float">
            <text:p>364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3" calcext:value-type="float">
            <text:p>0.4325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69.783" calcext:value-type="float">
            <text:p>369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3" calcext:value-type="float">
            <text:p>0.432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373.976" calcext:value-type="float">
            <text:p>373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36" calcext:value-type="float">
            <text:p>0.4319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77.57" calcext:value-type="float">
            <text:p>377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" calcext:value-type="float">
            <text:p>0.431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80.62" calcext:value-type="float">
            <text:p>380.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52" calcext:value-type="float">
            <text:p>0.4314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83.186" calcext:value-type="float">
            <text:p>383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49" calcext:value-type="float">
            <text:p>0.4312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385.328" calcext:value-type="float">
            <text:p>385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8" calcext:value-type="float">
            <text:p>0.4310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87.102" calcext:value-type="float">
            <text:p>387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07" calcext:value-type="float">
            <text:p>0.4309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76940" calcext:value-type="float">
            <text:p>14769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17562" calcext:value-type="float">
            <text:p>1.175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4964" calcext:value-type="float">
            <text:p>134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01563" calcext:value-type="float">
            <text:p>1.01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117.9" calcext:value-type="float">
            <text:p>5011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07977" calcext:value-type="float">
            <text:p>0.9079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4496.9" calcext:value-type="float">
            <text:p>24496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2612" calcext:value-type="float">
            <text:p>0.8226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265.6" calcext:value-type="float">
            <text:p>14265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0151" calcext:value-type="float">
            <text:p>0.7501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200.11" calcext:value-type="float">
            <text:p>9200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1953" calcext:value-type="float">
            <text:p>0.691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354.07" calcext:value-type="float">
            <text:p>6354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7442" calcext:value-type="float">
            <text:p>0.6474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13.2" calcext:value-type="float">
            <text:p>4613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2704" calcext:value-type="float">
            <text:p>0.612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479.84" calcext:value-type="float">
            <text:p>3479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5081" calcext:value-type="float">
            <text:p>0.585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706.56" calcext:value-type="float">
            <text:p>2706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2749" calcext:value-type="float">
            <text:p>0.5627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159.56" calcext:value-type="float">
            <text:p>2159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4434" calcext:value-type="float">
            <text:p>0.544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61.4" calcext:value-type="float">
            <text:p>176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226" calcext:value-type="float">
            <text:p>0.5292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64.78" calcext:value-type="float">
            <text:p>1464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468" calcext:value-type="float">
            <text:p>0.5164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39.5" calcext:value-type="float">
            <text:p>1239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669" calcext:value-type="float">
            <text:p>0.5056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65.58" calcext:value-type="float">
            <text:p>106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461" calcext:value-type="float">
            <text:p>0.496461</text:p>
          </table:table-cell>
        </table:table-row>
        <table:table-row table:style-name="ro1">
          <table:table-cell table:number-columns-repeated="2" table:style-name="ce1" office:value-type="float" office:value="15" calcext:value-type="float">
            <text:p>15</text:p>
          </table:table-cell>
          <table:table-cell table:style-name="ce1" office:value-type="float" office:value="929.386" calcext:value-type="float">
            <text:p>929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56" calcext:value-type="float">
            <text:p>0.488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21.395" calcext:value-type="float">
            <text:p>821.3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745" calcext:value-type="float">
            <text:p>0.4817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34.807" calcext:value-type="float">
            <text:p>734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839" calcext:value-type="float">
            <text:p>0.4758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64.683" calcext:value-type="float">
            <text:p>664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701" calcext:value-type="float">
            <text:p>0.4707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7.377" calcext:value-type="float">
            <text:p>607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218" calcext:value-type="float">
            <text:p>0.466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60.167" calcext:value-type="float">
            <text:p>560.1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294" calcext:value-type="float">
            <text:p>0.462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20.994" calcext:value-type="float">
            <text:p>520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851" calcext:value-type="float">
            <text:p>0.4588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88.293" calcext:value-type="float">
            <text:p>488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823" calcext:value-type="float">
            <text:p>0.4558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60.867" calcext:value-type="float">
            <text:p>460.8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156" calcext:value-type="float">
            <text:p>0.453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437.8" calcext:value-type="float">
            <text:p>43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799" calcext:value-type="float">
            <text:p>0.4507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18.396" calcext:value-type="float">
            <text:p>418.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713" calcext:value-type="float">
            <text:p>0.448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402.134" calcext:value-type="float">
            <text:p>402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86" calcext:value-type="float">
            <text:p>0.446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88.633" calcext:value-type="float">
            <text:p>388.6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08" calcext:value-type="float">
            <text:p>0.445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77.617" calcext:value-type="float">
            <text:p>377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26" calcext:value-type="float">
            <text:p>0.4437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8.891" calcext:value-type="float">
            <text:p>368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89" calcext:value-type="float">
            <text:p>0.4423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62.305" calcext:value-type="float">
            <text:p>362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76" calcext:value-type="float">
            <text:p>0.441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357.721" calcext:value-type="float">
            <text:p>357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67" calcext:value-type="float">
            <text:p>0.4400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54.982" calcext:value-type="float">
            <text:p>354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52" calcext:value-type="float">
            <text:p>0.439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53.895" calcext:value-type="float">
            <text:p>353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2" calcext:value-type="float">
            <text:p>0.438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54.229" calcext:value-type="float">
            <text:p>354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65" calcext:value-type="float">
            <text:p>0.4372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55.723" calcext:value-type="float">
            <text:p>355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84" calcext:value-type="float">
            <text:p>0.4364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58.106" calcext:value-type="float">
            <text:p>358.1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72" calcext:value-type="float">
            <text:p>0.4357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61.114" calcext:value-type="float">
            <text:p>361.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24" calcext:value-type="float">
            <text:p>0.435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64.505" calcext:value-type="float">
            <text:p>364.5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37" calcext:value-type="float">
            <text:p>0.4345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68.071" calcext:value-type="float">
            <text:p>368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07" calcext:value-type="float">
            <text:p>0.4340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71.641" calcext:value-type="float">
            <text:p>371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29" calcext:value-type="float">
            <text:p>0.433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75.083" calcext:value-type="float">
            <text:p>375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98" calcext:value-type="float">
            <text:p>0.4330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78.301" calcext:value-type="float">
            <text:p>378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12" calcext:value-type="float">
            <text:p>0.432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81.234" calcext:value-type="float">
            <text:p>381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66" calcext:value-type="float">
            <text:p>0.4323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383.846" calcext:value-type="float">
            <text:p>383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6" calcext:value-type="float">
            <text:p>0.4320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86.125" calcext:value-type="float">
            <text:p>386.1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81" calcext:value-type="float">
            <text:p>0.4317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88.074" calcext:value-type="float">
            <text:p>388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5" calcext:value-type="float">
            <text:p>0.4315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89.712" calcext:value-type="float">
            <text:p>389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7" calcext:value-type="float">
            <text:p>0.4313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91.062" calcext:value-type="float">
            <text:p>391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4" calcext:value-type="float">
            <text:p>0.4311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92.155" calcext:value-type="float">
            <text:p>392.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3" calcext:value-type="float">
            <text:p>0.430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93.023" calcext:value-type="float">
            <text:p>393.0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02" calcext:value-type="float">
            <text:p>0.4308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151.01" calcext:value-type="float">
            <text:p>6151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0.00943861" calcext:value-type="float">
            <text:p>-0.0094386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9756" calcext:value-type="float">
            <text:p>119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7402" calcext:value-type="float">
            <text:p>0.887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444.2" calcext:value-type="float">
            <text:p>5244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398" calcext:value-type="float">
            <text:p>0.813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8331" calcext:value-type="float">
            <text:p>283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5856" calcext:value-type="float">
            <text:p>0.7458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196.6" calcext:value-type="float">
            <text:p>17196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1764" calcext:value-type="float">
            <text:p>0.6917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306" calcext:value-type="float">
            <text:p>113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8836" calcext:value-type="float">
            <text:p>0.6488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886.82" calcext:value-type="float">
            <text:p>7886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4516" calcext:value-type="float">
            <text:p>0.6145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760.26" calcext:value-type="float">
            <text:p>5760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797" calcext:value-type="float">
            <text:p>0.586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364.88" calcext:value-type="float">
            <text:p>4364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4171" calcext:value-type="float">
            <text:p>0.5641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409.48" calcext:value-type="float">
            <text:p>3409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5507" calcext:value-type="float">
            <text:p>0.5455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32.5" calcext:value-type="float">
            <text:p>2732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962" calcext:value-type="float">
            <text:p>0.52996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239.13" calcext:value-type="float">
            <text:p>2239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9" calcext:value-type="float">
            <text:p>0.5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71.06" calcext:value-type="float">
            <text:p>1871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837" calcext:value-type="float">
            <text:p>0.5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91.02" calcext:value-type="float">
            <text:p>1591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404" calcext:value-type="float">
            <text:p>0.4964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74.34" calcext:value-type="float">
            <text:p>1374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311" calcext:value-type="float">
            <text:p>0.488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04.23" calcext:value-type="float">
            <text:p>1204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331" calcext:value-type="float">
            <text:p>0.481331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068.96" calcext:value-type="float">
            <text:p>1068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284" calcext:value-type="float">
            <text:p>0.4752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60.168" calcext:value-type="float">
            <text:p>960.1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025" calcext:value-type="float">
            <text:p>0.470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71.793" calcext:value-type="float">
            <text:p>871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436" calcext:value-type="float">
            <text:p>0.465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99.349" calcext:value-type="float">
            <text:p>799.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419" calcext:value-type="float">
            <text:p>0.4614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39.474" calcext:value-type="float">
            <text:p>739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94" calcext:value-type="float">
            <text:p>0.4578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89.617" calcext:value-type="float">
            <text:p>689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795" calcext:value-type="float">
            <text:p>0.4547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47.82" calcext:value-type="float">
            <text:p>647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63" calcext:value-type="float">
            <text:p>0.4520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612.559" calcext:value-type="float">
            <text:p>612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53" calcext:value-type="float">
            <text:p>0.4496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82.644" calcext:value-type="float">
            <text:p>582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23" calcext:value-type="float">
            <text:p>0.447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57.132" calcext:value-type="float">
            <text:p>557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38" calcext:value-type="float">
            <text:p>0.4456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535.272" calcext:value-type="float">
            <text:p>535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68" calcext:value-type="float">
            <text:p>0.443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16.464" calcext:value-type="float">
            <text:p>516.4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87" calcext:value-type="float">
            <text:p>0.4424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00.225" calcext:value-type="float">
            <text:p>500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72" calcext:value-type="float">
            <text:p>0.4411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86.164" calcext:value-type="float">
            <text:p>486.1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04" calcext:value-type="float">
            <text:p>0.4400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473.967" calcext:value-type="float">
            <text:p>473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63" calcext:value-type="float">
            <text:p>0.4389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463.383" calcext:value-type="float">
            <text:p>463.3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34" calcext:value-type="float">
            <text:p>0.4380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54.207" calcext:value-type="float">
            <text:p>454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201" calcext:value-type="float">
            <text:p>0.4372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46.274" calcext:value-type="float">
            <text:p>446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453" calcext:value-type="float">
            <text:p>0.4364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439.446" calcext:value-type="float">
            <text:p>439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777" calcext:value-type="float">
            <text:p>0.4357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33.604" calcext:value-type="float">
            <text:p>433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63" calcext:value-type="float">
            <text:p>0.435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28.635" calcext:value-type="float">
            <text:p>428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05" calcext:value-type="float">
            <text:p>0.434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424.431" calcext:value-type="float">
            <text:p>424.4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95" calcext:value-type="float">
            <text:p>0.4340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20.886" calcext:value-type="float">
            <text:p>420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3" calcext:value-type="float">
            <text:p>0.43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417.896" calcext:value-type="float">
            <text:p>417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07" calcext:value-type="float">
            <text:p>0.4332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415.364" calcext:value-type="float">
            <text:p>415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23" calcext:value-type="float">
            <text:p>0.4328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13.201" calcext:value-type="float">
            <text:p>413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76" calcext:value-type="float">
            <text:p>0.4324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11.333" calcext:value-type="float">
            <text:p>411.3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63" calcext:value-type="float">
            <text:p>0.432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409.699" calcext:value-type="float">
            <text:p>409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82" calcext:value-type="float">
            <text:p>0.431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408.249" calcext:value-type="float">
            <text:p>408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31" calcext:value-type="float">
            <text:p>0.4316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406.948" calcext:value-type="float">
            <text:p>406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08" calcext:value-type="float">
            <text:p>0.4314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05.769" calcext:value-type="float">
            <text:p>405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9" calcext:value-type="float">
            <text:p>0.431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404.695" calcext:value-type="float">
            <text:p>404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3" calcext:value-type="float">
            <text:p>0.431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03.713" calcext:value-type="float">
            <text:p>403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8" calcext:value-type="float">
            <text:p>0.430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02.813" calcext:value-type="float">
            <text:p>402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4" calcext:value-type="float">
            <text:p>0.43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401.988" calcext:value-type="float">
            <text:p>401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18" calcext:value-type="float">
            <text:p>0.4306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51670" calcext:value-type="float">
            <text:p>5516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0507" calcext:value-type="float">
            <text:p>0.8705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96186.2" calcext:value-type="float">
            <text:p>9618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054" calcext:value-type="float">
            <text:p>0.780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6812.8" calcext:value-type="float">
            <text:p>468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1379" calcext:value-type="float">
            <text:p>0.7213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6992.8" calcext:value-type="float">
            <text:p>2699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4536" calcext:value-type="float">
            <text:p>0.674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085.2" calcext:value-type="float">
            <text:p>17085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6806" calcext:value-type="float">
            <text:p>0.6368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524.4" calcext:value-type="float">
            <text:p>11524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6068" calcext:value-type="float">
            <text:p>0.6060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155.24" calcext:value-type="float">
            <text:p>8155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773" calcext:value-type="float">
            <text:p>0.5807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995.92" calcext:value-type="float">
            <text:p>5995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77" calcext:value-type="float">
            <text:p>0.559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550.06" calcext:value-type="float">
            <text:p>4550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19" calcext:value-type="float">
            <text:p>0.54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547.09" calcext:value-type="float">
            <text:p>3547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68" calcext:value-type="float">
            <text:p>0.5273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830.72" calcext:value-type="float">
            <text:p>2830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788" calcext:value-type="float">
            <text:p>0.5147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06.35" calcext:value-type="float">
            <text:p>2306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049" calcext:value-type="float">
            <text:p>0.5040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14.41" calcext:value-type="float">
            <text:p>1914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832" calcext:value-type="float">
            <text:p>0.4948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616.12" calcext:value-type="float">
            <text:p>1616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883" calcext:value-type="float">
            <text:p>0.4868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85.52" calcext:value-type="float">
            <text:p>1385.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999" calcext:value-type="float">
            <text:p>0.479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04.76" calcext:value-type="float">
            <text:p>1204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013" calcext:value-type="float">
            <text:p>0.4740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61.31" calcext:value-type="float">
            <text:p>1061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793" calcext:value-type="float">
            <text:p>0.46879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946.207" calcext:value-type="float">
            <text:p>946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225" calcext:value-type="float">
            <text:p>0.4642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852.919" calcext:value-type="float">
            <text:p>852.9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219" calcext:value-type="float">
            <text:p>0.460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776.618" calcext:value-type="float">
            <text:p>776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697" calcext:value-type="float">
            <text:p>0.4566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13.684" calcext:value-type="float">
            <text:p>713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594" calcext:value-type="float">
            <text:p>0.4535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61.372" calcext:value-type="float">
            <text:p>661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856" calcext:value-type="float">
            <text:p>0.4508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17.577" calcext:value-type="float">
            <text:p>617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436" calcext:value-type="float">
            <text:p>0.4484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80.668" calcext:value-type="float">
            <text:p>580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95" calcext:value-type="float">
            <text:p>0.4462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49.375" calcext:value-type="float">
            <text:p>549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98" calcext:value-type="float">
            <text:p>0.4443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22.699" calcext:value-type="float">
            <text:p>522.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717" calcext:value-type="float">
            <text:p>0.4427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499.857" calcext:value-type="float">
            <text:p>499.8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26" calcext:value-type="float">
            <text:p>0.4412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80.233" calcext:value-type="float">
            <text:p>480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05" calcext:value-type="float">
            <text:p>0.4399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63.346" calcext:value-type="float">
            <text:p>463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33" calcext:value-type="float">
            <text:p>0.438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448.828" calcext:value-type="float">
            <text:p>448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96" calcext:value-type="float">
            <text:p>0.437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36.403" calcext:value-type="float">
            <text:p>436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78" calcext:value-type="float">
            <text:p>0.4367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25.869" calcext:value-type="float">
            <text:p>425.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68" calcext:value-type="float">
            <text:p>0.435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417.079" calcext:value-type="float">
            <text:p>417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54" calcext:value-type="float">
            <text:p>0.43525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09.918" calcext:value-type="float">
            <text:p>409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25" calcext:value-type="float">
            <text:p>0.4346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04.281" calcext:value-type="float">
            <text:p>404.2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73" calcext:value-type="float">
            <text:p>0.4340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00.054" calcext:value-type="float">
            <text:p>400.0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587" calcext:value-type="float">
            <text:p>0.4335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97.098" calcext:value-type="float">
            <text:p>397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6" calcext:value-type="float">
            <text:p>0.433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395.243" calcext:value-type="float">
            <text:p>395.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84" calcext:value-type="float">
            <text:p>0.4327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4.3" calcext:value-type="float">
            <text:p>39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53" calcext:value-type="float">
            <text:p>0.4324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394.068" calcext:value-type="float">
            <text:p>394.0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9" calcext:value-type="float">
            <text:p>0.4321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94.352" calcext:value-type="float">
            <text:p>394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9" calcext:value-type="float">
            <text:p>0.4318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94.972" calcext:value-type="float">
            <text:p>394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8" calcext:value-type="float">
            <text:p>0.431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395.772" calcext:value-type="float">
            <text:p>395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2" calcext:value-type="float">
            <text:p>0.4314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96.628" calcext:value-type="float">
            <text:p>396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8" calcext:value-type="float">
            <text:p>0.4312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97.444" calcext:value-type="float">
            <text:p>397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5" calcext:value-type="float">
            <text:p>0.4311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98.155" calcext:value-type="float">
            <text:p>398.1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8" calcext:value-type="float">
            <text:p>0.4309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398.723" calcext:value-type="float">
            <text:p>398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6" calcext:value-type="float">
            <text:p>0.4308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399.13" calcext:value-type="float">
            <text:p>399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8" calcext:value-type="float">
            <text:p>0.4307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99.378" calcext:value-type="float">
            <text:p>399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12" calcext:value-type="float">
            <text:p>0.4306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99.48" calcext:value-type="float">
            <text:p>399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16" calcext:value-type="float">
            <text:p>0.430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9.459" calcext:value-type="float">
            <text:p>399.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3" calcext:value-type="float">
            <text:p>0.430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9061" calcext:value-type="float">
            <text:p>329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7591" calcext:value-type="float">
            <text:p>0.7875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659.6" calcext:value-type="float">
            <text:p>64659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2073" calcext:value-type="float">
            <text:p>0.7220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2407.3" calcext:value-type="float">
            <text:p>32407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5842" calcext:value-type="float">
            <text:p>0.6758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9034.4" calcext:value-type="float">
            <text:p>19034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8323" calcext:value-type="float">
            <text:p>0.6383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2245.1" calcext:value-type="float">
            <text:p>1224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766" calcext:value-type="float">
            <text:p>0.6077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8375.84" calcext:value-type="float">
            <text:p>8375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2605" calcext:value-type="float">
            <text:p>0.5826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991.87" calcext:value-type="float">
            <text:p>5991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667" calcext:value-type="float">
            <text:p>0.561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437.78" calcext:value-type="float">
            <text:p>4437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4086" calcext:value-type="float">
            <text:p>0.5440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380.77" calcext:value-type="float">
            <text:p>3380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209" calcext:value-type="float">
            <text:p>0.5292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37.79" calcext:value-type="float">
            <text:p>2637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539" calcext:value-type="float">
            <text:p>0.5165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101.65" calcext:value-type="float">
            <text:p>2101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687" calcext:value-type="float">
            <text:p>0.5056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706.41" calcext:value-type="float">
            <text:p>1706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345" calcext:value-type="float">
            <text:p>0.4963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09.78" calcext:value-type="float">
            <text:p>1409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267" calcext:value-type="float">
            <text:p>0.4882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83.76" calcext:value-type="float">
            <text:p>1183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256" calcext:value-type="float">
            <text:p>0.4812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09.26" calcext:value-type="float">
            <text:p>1009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49" calcext:value-type="float">
            <text:p>0.4751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72.975" calcext:value-type="float">
            <text:p>872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14" calcext:value-type="float">
            <text:p>0.4698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65.454" calcext:value-type="float">
            <text:p>765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41" calcext:value-type="float">
            <text:p>0.4651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79.846" calcext:value-type="float">
            <text:p>679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39" calcext:value-type="float">
            <text:p>0.46103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11.127" calcext:value-type="float">
            <text:p>611.1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3" calcext:value-type="float">
            <text:p>0.457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55.559" calcext:value-type="float">
            <text:p>555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25" calcext:value-type="float">
            <text:p>0.454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10.335" calcext:value-type="float">
            <text:p>510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443" calcext:value-type="float">
            <text:p>0.4514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73.324" calcext:value-type="float">
            <text:p>473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63" calcext:value-type="float">
            <text:p>0.4489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42.897" calcext:value-type="float">
            <text:p>442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769" calcext:value-type="float">
            <text:p>0.4467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17.804" calcext:value-type="float">
            <text:p>417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827" calcext:value-type="float">
            <text:p>0.4448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97.077" calcext:value-type="float">
            <text:p>397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106" calcext:value-type="float">
            <text:p>0.4431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9.971" calcext:value-type="float">
            <text:p>379.9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581" calcext:value-type="float">
            <text:p>0.4415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5.908" calcext:value-type="float">
            <text:p>365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229" calcext:value-type="float">
            <text:p>0.4402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54.444" calcext:value-type="float">
            <text:p>354.4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31" calcext:value-type="float">
            <text:p>0.4390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45.24" calcext:value-type="float">
            <text:p>345.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7" calcext:value-type="float">
            <text:p>0.437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38.035" calcext:value-type="float">
            <text:p>338.0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29" calcext:value-type="float">
            <text:p>0.4370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2.635" calcext:value-type="float">
            <text:p>332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97" calcext:value-type="float">
            <text:p>0.4361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28.885" calcext:value-type="float">
            <text:p>328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61" calcext:value-type="float">
            <text:p>0.4354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26.663" calcext:value-type="float">
            <text:p>326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11" calcext:value-type="float">
            <text:p>0.4348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25.859" calcext:value-type="float">
            <text:p>325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37" calcext:value-type="float">
            <text:p>0.4342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26.366" calcext:value-type="float">
            <text:p>326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3" calcext:value-type="float">
            <text:p>0.43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328.063" calcext:value-type="float">
            <text:p>328.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84" calcext:value-type="float">
            <text:p>0.4332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30.809" calcext:value-type="float">
            <text:p>330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9" calcext:value-type="float">
            <text:p>0.432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34.438" calcext:value-type="float">
            <text:p>334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1" calcext:value-type="float">
            <text:p>0.4325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38.761" calcext:value-type="float">
            <text:p>338.7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4" calcext:value-type="float">
            <text:p>0.4322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43.577" calcext:value-type="float">
            <text:p>343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1" calcext:value-type="float">
            <text:p>0.4319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48.681" calcext:value-type="float">
            <text:p>348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9" calcext:value-type="float">
            <text:p>0.4317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53.883" calcext:value-type="float">
            <text:p>353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5" calcext:value-type="float">
            <text:p>0.4315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359.014" calcext:value-type="float">
            <text:p>359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3" calcext:value-type="float">
            <text:p>0.4313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63.938" calcext:value-type="float">
            <text:p>363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43" calcext:value-type="float">
            <text:p>0.4311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68.552" calcext:value-type="float">
            <text:p>368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1" calcext:value-type="float">
            <text:p>0.4309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72.783" calcext:value-type="float">
            <text:p>372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4" calcext:value-type="float">
            <text:p>0.4308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76.59" calcext:value-type="float">
            <text:p>376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33" calcext:value-type="float">
            <text:p>0.4307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79.955" calcext:value-type="float">
            <text:p>379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23" calcext:value-type="float">
            <text:p>0.430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382.881" calcext:value-type="float">
            <text:p>382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25" calcext:value-type="float">
            <text:p>0.4305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85.384" calcext:value-type="float">
            <text:p>385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37" calcext:value-type="float">
            <text:p>0.4304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87.492" calcext:value-type="float">
            <text:p>387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57" calcext:value-type="float">
            <text:p>0.4303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65.084" calcext:value-type="float">
            <text:p>965.0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84018" calcext:value-type="float">
            <text:p>0.68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2659.7" calcext:value-type="float">
            <text:p>4265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7487" calcext:value-type="float">
            <text:p>0.6974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134.9" calcext:value-type="float">
            <text:p>2213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6753" calcext:value-type="float">
            <text:p>0.6567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3416" calcext:value-type="float">
            <text:p>13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3154" calcext:value-type="float">
            <text:p>0.6231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866.14" calcext:value-type="float">
            <text:p>8866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5485" calcext:value-type="float">
            <text:p>0.5954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189.83" calcext:value-type="float">
            <text:p>6189.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2529" calcext:value-type="float">
            <text:p>0.5725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491.39" calcext:value-type="float">
            <text:p>4491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3323" calcext:value-type="float">
            <text:p>0.5533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356.99" calcext:value-type="float">
            <text:p>3356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713" calcext:value-type="float">
            <text:p>0.537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571.37" calcext:value-type="float">
            <text:p>2571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3381" calcext:value-type="float">
            <text:p>0.5233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2.51" calcext:value-type="float">
            <text:p>2012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1635" calcext:value-type="float">
            <text:p>0.5116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06.69" calcext:value-type="float">
            <text:p>1606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1544" calcext:value-type="float">
            <text:p>0.501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07.13" calcext:value-type="float">
            <text:p>1307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835" calcext:value-type="float">
            <text:p>0.4928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83.09" calcext:value-type="float">
            <text:p>1083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286" calcext:value-type="float">
            <text:p>0.4852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13.667" calcext:value-type="float">
            <text:p>913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719" calcext:value-type="float">
            <text:p>0.4787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84.378" calcext:value-type="float">
            <text:p>784.3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987" calcext:value-type="float">
            <text:p>0.4729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84.946" calcext:value-type="float">
            <text:p>684.9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97" calcext:value-type="float">
            <text:p>0.467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607.972" calcext:value-type="float">
            <text:p>607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568" calcext:value-type="float">
            <text:p>0.4635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48.053" calcext:value-type="float">
            <text:p>548.0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697" calcext:value-type="float">
            <text:p>0.4596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01.194" calcext:value-type="float">
            <text:p>501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286" calcext:value-type="float">
            <text:p>0.456286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64.416" calcext:value-type="float">
            <text:p>464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277" calcext:value-type="float">
            <text:p>0.4532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35.474" calcext:value-type="float">
            <text:p>435.4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617" calcext:value-type="float">
            <text:p>0.4506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12.667" calcext:value-type="float">
            <text:p>412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65" calcext:value-type="float">
            <text:p>0.4482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94.696" calcext:value-type="float">
            <text:p>394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181" calcext:value-type="float">
            <text:p>0.4461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80.565" calcext:value-type="float">
            <text:p>380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333" calcext:value-type="float">
            <text:p>0.444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69.506" calcext:value-type="float">
            <text:p>369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95" calcext:value-type="float">
            <text:p>0.4426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60.927" calcext:value-type="float">
            <text:p>360.9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4" calcext:value-type="float">
            <text:p>0.441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54.367" calcext:value-type="float">
            <text:p>354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949" calcext:value-type="float">
            <text:p>0.4399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49.469" calcext:value-type="float">
            <text:p>349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03" calcext:value-type="float">
            <text:p>0.4388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5.954" calcext:value-type="float">
            <text:p>345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84" calcext:value-type="float">
            <text:p>0.4377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43.604" calcext:value-type="float">
            <text:p>343.6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8" calcext:value-type="float">
            <text:p>0.43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2.246" calcext:value-type="float">
            <text:p>342.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77" calcext:value-type="float">
            <text:p>0.4360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41.745" calcext:value-type="float">
            <text:p>341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64" calcext:value-type="float">
            <text:p>0.4353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41.99" calcext:value-type="float">
            <text:p>341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31" calcext:value-type="float">
            <text:p>0.4347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2.886" calcext:value-type="float">
            <text:p>342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" calcext:value-type="float">
            <text:p>0.4341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344.355" calcext:value-type="float">
            <text:p>344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72" calcext:value-type="float">
            <text:p>0.4336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46.321" calcext:value-type="float">
            <text:p>346.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1" calcext:value-type="float">
            <text:p>0.4332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48.715" calcext:value-type="float">
            <text:p>348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" calcext:value-type="float">
            <text:p>0.432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51.461" calcext:value-type="float">
            <text:p>351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94" calcext:value-type="float">
            <text:p>0.4324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54.486" calcext:value-type="float">
            <text:p>354.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88" calcext:value-type="float">
            <text:p>0.4321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16" calcext:value-type="float">
            <text:p>0.431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61.049" calcext:value-type="float">
            <text:p>361.0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76" calcext:value-type="float">
            <text:p>0.4316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64.423" calcext:value-type="float">
            <text:p>364.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62" calcext:value-type="float">
            <text:p>0.4314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367.754" calcext:value-type="float">
            <text:p>367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2" calcext:value-type="float">
            <text:p>0.4312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70.972" calcext:value-type="float">
            <text:p>370.9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4" calcext:value-type="float">
            <text:p>0.4311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74.02" calcext:value-type="float">
            <text:p>374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3" calcext:value-type="float">
            <text:p>0.4309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76.854" calcext:value-type="float">
            <text:p>376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19" calcext:value-type="float">
            <text:p>0.4308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79.446" calcext:value-type="float">
            <text:p>379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99" calcext:value-type="float">
            <text:p>0.4306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1.78" calcext:value-type="float">
            <text:p>381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2" calcext:value-type="float">
            <text:p>0.4305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83.851" calcext:value-type="float">
            <text:p>383.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5" calcext:value-type="float">
            <text:p>0.4304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385.665" calcext:value-type="float">
            <text:p>385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09" calcext:value-type="float">
            <text:p>0.4304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387.233" calcext:value-type="float">
            <text:p>387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31" calcext:value-type="float">
            <text:p>0.4303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3194.3" calcext:value-type="float">
            <text:p>9319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0178" calcext:value-type="float">
            <text:p>0.730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5828.2" calcext:value-type="float">
            <text:p>3582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3845" calcext:value-type="float">
            <text:p>0.6838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251.2" calcext:value-type="float">
            <text:p>1925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704" calcext:value-type="float">
            <text:p>0.645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903.7" calcext:value-type="float">
            <text:p>11903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4294" calcext:value-type="float">
            <text:p>0.614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943.11" calcext:value-type="float">
            <text:p>7943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8311" calcext:value-type="float">
            <text:p>0.5883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562.63" calcext:value-type="float">
            <text:p>5562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667" calcext:value-type="float">
            <text:p>0.5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32.94" calcext:value-type="float">
            <text:p>4032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8509" calcext:value-type="float">
            <text:p>0.5485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3005.58" calcext:value-type="float">
            <text:p>3005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155" calcext:value-type="float">
            <text:p>0.5331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93.91" calcext:value-type="float">
            <text:p>2293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088" calcext:value-type="float">
            <text:p>0.5200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89.66" calcext:value-type="float">
            <text:p>1789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901" calcext:value-type="float">
            <text:p>0.5089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26.21" calcext:value-type="float">
            <text:p>1426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272" calcext:value-type="float">
            <text:p>0.499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160.77" calcext:value-type="float">
            <text:p>1160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946" calcext:value-type="float">
            <text:p>0.4909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64.896" calcext:value-type="float">
            <text:p>964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718" calcext:value-type="float">
            <text:p>0.4837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819.191" calcext:value-type="float">
            <text:p>819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42" calcext:value-type="float">
            <text:p>0.477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710.121" calcext:value-type="float">
            <text:p>710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916" calcext:value-type="float">
            <text:p>0.4719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28.088" calcext:value-type="float">
            <text:p>628.0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092" calcext:value-type="float">
            <text:p>0.46709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66.177" calcext:value-type="float">
            <text:p>566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855" calcext:value-type="float">
            <text:p>0.4628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19.351" calcext:value-type="float">
            <text:p>519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125" calcext:value-type="float">
            <text:p>0.459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83.899" calcext:value-type="float">
            <text:p>483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835" calcext:value-type="float">
            <text:p>0.4558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57.062" calcext:value-type="float">
            <text:p>457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928" calcext:value-type="float">
            <text:p>0.45292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436.778" calcext:value-type="float">
            <text:p>436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357" calcext:value-type="float">
            <text:p>0.4503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21.491" calcext:value-type="float">
            <text:p>421.4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08" calcext:value-type="float">
            <text:p>0.448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0.025" calcext:value-type="float">
            <text:p>410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06" calcext:value-type="float">
            <text:p>0.446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401.483" calcext:value-type="float">
            <text:p>401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68" calcext:value-type="float">
            <text:p>0.4442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95.183" calcext:value-type="float">
            <text:p>395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76" calcext:value-type="float">
            <text:p>0.4426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90.6" calcext:value-type="float">
            <text:p>390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6" calcext:value-type="float">
            <text:p>0.441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87.332" calcext:value-type="float">
            <text:p>387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01" calcext:value-type="float">
            <text:p>0.440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85.072" calcext:value-type="float">
            <text:p>385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88" calcext:value-type="float">
            <text:p>0.438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83.581" calcext:value-type="float">
            <text:p>383.5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82" calcext:value-type="float">
            <text:p>0.4378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82.677" calcext:value-type="float">
            <text:p>382.6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93" calcext:value-type="float">
            <text:p>0.4369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2.217" calcext:value-type="float">
            <text:p>382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01" calcext:value-type="float">
            <text:p>0.4362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82.094" calcext:value-type="float">
            <text:p>382.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95" calcext:value-type="float">
            <text:p>0.435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82.224" calcext:value-type="float">
            <text:p>382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66" calcext:value-type="float">
            <text:p>0.4348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82.542" calcext:value-type="float">
            <text:p>382.5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05" calcext:value-type="float">
            <text:p>0.4343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82.998" calcext:value-type="float">
            <text:p>382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6" calcext:value-type="float">
            <text:p>0.4338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83.552" calcext:value-type="float">
            <text:p>383.5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6" calcext:value-type="float">
            <text:p>0.43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84.175" calcext:value-type="float">
            <text:p>384.1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63" calcext:value-type="float">
            <text:p>0.4329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84.841" calcext:value-type="float">
            <text:p>384.8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09" calcext:value-type="float">
            <text:p>0.4326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85.532" calcext:value-type="float">
            <text:p>385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93" calcext:value-type="float">
            <text:p>0.4322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386.231" calcext:value-type="float">
            <text:p>386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12" calcext:value-type="float">
            <text:p>0.4320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86.926" calcext:value-type="float">
            <text:p>386.9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61" calcext:value-type="float">
            <text:p>0.4317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387.605" calcext:value-type="float">
            <text:p>387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37" calcext:value-type="float">
            <text:p>0.43153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388.259" calcext:value-type="float">
            <text:p>388.2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8" calcext:value-type="float">
            <text:p>0.4313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88.881" calcext:value-type="float">
            <text:p>388.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" calcext:value-type="float">
            <text:p>0.431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389.465" calcext:value-type="float">
            <text:p>389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1" calcext:value-type="float">
            <text:p>0.4310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90.008" calcext:value-type="float">
            <text:p>390.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9" calcext:value-type="float">
            <text:p>0.4308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90.506" calcext:value-type="float">
            <text:p>390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32" calcext:value-type="float">
            <text:p>0.4307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390.959" calcext:value-type="float">
            <text:p>390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18" calcext:value-type="float">
            <text:p>0.430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91.366" calcext:value-type="float">
            <text:p>391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16" calcext:value-type="float">
            <text:p>0.4305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91.73" calcext:value-type="float">
            <text:p>391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25" calcext:value-type="float">
            <text:p>0.4304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92.051" calcext:value-type="float">
            <text:p>392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44" calcext:value-type="float">
            <text:p>0.4303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3580.1" calcext:value-type="float">
            <text:p>7358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0652" calcext:value-type="float">
            <text:p>0.7306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1528.8" calcext:value-type="float">
            <text:p>3152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3219" calcext:value-type="float">
            <text:p>0.6832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8403.6" calcext:value-type="float">
            <text:p>1840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4469" calcext:value-type="float">
            <text:p>0.6444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863.8" calcext:value-type="float">
            <text:p>1186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28" calcext:value-type="float">
            <text:p>0.61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077.2" calcext:value-type="float">
            <text:p>807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779" calcext:value-type="float">
            <text:p>0.5867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707.7" calcext:value-type="float">
            <text:p>5707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207" calcext:value-type="float">
            <text:p>0.5652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150.66" calcext:value-type="float">
            <text:p>4150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162" calcext:value-type="float">
            <text:p>0.5471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092.17" calcext:value-type="float">
            <text:p>3092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941" calcext:value-type="float">
            <text:p>0.5319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354.42" calcext:value-type="float">
            <text:p>2354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007" calcext:value-type="float">
            <text:p>0.5190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830.35" calcext:value-type="float">
            <text:p>1830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948" calcext:value-type="float">
            <text:p>0.5079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452.53" calcext:value-type="float">
            <text:p>145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439" calcext:value-type="float">
            <text:p>0.4984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176.97" calcext:value-type="float">
            <text:p>1176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222" calcext:value-type="float">
            <text:p>0.490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74.12" calcext:value-type="float">
            <text:p>974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093" calcext:value-type="float">
            <text:p>0.4830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23.726" calcext:value-type="float">
            <text:p>823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885" calcext:value-type="float">
            <text:p>0.4768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11.603" calcext:value-type="float">
            <text:p>711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462" calcext:value-type="float">
            <text:p>0.4714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27.674" calcext:value-type="float">
            <text:p>627.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711" calcext:value-type="float">
            <text:p>0.4667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64.68" calcext:value-type="float">
            <text:p>564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538" calcext:value-type="float">
            <text:p>0.4625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17.33" calcext:value-type="float">
            <text:p>517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865" calcext:value-type="float">
            <text:p>0.4588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81.735" calcext:value-type="float">
            <text:p>481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626" calcext:value-type="float">
            <text:p>0.455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55.008" calcext:value-type="float">
            <text:p>455.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765" calcext:value-type="float">
            <text:p>0.4527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434.994" calcext:value-type="float">
            <text:p>434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234" calcext:value-type="float">
            <text:p>0.450234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420.071" calcext:value-type="float">
            <text:p>420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992" calcext:value-type="float">
            <text:p>0.4479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09.016" calcext:value-type="float">
            <text:p>409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003" calcext:value-type="float">
            <text:p>0.4460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400.9" calcext:value-type="float">
            <text:p>40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238" calcext:value-type="float">
            <text:p>0.4442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5.016" calcext:value-type="float">
            <text:p>395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669" calcext:value-type="float">
            <text:p>0.4426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90.825" calcext:value-type="float">
            <text:p>390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274" calcext:value-type="float">
            <text:p>0.44127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87.914" calcext:value-type="float">
            <text:p>387.9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032" calcext:value-type="float">
            <text:p>0.4400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85.967" calcext:value-type="float">
            <text:p>385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926" calcext:value-type="float">
            <text:p>0.4389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4.743" calcext:value-type="float">
            <text:p>384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94" calcext:value-type="float">
            <text:p>0.437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84.056" calcext:value-type="float">
            <text:p>384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061" calcext:value-type="float">
            <text:p>0.4370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83.765" calcext:value-type="float">
            <text:p>383.7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76" calcext:value-type="float">
            <text:p>0.4362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83.762" calcext:value-type="float">
            <text:p>383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76" calcext:value-type="float">
            <text:p>0.4355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83.964" calcext:value-type="float">
            <text:p>383.9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51" calcext:value-type="float">
            <text:p>0.4349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84.309" calcext:value-type="float">
            <text:p>384.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93" calcext:value-type="float">
            <text:p>0.4343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84.749" calcext:value-type="float">
            <text:p>384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94" calcext:value-type="float">
            <text:p>0.4338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85.251" calcext:value-type="float">
            <text:p>385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48" calcext:value-type="float">
            <text:p>0.4334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85.787" calcext:value-type="float">
            <text:p>385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48" calcext:value-type="float">
            <text:p>0.4330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86.338" calcext:value-type="float">
            <text:p>386.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1" calcext:value-type="float">
            <text:p>0.43269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72" calcext:value-type="float">
            <text:p>0.4323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87.432" calcext:value-type="float">
            <text:p>387.4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85" calcext:value-type="float">
            <text:p>0.4320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87.959" calcext:value-type="float">
            <text:p>387.9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9" calcext:value-type="float">
            <text:p>0.43182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388.463" calcext:value-type="float">
            <text:p>388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388.944" calcext:value-type="float">
            <text:p>388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4" calcext:value-type="float">
            <text:p>0.4313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89.397" calcext:value-type="float">
            <text:p>389.3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1" calcext:value-type="float">
            <text:p>0.431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389.822" calcext:value-type="float">
            <text:p>389.8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5" calcext:value-type="float">
            <text:p>0.4310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90.218" calcext:value-type="float">
            <text:p>390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7" calcext:value-type="float">
            <text:p>0.4308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390.586" calcext:value-type="float">
            <text:p>390.5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4" calcext:value-type="float">
            <text:p>0.4307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90.925" calcext:value-type="float">
            <text:p>390.9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46" calcext:value-type="float">
            <text:p>0.4306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91.237" calcext:value-type="float">
            <text:p>391.2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39" calcext:value-type="float">
            <text:p>0.4305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391.522" calcext:value-type="float">
            <text:p>391.5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44" calcext:value-type="float">
            <text:p>0.430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91.783" calcext:value-type="float">
            <text:p>391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59" calcext:value-type="float">
            <text:p>0.430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3656" calcext:value-type="float">
            <text:p>103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9755" calcext:value-type="float">
            <text:p>0.7597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3421.4" calcext:value-type="float">
            <text:p>43421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1896" calcext:value-type="float">
            <text:p>0.7018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592.9" calcext:value-type="float">
            <text:p>2459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7289" calcext:value-type="float">
            <text:p>0.6572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5454.2" calcext:value-type="float">
            <text:p>15454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2083" calcext:value-type="float">
            <text:p>0.6220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291.1" calcext:value-type="float">
            <text:p>1029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3727" calcext:value-type="float">
            <text:p>0.5937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130.68" calcext:value-type="float">
            <text:p>7130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053" calcext:value-type="float">
            <text:p>0.570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094.44" calcext:value-type="float">
            <text:p>5094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131" calcext:value-type="float">
            <text:p>0.551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734.14" calcext:value-type="float">
            <text:p>373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219" calcext:value-type="float">
            <text:p>0.5352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800.42" calcext:value-type="float">
            <text:p>2800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1629" calcext:value-type="float">
            <text:p>0.521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145.88" calcext:value-type="float">
            <text:p>2145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065" calcext:value-type="float">
            <text:p>0.51006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679.32" calcext:value-type="float">
            <text:p>1679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162" calcext:value-type="float">
            <text:p>0.5001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342.27" calcext:value-type="float">
            <text:p>1342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636" calcext:value-type="float">
            <text:p>0.491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96.12" calcext:value-type="float">
            <text:p>1096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26" calcext:value-type="float">
            <text:p>0.484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14.782" calcext:value-type="float">
            <text:p>914.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854" calcext:value-type="float">
            <text:p>0.4778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780.247" calcext:value-type="float">
            <text:p>780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269" calcext:value-type="float">
            <text:p>0.4722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79.89" calcext:value-type="float">
            <text:p>679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386" calcext:value-type="float">
            <text:p>0.467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04.717" calcext:value-type="float">
            <text:p>604.7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105" calcext:value-type="float">
            <text:p>0.463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48.248" calcext:value-type="float">
            <text:p>548.2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342" calcext:value-type="float">
            <text:p>0.4593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05.757" calcext:value-type="float">
            <text:p>505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029" calcext:value-type="float">
            <text:p>0.4560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73.768" calcext:value-type="float">
            <text:p>473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105" calcext:value-type="float">
            <text:p>0.4531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49.705" calcext:value-type="float">
            <text:p>449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21" calcext:value-type="float">
            <text:p>0.4505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31.642" calcext:value-type="float">
            <text:p>431.6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34" calcext:value-type="float">
            <text:p>0.448234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418.132" calcext:value-type="float">
            <text:p>418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07" calcext:value-type="float">
            <text:p>0.4462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08.083" calcext:value-type="float">
            <text:p>408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09" calcext:value-type="float">
            <text:p>0.4444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00.666" calcext:value-type="float">
            <text:p>400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13" calcext:value-type="float">
            <text:p>0.4428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95.251" calcext:value-type="float">
            <text:p>395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393" calcext:value-type="float">
            <text:p>0.4413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91.356" calcext:value-type="float">
            <text:p>391.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31" calcext:value-type="float">
            <text:p>0.4401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88.614" calcext:value-type="float">
            <text:p>388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07" calcext:value-type="float">
            <text:p>0.4390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6.742" calcext:value-type="float">
            <text:p>386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06" calcext:value-type="float">
            <text:p>0.4380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85.526" calcext:value-type="float">
            <text:p>385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14" calcext:value-type="float">
            <text:p>0.4371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84.8" calcext:value-type="float">
            <text:p>384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19" calcext:value-type="float">
            <text:p>0.4363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84.437" calcext:value-type="float">
            <text:p>384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1" calcext:value-type="float">
            <text:p>0.435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4.342" calcext:value-type="float">
            <text:p>384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977" calcext:value-type="float">
            <text:p>0.4349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84.443" calcext:value-type="float">
            <text:p>384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12" calcext:value-type="float">
            <text:p>0.4344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384.684" calcext:value-type="float">
            <text:p>384.6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07" calcext:value-type="float">
            <text:p>0.4339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85.024" calcext:value-type="float">
            <text:p>385.0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56" calcext:value-type="float">
            <text:p>0.4334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85.435" calcext:value-type="float">
            <text:p>385.4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4" calcext:value-type="float">
            <text:p>0.4330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85.895" calcext:value-type="float">
            <text:p>385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4" calcext:value-type="float">
            <text:p>0.4326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86.39" calcext:value-type="float">
            <text:p>386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73" calcext:value-type="float">
            <text:p>0.4323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86.908" calcext:value-type="float">
            <text:p>386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85" calcext:value-type="float">
            <text:p>0.4320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87.442" calcext:value-type="float">
            <text:p>387.4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8" calcext:value-type="float">
            <text:p>0.4318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387.987" calcext:value-type="float">
            <text:p>387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8" calcext:value-type="float">
            <text:p>0.4315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88.535" calcext:value-type="float">
            <text:p>388.5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2" calcext:value-type="float">
            <text:p>0.4313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89.078" calcext:value-type="float">
            <text:p>389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8" calcext:value-type="float">
            <text:p>0.4312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89.607" calcext:value-type="float">
            <text:p>389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2" calcext:value-type="float">
            <text:p>0.4310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90.112" calcext:value-type="float">
            <text:p>390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4" calcext:value-type="float">
            <text:p>0.4308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390.585" calcext:value-type="float">
            <text:p>390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2" calcext:value-type="float">
            <text:p>0.4307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91.019" calcext:value-type="float">
            <text:p>391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43" calcext:value-type="float">
            <text:p>0.43064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91.409" calcext:value-type="float">
            <text:p>391.4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37" calcext:value-type="float">
            <text:p>0.4305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91.756" calcext:value-type="float">
            <text:p>391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42" calcext:value-type="float">
            <text:p>0.43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92.06" calcext:value-type="float">
            <text:p>392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57" calcext:value-type="float">
            <text:p>0.4303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443.15" calcext:value-type="float">
            <text:p>5443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51736" calcext:value-type="float">
            <text:p>0.01517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81.16" calcext:value-type="float">
            <text:p>1381.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326044" calcext:value-type="float">
            <text:p>0.03260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3552.2" calcext:value-type="float">
            <text:p>3355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8332" calcext:value-type="float">
            <text:p>0.6783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9650.1" calcext:value-type="float">
            <text:p>19650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9028" calcext:value-type="float">
            <text:p>0.6390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2336.6" calcext:value-type="float">
            <text:p>12336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749" calcext:value-type="float">
            <text:p>0.6074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123.9" calcext:value-type="float">
            <text:p>812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831" calcext:value-type="float">
            <text:p>0.5818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545.93" calcext:value-type="float">
            <text:p>5545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692" calcext:value-type="float">
            <text:p>0.5606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898.46" calcext:value-type="float">
            <text:p>3898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086" calcext:value-type="float">
            <text:p>0.5430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810.94" calcext:value-type="float">
            <text:p>2810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286" calcext:value-type="float">
            <text:p>0.5282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74.96" calcext:value-type="float">
            <text:p>2074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745" calcext:value-type="float">
            <text:p>0.515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67.18" calcext:value-type="float">
            <text:p>1567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044" calcext:value-type="float">
            <text:p>0.5050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11.55" calcext:value-type="float">
            <text:p>121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59" calcext:value-type="float">
            <text:p>0.4958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59.591" calcext:value-type="float">
            <text:p>959.5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35" calcext:value-type="float">
            <text:p>0.48793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79.548" calcext:value-type="float">
            <text:p>779.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69" calcext:value-type="float">
            <text:p>0.4810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50.131" calcext:value-type="float">
            <text:p>650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96" calcext:value-type="float">
            <text:p>0.4750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556.787" calcext:value-type="float">
            <text:p>556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83" calcext:value-type="float">
            <text:p>0.4698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89.396" calcext:value-type="float">
            <text:p>489.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2" calcext:value-type="float">
            <text:p>0.465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440.825" calcext:value-type="float">
            <text:p>440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14" calcext:value-type="float">
            <text:p>0.4613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405.985" calcext:value-type="float">
            <text:p>405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91" calcext:value-type="float">
            <text:p>0.4577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81.204" calcext:value-type="float">
            <text:p>381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86" calcext:value-type="float">
            <text:p>0.4546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63.814" calcext:value-type="float">
            <text:p>363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44" calcext:value-type="float">
            <text:p>0.4519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351.86" calcext:value-type="float">
            <text:p>351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2" calcext:value-type="float">
            <text:p>0.449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43.902" calcext:value-type="float">
            <text:p>343.9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73" calcext:value-type="float">
            <text:p>0.44737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338.875" calcext:value-type="float">
            <text:p>338.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69" calcext:value-type="float">
            <text:p>0.4454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5.989" calcext:value-type="float">
            <text:p>335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8" calcext:value-type="float">
            <text:p>0.443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34.658" calcext:value-type="float">
            <text:p>334.6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78" calcext:value-type="float">
            <text:p>0.4422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4.446" calcext:value-type="float">
            <text:p>334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43" calcext:value-type="float">
            <text:p>0.4409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35.031" calcext:value-type="float">
            <text:p>335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55" calcext:value-type="float">
            <text:p>0.4397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6.177" calcext:value-type="float">
            <text:p>336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97" calcext:value-type="float">
            <text:p>0.4386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37.711" calcext:value-type="float">
            <text:p>337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53" calcext:value-type="float">
            <text:p>0.4377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9.512" calcext:value-type="float">
            <text:p>339.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12" calcext:value-type="float">
            <text:p>0.4369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1.494" calcext:value-type="float">
            <text:p>341.4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61" calcext:value-type="float">
            <text:p>0.4361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3.6" calcext:value-type="float">
            <text:p>34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89" calcext:value-type="float">
            <text:p>0.4354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45.795" calcext:value-type="float">
            <text:p>345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89" calcext:value-type="float">
            <text:p>0.4348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48.058" calcext:value-type="float">
            <text:p>348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52" calcext:value-type="float">
            <text:p>0.4343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50.38" calcext:value-type="float">
            <text:p>35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71" calcext:value-type="float">
            <text:p>0.4338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52.757" calcext:value-type="float">
            <text:p>352.7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39" calcext:value-type="float">
            <text:p>0.43343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55.185" calcext:value-type="float">
            <text:p>355.1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1" calcext:value-type="float">
            <text:p>0.4330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57.661" calcext:value-type="float">
            <text:p>357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03" calcext:value-type="float">
            <text:p>0.4327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60.177" calcext:value-type="float">
            <text:p>360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89" calcext:value-type="float">
            <text:p>0.4323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62.722" calcext:value-type="float">
            <text:p>362.7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07" calcext:value-type="float">
            <text:p>0.4321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65.275" calcext:value-type="float">
            <text:p>365.2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53" calcext:value-type="float">
            <text:p>0.4318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67.814" calcext:value-type="float">
            <text:p>367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24" calcext:value-type="float">
            <text:p>0.431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370.312" calcext:value-type="float">
            <text:p>370.3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18" calcext:value-type="float">
            <text:p>0.4314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72.742" calcext:value-type="float">
            <text:p>372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32" calcext:value-type="float">
            <text:p>0.43123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75.076" calcext:value-type="float">
            <text:p>375.0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64" calcext:value-type="float">
            <text:p>0.431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77.29" calcext:value-type="float">
            <text:p>377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14" calcext:value-type="float">
            <text:p>0.4309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79.363" calcext:value-type="float">
            <text:p>379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78" calcext:value-type="float">
            <text:p>0.430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81.279" calcext:value-type="float">
            <text:p>381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56" calcext:value-type="float">
            <text:p>0.4306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83.028" calcext:value-type="float">
            <text:p>383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47" calcext:value-type="float">
            <text:p>0.43054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84.605" calcext:value-type="float">
            <text:p>384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49" calcext:value-type="float">
            <text:p>0.4304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51.47" calcext:value-type="float">
            <text:p>2251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166533" calcext:value-type="float">
            <text:p>0.01665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5224.3" calcext:value-type="float">
            <text:p>6522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8827" calcext:value-type="float">
            <text:p>0.7588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035.1" calcext:value-type="float">
            <text:p>3303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2704" calcext:value-type="float">
            <text:p>0.7027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8925.4" calcext:value-type="float">
            <text:p>18925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8627" calcext:value-type="float">
            <text:p>0.6586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1656.4" calcext:value-type="float">
            <text:p>11656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3511" calcext:value-type="float">
            <text:p>0.6235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543.19" calcext:value-type="float">
            <text:p>7543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5106" calcext:value-type="float">
            <text:p>0.5951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065.95" calcext:value-type="float">
            <text:p>5065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1816" calcext:value-type="float">
            <text:p>0.5718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506.26" calcext:value-type="float">
            <text:p>3506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2492" calcext:value-type="float">
            <text:p>0.552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491.49" calcext:value-type="float">
            <text:p>2491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6298" calcext:value-type="float">
            <text:p>0.5362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814.77" calcext:value-type="float">
            <text:p>1814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2609" calcext:value-type="float">
            <text:p>0.5226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355.02" calcext:value-type="float">
            <text:p>1355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0954" calcext:value-type="float">
            <text:p>0.5109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38.36" calcext:value-type="float">
            <text:p>1038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0966" calcext:value-type="float">
            <text:p>0.500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18.154" calcext:value-type="float">
            <text:p>818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2362" calcext:value-type="float">
            <text:p>0.4923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64.124" calcext:value-type="float">
            <text:p>664.1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915" calcext:value-type="float">
            <text:p>0.4849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56.144" calcext:value-type="float">
            <text:p>556.1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8443" calcext:value-type="float">
            <text:p>0.4784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480.571" calcext:value-type="float">
            <text:p>480.5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799" calcext:value-type="float">
            <text:p>0.4727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28.001" calcext:value-type="float">
            <text:p>428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861" calcext:value-type="float">
            <text:p>0.4678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391.86" calcext:value-type="float">
            <text:p>391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53" calcext:value-type="float">
            <text:p>0.463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67.501" calcext:value-type="float">
            <text:p>367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723" calcext:value-type="float">
            <text:p>0.4597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351.601" calcext:value-type="float">
            <text:p>351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368" calcext:value-type="float">
            <text:p>0.4563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41.771" calcext:value-type="float">
            <text:p>341.7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408" calcext:value-type="float">
            <text:p>0.45340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36.278" calcext:value-type="float">
            <text:p>336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79" calcext:value-type="float">
            <text:p>0.450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33.862" calcext:value-type="float">
            <text:p>333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473" calcext:value-type="float">
            <text:p>0.4484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33.602" calcext:value-type="float">
            <text:p>333.6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419" calcext:value-type="float">
            <text:p>0.446419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334.825" calcext:value-type="float">
            <text:p>334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597" calcext:value-type="float">
            <text:p>0.4445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7.04" calcext:value-type="float">
            <text:p>337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978" calcext:value-type="float">
            <text:p>0.4429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39.886" calcext:value-type="float">
            <text:p>339.8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539" calcext:value-type="float">
            <text:p>0.4415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3.105" calcext:value-type="float">
            <text:p>343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259" calcext:value-type="float">
            <text:p>0.4402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6.508" calcext:value-type="float">
            <text:p>346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19" calcext:value-type="float">
            <text:p>0.4391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9.961" calcext:value-type="float">
            <text:p>349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04" calcext:value-type="float">
            <text:p>0.4381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53.37" calcext:value-type="float">
            <text:p>353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98" calcext:value-type="float">
            <text:p>0.4371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6.673" calcext:value-type="float">
            <text:p>356.6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91" calcext:value-type="float">
            <text:p>0.43639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59.826" calcext:value-type="float">
            <text:p>359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71" calcext:value-type="float">
            <text:p>0.4356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62.804" calcext:value-type="float">
            <text:p>362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29" calcext:value-type="float">
            <text:p>0.435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5.593" calcext:value-type="float">
            <text:p>365.5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55" calcext:value-type="float">
            <text:p>0.4344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8.186" calcext:value-type="float">
            <text:p>368.1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43" calcext:value-type="float">
            <text:p>0.4339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0.585" calcext:value-type="float">
            <text:p>370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86" calcext:value-type="float">
            <text:p>0.4334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72.794" calcext:value-type="float">
            <text:p>372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77" calcext:value-type="float">
            <text:p>0.43307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74.821" calcext:value-type="float">
            <text:p>374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712" calcext:value-type="float">
            <text:p>0.4327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76.674" calcext:value-type="float">
            <text:p>376.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86" calcext:value-type="float">
            <text:p>0.4323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378.365" calcext:value-type="float">
            <text:p>378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94" calcext:value-type="float">
            <text:p>0.4320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79.903" calcext:value-type="float">
            <text:p>379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34" calcext:value-type="float">
            <text:p>0.4318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81.301" calcext:value-type="float">
            <text:p>381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01" calcext:value-type="float">
            <text:p>0.4316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82.569" calcext:value-type="float">
            <text:p>382.5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3" calcext:value-type="float">
            <text:p>0.4313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383.718" calcext:value-type="float">
            <text:p>383.7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7" calcext:value-type="float">
            <text:p>0.43120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4.758" calcext:value-type="float">
            <text:p>384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41" calcext:value-type="float">
            <text:p>0.4310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85.698" calcext:value-type="float">
            <text:p>385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2" calcext:value-type="float">
            <text:p>0.4308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86.547" calcext:value-type="float">
            <text:p>386.5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6" calcext:value-type="float">
            <text:p>0.430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87.313" calcext:value-type="float">
            <text:p>387.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41" calcext:value-type="float">
            <text:p>0.4306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388.005" calcext:value-type="float">
            <text:p>388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35" calcext:value-type="float">
            <text:p>0.4305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388.628" calcext:value-type="float">
            <text:p>388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4" calcext:value-type="float">
            <text:p>0.43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0810" calcext:value-type="float">
            <text:p>1908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6751" calcext:value-type="float">
            <text:p>0.8567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2129.1" calcext:value-type="float">
            <text:p>7212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1898" calcext:value-type="float">
            <text:p>0.7818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7141" calcext:value-type="float">
            <text:p>37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1675" calcext:value-type="float">
            <text:p>0.721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1623.6" calcext:value-type="float">
            <text:p>2162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4227" calcext:value-type="float">
            <text:p>0.6742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3535.7" calcext:value-type="float">
            <text:p>1353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6438" calcext:value-type="float">
            <text:p>0.63643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904.28" calcext:value-type="float">
            <text:p>8904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906" calcext:value-type="float">
            <text:p>0.6059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6079.39" calcext:value-type="float">
            <text:p>6079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0899" calcext:value-type="float">
            <text:p>0.5808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276.11" calcext:value-type="float">
            <text:p>4276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176" calcext:value-type="float">
            <text:p>0.560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084.69" calcext:value-type="float">
            <text:p>3084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826" calcext:value-type="float">
            <text:p>0.5428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76.2" calcext:value-type="float">
            <text:p>227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173" calcext:value-type="float">
            <text:p>0.528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15.8" calcext:value-type="float">
            <text:p>1715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708" calcext:value-type="float">
            <text:p>0.5157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320.71" calcext:value-type="float">
            <text:p>1320.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035" calcext:value-type="float">
            <text:p>0.505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38.35" calcext:value-type="float">
            <text:p>1038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46" calcext:value-type="float">
            <text:p>0.4958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834.335" calcext:value-type="float">
            <text:p>834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898" calcext:value-type="float">
            <text:p>0.4878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85.65" calcext:value-type="float">
            <text:p>685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95" calcext:value-type="float">
            <text:p>0.4809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76.575" calcext:value-type="float">
            <text:p>576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78" calcext:value-type="float">
            <text:p>0.4749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496.183" calcext:value-type="float">
            <text:p>496.1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18" calcext:value-type="float">
            <text:p>0.4697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436.762" calcext:value-type="float">
            <text:p>436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06" calcext:value-type="float">
            <text:p>0.4651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92.8" calcext:value-type="float">
            <text:p>39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52" calcext:value-type="float">
            <text:p>0.4610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60.316" calcext:value-type="float">
            <text:p>360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83" calcext:value-type="float">
            <text:p>0.4574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36.403" calcext:value-type="float">
            <text:p>336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33" calcext:value-type="float">
            <text:p>0.454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18.923" calcext:value-type="float">
            <text:p>318.9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5" calcext:value-type="float">
            <text:p>0.45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06.294" calcext:value-type="float">
            <text:p>306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087" calcext:value-type="float">
            <text:p>0.4490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7.337" calcext:value-type="float">
            <text:p>297.3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904" calcext:value-type="float">
            <text:p>0.4469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91.169" calcext:value-type="float">
            <text:p>291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68" calcext:value-type="float">
            <text:p>0.444968</text:p>
          </table:table-cell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287.127" calcext:value-type="float">
            <text:p>287.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443249" calcext:value-type="float">
            <text:p>0.4432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4.713" calcext:value-type="float">
            <text:p>284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721" calcext:value-type="float">
            <text:p>0.4417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3.55" calcext:value-type="float">
            <text:p>283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361" calcext:value-type="float">
            <text:p>0.4403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83.351" calcext:value-type="float">
            <text:p>283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151" calcext:value-type="float">
            <text:p>0.43915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83.899" calcext:value-type="float">
            <text:p>283.8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73" calcext:value-type="float">
            <text:p>0.4380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5.026" calcext:value-type="float">
            <text:p>285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11" calcext:value-type="float">
            <text:p>0.437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86.598" calcext:value-type="float">
            <text:p>286.5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252" calcext:value-type="float">
            <text:p>0.4362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88.504" calcext:value-type="float">
            <text:p>288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84" calcext:value-type="float">
            <text:p>0.4354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90.641" calcext:value-type="float">
            <text:p>290.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95" calcext:value-type="float">
            <text:p>0.4347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92.891" calcext:value-type="float">
            <text:p>292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2" calcext:value-type="float">
            <text:p>0.43417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95.057" calcext:value-type="float">
            <text:p>295.0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" calcext:value-type="float">
            <text:p>0.4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96.509" calcext:value-type="float">
            <text:p>296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17" calcext:value-type="float">
            <text:p>0.4330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95.381" calcext:value-type="float">
            <text:p>295.3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1" calcext:value-type="float">
            <text:p>0.4325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94.799" calcext:value-type="float">
            <text:p>294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55" calcext:value-type="float">
            <text:p>0.4321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96.152" calcext:value-type="float">
            <text:p>296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66" calcext:value-type="float">
            <text:p>0.4318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99.415" calcext:value-type="float">
            <text:p>299.4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16" calcext:value-type="float">
            <text:p>0.4316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4.28" calcext:value-type="float">
            <text:p>304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97" calcext:value-type="float">
            <text:p>0.4313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310.374" calcext:value-type="float">
            <text:p>310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5" calcext:value-type="float">
            <text:p>0.4312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317.32" calcext:value-type="float">
            <text:p>317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5" calcext:value-type="float">
            <text:p>0.43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24.772" calcext:value-type="float">
            <text:p>324.7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5" calcext:value-type="float">
            <text:p>0.4308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32.424" calcext:value-type="float">
            <text:p>332.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52" calcext:value-type="float">
            <text:p>0.4307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40.013" calcext:value-type="float">
            <text:p>340.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35" calcext:value-type="float">
            <text:p>0.4306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347.316" calcext:value-type="float">
            <text:p>347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32" calcext:value-type="float">
            <text:p>0.4305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54.146" calcext:value-type="float">
            <text:p>354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43" calcext:value-type="float">
            <text:p>0.4304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360.335" calcext:value-type="float">
            <text:p>360.3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66" calcext:value-type="float">
            <text:p>0.4303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65.724" calcext:value-type="float">
            <text:p>365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304" calcext:value-type="float">
            <text:p>0.4303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02118" calcext:value-type="float">
            <text:p>202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87628" calcext:value-type="float">
            <text:p>0.887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0312.8" calcext:value-type="float">
            <text:p>8031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1723" calcext:value-type="float">
            <text:p>0.8017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43470.2" calcext:value-type="float">
            <text:p>4347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6367" calcext:value-type="float">
            <text:p>0.7363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6518.1" calcext:value-type="float">
            <text:p>2651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5796" calcext:value-type="float">
            <text:p>0.6857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7370.2" calcext:value-type="float">
            <text:p>17370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849" calcext:value-type="float">
            <text:p>0.6458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1953.9" calcext:value-type="float">
            <text:p>1195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718" calcext:value-type="float">
            <text:p>0.6137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539.56" calcext:value-type="float">
            <text:p>8539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7478" calcext:value-type="float">
            <text:p>0.5874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286.15" calcext:value-type="float">
            <text:p>628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776" calcext:value-type="float">
            <text:p>0.5657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745.33" calcext:value-type="float">
            <text:p>4745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634" calcext:value-type="float">
            <text:p>0.5476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661.48" calcext:value-type="float">
            <text:p>3661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2332" calcext:value-type="float">
            <text:p>0.5323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881.1" calcext:value-type="float">
            <text:p>2881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9326" calcext:value-type="float">
            <text:p>0.5193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308.1" calcext:value-type="float">
            <text:p>230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8199" calcext:value-type="float">
            <text:p>0.5081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880.23" calcext:value-type="float">
            <text:p>1880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627" calcext:value-type="float">
            <text:p>0.4986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556.04" calcext:value-type="float">
            <text:p>1556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351" calcext:value-type="float">
            <text:p>0.490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07.19" calcext:value-type="float">
            <text:p>1307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167" calcext:value-type="float">
            <text:p>0.4831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13.96" calcext:value-type="float">
            <text:p>1113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908" calcext:value-type="float">
            <text:p>0.4769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962.315" calcext:value-type="float">
            <text:p>962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436" calcext:value-type="float">
            <text:p>0.4714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42.159" calcext:value-type="float">
            <text:p>842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64" calcext:value-type="float">
            <text:p>0.466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746.093" calcext:value-type="float">
            <text:p>746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26" calcext:value-type="float">
            <text:p>0.4624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668.638" calcext:value-type="float">
            <text:p>668.6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715" calcext:value-type="float">
            <text:p>0.4587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05.688" calcext:value-type="float">
            <text:p>605.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44" calcext:value-type="float">
            <text:p>0.455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54.14" calcext:value-type="float">
            <text:p>554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545" calcext:value-type="float">
            <text:p>0.4525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11.623" calcext:value-type="float">
            <text:p>511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983" calcext:value-type="float">
            <text:p>0.4499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476.316" calcext:value-type="float">
            <text:p>476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711" calcext:value-type="float">
            <text:p>0.4477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446.815" calcext:value-type="float">
            <text:p>446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95" calcext:value-type="float">
            <text:p>0.4456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422.031" calcext:value-type="float">
            <text:p>422.0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04" calcext:value-type="float">
            <text:p>0.443904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01.13" calcext:value-type="float">
            <text:p>401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12" calcext:value-type="float">
            <text:p>0.4423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3.471" calcext:value-type="float">
            <text:p>383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95" calcext:value-type="float">
            <text:p>0.4408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68.58" calcext:value-type="float">
            <text:p>368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33" calcext:value-type="float">
            <text:p>0.4396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6.113" calcext:value-type="float">
            <text:p>356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11" calcext:value-type="float">
            <text:p>0.4385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5.834" calcext:value-type="float">
            <text:p>345.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12" calcext:value-type="float">
            <text:p>0.4375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7.582" calcext:value-type="float">
            <text:p>337.5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24" calcext:value-type="float">
            <text:p>0.4366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31.243" calcext:value-type="float">
            <text:p>331.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36" calcext:value-type="float">
            <text:p>0.4358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6.713" calcext:value-type="float">
            <text:p>326.7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136" calcext:value-type="float">
            <text:p>0.4351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23.876" calcext:value-type="float">
            <text:p>323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516" calcext:value-type="float">
            <text:p>0.4345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22.587" calcext:value-type="float">
            <text:p>322.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67" calcext:value-type="float">
            <text:p>0.4339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22.674" calcext:value-type="float">
            <text:p>322.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8" calcext:value-type="float">
            <text:p>0.433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23.944" calcext:value-type="float">
            <text:p>323.9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5" calcext:value-type="float">
            <text:p>0.433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6.197" calcext:value-type="float">
            <text:p>326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7" calcext:value-type="float">
            <text:p>0.432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29.238" calcext:value-type="float">
            <text:p>329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33" calcext:value-type="float">
            <text:p>0.4323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32.879" calcext:value-type="float">
            <text:p>332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36" calcext:value-type="float">
            <text:p>0.4320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36.949" calcext:value-type="float">
            <text:p>336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74" calcext:value-type="float">
            <text:p>0.4317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41.294" calcext:value-type="float">
            <text:p>341.2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43" calcext:value-type="float">
            <text:p>0.431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45.776" calcext:value-type="float">
            <text:p>345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39" calcext:value-type="float">
            <text:p>0.43133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50.277" calcext:value-type="float">
            <text:p>350.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6" calcext:value-type="float">
            <text:p>0.431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54.695" calcext:value-type="float">
            <text:p>354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01" calcext:value-type="float">
            <text:p>0.4310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358.948" calcext:value-type="float">
            <text:p>358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6" calcext:value-type="float">
            <text:p>0.4308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62.975" calcext:value-type="float">
            <text:p>362.9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35" calcext:value-type="float">
            <text:p>0.4307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66.734" calcext:value-type="float">
            <text:p>366.7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24" calcext:value-type="float">
            <text:p>0.4306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70.198" calcext:value-type="float">
            <text:p>370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24" calcext:value-type="float">
            <text:p>0.4305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73.355" calcext:value-type="float">
            <text:p>373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35" calcext:value-type="float">
            <text:p>0.4304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77945" calcext:value-type="float">
            <text:p>1779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8844" calcext:value-type="float">
            <text:p>0.8988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0369.2" calcext:value-type="float">
            <text:p>70369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7759" calcext:value-type="float">
            <text:p>0.8077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8737.1" calcext:value-type="float">
            <text:p>3873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40724" calcext:value-type="float">
            <text:p>0.7407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4109.3" calcext:value-type="float">
            <text:p>24109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9183" calcext:value-type="float">
            <text:p>0.689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6127.9" calcext:value-type="float">
            <text:p>1612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8593" calcext:value-type="float">
            <text:p>0.6485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1340.8" calcext:value-type="float">
            <text:p>1134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6006" calcext:value-type="float">
            <text:p>0.6160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282.04" calcext:value-type="float">
            <text:p>8282.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9428" calcext:value-type="float">
            <text:p>0.5894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6235.35" calcext:value-type="float">
            <text:p>6235.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7467" calcext:value-type="float">
            <text:p>0.5674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4816.28" calcext:value-type="float">
            <text:p>4816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9121" calcext:value-type="float">
            <text:p>0.5491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803.95" calcext:value-type="float">
            <text:p>3803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3656" calcext:value-type="float">
            <text:p>0.5336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064.61" calcext:value-type="float">
            <text:p>3064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0517" calcext:value-type="float">
            <text:p>0.5205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513.84" calcext:value-type="float">
            <text:p>2513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9281" calcext:value-type="float">
            <text:p>0.50928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96.48" calcext:value-type="float">
            <text:p>2096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9618" calcext:value-type="float">
            <text:p>0.4996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775.49" calcext:value-type="float">
            <text:p>177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1266" calcext:value-type="float">
            <text:p>0.4912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525.36" calcext:value-type="float">
            <text:p>1525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4018" calcext:value-type="float">
            <text:p>0.484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28.15" calcext:value-type="float">
            <text:p>1328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7705" calcext:value-type="float">
            <text:p>0.4777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2188" calcext:value-type="float">
            <text:p>0.4721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44.58" calcext:value-type="float">
            <text:p>104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353" calcext:value-type="float">
            <text:p>0.4673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41.982" calcext:value-type="float">
            <text:p>941.9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3106" calcext:value-type="float">
            <text:p>0.4631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58.045" calcext:value-type="float">
            <text:p>858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9367" calcext:value-type="float">
            <text:p>0.4593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88.865" calcext:value-type="float">
            <text:p>788.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069" calcext:value-type="float">
            <text:p>0.4560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31.455" calcext:value-type="float">
            <text:p>731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156" calcext:value-type="float">
            <text:p>0.4531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83.509" calcext:value-type="float">
            <text:p>683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578" calcext:value-type="float">
            <text:p>0.4505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43.23" calcext:value-type="float">
            <text:p>643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294" calcext:value-type="float">
            <text:p>0.4482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609.206" calcext:value-type="float">
            <text:p>609.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268" calcext:value-type="float">
            <text:p>0.4462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80.317" calcext:value-type="float">
            <text:p>580.3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469" calcext:value-type="float">
            <text:p>0.4444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55.671" calcext:value-type="float">
            <text:p>555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871" calcext:value-type="float">
            <text:p>0.442871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534.551" calcext:value-type="float">
            <text:p>534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449" calcext:value-type="float">
            <text:p>0.4414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16.374" calcext:value-type="float">
            <text:p>516.3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183" calcext:value-type="float">
            <text:p>0.4401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00.67" calcext:value-type="float">
            <text:p>500.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055" calcext:value-type="float">
            <text:p>0.4390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487.051" calcext:value-type="float">
            <text:p>487.0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05" calcext:value-type="float">
            <text:p>0.438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75.197" calcext:value-type="float">
            <text:p>475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154" calcext:value-type="float">
            <text:p>0.437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64.846" calcext:value-type="float">
            <text:p>464.8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355" calcext:value-type="float">
            <text:p>0.4363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55.776" calcext:value-type="float">
            <text:p>455.7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641" calcext:value-type="float">
            <text:p>0.4356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7.806" calcext:value-type="float">
            <text:p>447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003" calcext:value-type="float">
            <text:p>0.4350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40.783" calcext:value-type="float">
            <text:p>440.7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434" calcext:value-type="float">
            <text:p>0.4344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34.58" calcext:value-type="float">
            <text:p>43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925" calcext:value-type="float">
            <text:p>0.4339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429.091" calcext:value-type="float">
            <text:p>429.0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47" calcext:value-type="float">
            <text:p>0.433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24.233" calcext:value-type="float">
            <text:p>424.2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63" calcext:value-type="float">
            <text:p>0.4330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19.939" calcext:value-type="float">
            <text:p>419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99" calcext:value-type="float">
            <text:p>0.4326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416.159" calcext:value-type="float">
            <text:p>416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74" calcext:value-type="float">
            <text:p>0.4323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12.859" calcext:value-type="float">
            <text:p>412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83" calcext:value-type="float">
            <text:p>0.4320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410.014" calcext:value-type="float">
            <text:p>410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24" calcext:value-type="float">
            <text:p>0.4318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407.607" calcext:value-type="float">
            <text:p>407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92" calcext:value-type="float">
            <text:p>0.4315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05.621" calcext:value-type="float">
            <text:p>405.6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85" calcext:value-type="float">
            <text:p>0.431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404.028" calcext:value-type="float">
            <text:p>404.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01" calcext:value-type="float">
            <text:p>0.43120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02.791" calcext:value-type="float">
            <text:p>402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6" calcext:value-type="float">
            <text:p>0.4310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401.859" calcext:value-type="float">
            <text:p>401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9" calcext:value-type="float">
            <text:p>0.430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401.171" calcext:value-type="float">
            <text:p>401.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58" calcext:value-type="float">
            <text:p>0.43075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0.666" calcext:value-type="float">
            <text:p>400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41" calcext:value-type="float">
            <text:p>0.4306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400.285" calcext:value-type="float">
            <text:p>400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36" calcext:value-type="float">
            <text:p>0.4305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9966" calcext:value-type="float">
            <text:p>139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94674" calcext:value-type="float">
            <text:p>0.89467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156.1" calcext:value-type="float">
            <text:p>57156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03372" calcext:value-type="float">
            <text:p>0.80337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1531.3" calcext:value-type="float">
            <text:p>31531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36547" calcext:value-type="float">
            <text:p>0.7365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9478.1" calcext:value-type="float">
            <text:p>19478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85377" calcext:value-type="float">
            <text:p>0.6853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2878.4" calcext:value-type="float">
            <text:p>1287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5205" calcext:value-type="float">
            <text:p>0.6452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8930.92" calcext:value-type="float">
            <text:p>8930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13022" calcext:value-type="float">
            <text:p>0.61302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6424.41" calcext:value-type="float">
            <text:p>6424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6811" calcext:value-type="float">
            <text:p>0.5868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761.55" calcext:value-type="float">
            <text:p>4761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5171" calcext:value-type="float">
            <text:p>0.5651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20.37" calcext:value-type="float">
            <text:p>3620.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7105" calcext:value-type="float">
            <text:p>0.5471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815.68" calcext:value-type="float">
            <text:p>2815.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1881" calcext:value-type="float">
            <text:p>0.5318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235.44" calcext:value-type="float">
            <text:p>2235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895" calcext:value-type="float">
            <text:p>0.518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809.12" calcext:value-type="float">
            <text:p>1809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7893" calcext:value-type="float">
            <text:p>0.5078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490.81" calcext:value-type="float">
            <text:p>1490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8384" calcext:value-type="float">
            <text:p>0.49838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249.8" calcext:value-type="float">
            <text:p>1249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0166" calcext:value-type="float">
            <text:p>0.4901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65.05" calcext:value-type="float">
            <text:p>1065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3034" calcext:value-type="float">
            <text:p>0.4830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21.868" calcext:value-type="float">
            <text:p>921.8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821" calcext:value-type="float">
            <text:p>0.4768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809.794" calcext:value-type="float">
            <text:p>809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1392" calcext:value-type="float">
            <text:p>0.4713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21.279" calcext:value-type="float">
            <text:p>721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634" calcext:value-type="float">
            <text:p>0.4666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650.792" calcext:value-type="float">
            <text:p>650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2455" calcext:value-type="float">
            <text:p>0.46245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94.236" calcext:value-type="float">
            <text:p>594.2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775" calcext:value-type="float">
            <text:p>0.458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48.537" calcext:value-type="float">
            <text:p>548.5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529" calcext:value-type="float">
            <text:p>0.45552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11.372" calcext:value-type="float">
            <text:p>511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662" calcext:value-type="float">
            <text:p>0.4526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80.965" calcext:value-type="float">
            <text:p>480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125" calcext:value-type="float">
            <text:p>0.450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55.949" calcext:value-type="float">
            <text:p>455.9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877" calcext:value-type="float">
            <text:p>0.4478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35.263" calcext:value-type="float">
            <text:p>435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883" calcext:value-type="float">
            <text:p>0.4458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418.08" calcext:value-type="float">
            <text:p>418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113" calcext:value-type="float">
            <text:p>0.4441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403.748" calcext:value-type="float">
            <text:p>403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54" calcext:value-type="float">
            <text:p>0.442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91.754" calcext:value-type="float">
            <text:p>391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142" calcext:value-type="float">
            <text:p>0.441142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381.687" calcext:value-type="float">
            <text:p>381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97" calcext:value-type="float">
            <text:p>0.4398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3.222" calcext:value-type="float">
            <text:p>373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88" calcext:value-type="float">
            <text:p>0.43878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6.096" calcext:value-type="float">
            <text:p>366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01" calcext:value-type="float">
            <text:p>0.4378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0.099" calcext:value-type="float">
            <text:p>360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21" calcext:value-type="float">
            <text:p>0.4369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5.061" calcext:value-type="float">
            <text:p>355.0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36" calcext:value-type="float">
            <text:p>0.436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0.843" calcext:value-type="float">
            <text:p>350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36" calcext:value-type="float">
            <text:p>0.4354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47.336" calcext:value-type="float">
            <text:p>347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11" calcext:value-type="float">
            <text:p>0.4348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4.454" calcext:value-type="float">
            <text:p>344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4" calcext:value-type="float">
            <text:p>0.4342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42.132" calcext:value-type="float">
            <text:p>342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56" calcext:value-type="float">
            <text:p>0.4337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40.334" calcext:value-type="float">
            <text:p>340.3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12" calcext:value-type="float">
            <text:p>0.4333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39.058" calcext:value-type="float">
            <text:p>339.0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16" calcext:value-type="float">
            <text:p>0.4329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38.353" calcext:value-type="float">
            <text:p>338.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3" calcext:value-type="float">
            <text:p>0.4325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38.332" calcext:value-type="float">
            <text:p>338.3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9" calcext:value-type="float">
            <text:p>0.432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339.132" calcext:value-type="float">
            <text:p>339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1" calcext:value-type="float">
            <text:p>0.43197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40.836" calcext:value-type="float">
            <text:p>340.8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5" calcext:value-type="float">
            <text:p>0.4317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43.404" calcext:value-type="float">
            <text:p>343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5" calcext:value-type="float">
            <text:p>0.4315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346.694" calcext:value-type="float">
            <text:p>346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" calcext:value-type="float">
            <text:p>0.431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50.513" calcext:value-type="float">
            <text:p>350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6" calcext:value-type="float">
            <text:p>0.431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354.656" calcext:value-type="float">
            <text:p>354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8" calcext:value-type="float">
            <text:p>0.430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358.932" calcext:value-type="float">
            <text:p>358.9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1" calcext:value-type="float">
            <text:p>0.4308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363.181" calcext:value-type="float">
            <text:p>363.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6" calcext:value-type="float">
            <text:p>0.4307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67.278" calcext:value-type="float">
            <text:p>367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05" calcext:value-type="float">
            <text:p>0.4306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371.128" calcext:value-type="float">
            <text:p>371.1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05" calcext:value-type="float">
            <text:p>0.4305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03398" calcext:value-type="float">
            <text:p>1033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77931" calcext:value-type="float">
            <text:p>0.8779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2343.6" calcext:value-type="float">
            <text:p>4234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91259" calcext:value-type="float">
            <text:p>0.7912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3083.4" calcext:value-type="float">
            <text:p>23083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7556" calcext:value-type="float">
            <text:p>0.727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3959.3" calcext:value-type="float">
            <text:p>13959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8519" calcext:value-type="float">
            <text:p>0.6785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984.77" calcext:value-type="float">
            <text:p>8984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9847" calcext:value-type="float">
            <text:p>0.6398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043.47" calcext:value-type="float">
            <text:p>6043.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8752" calcext:value-type="float">
            <text:p>0.6087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4207.19" calcext:value-type="float">
            <text:p>4207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3351" calcext:value-type="float">
            <text:p>0.5833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014.87" calcext:value-type="float">
            <text:p>3014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2331" calcext:value-type="float">
            <text:p>0.562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217.39" calcext:value-type="float">
            <text:p>2217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4748" calcext:value-type="float">
            <text:p>0.5447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671.65" calcext:value-type="float">
            <text:p>1671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907" calcext:value-type="float">
            <text:p>0.52990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291.41" calcext:value-type="float">
            <text:p>1291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7284" calcext:value-type="float">
            <text:p>0.5172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022.72" calcext:value-type="float">
            <text:p>1022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6479" calcext:value-type="float">
            <text:p>0.506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830.75" calcext:value-type="float">
            <text:p>830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7177" calcext:value-type="float">
            <text:p>0.4971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92.455" calcext:value-type="float">
            <text:p>692.4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9133" calcext:value-type="float">
            <text:p>0.48913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92.228" calcext:value-type="float">
            <text:p>592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146" calcext:value-type="float">
            <text:p>0.4821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19.316" calcext:value-type="float">
            <text:p>519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6056" calcext:value-type="float">
            <text:p>0.4760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66.192" calcext:value-type="float">
            <text:p>466.1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731" calcext:value-type="float">
            <text:p>0.4707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427.514" calcext:value-type="float">
            <text:p>427.5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6063" calcext:value-type="float">
            <text:p>0.4660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399.449" calcext:value-type="float">
            <text:p>399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961" calcext:value-type="float">
            <text:p>0.4619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79.218" calcext:value-type="float">
            <text:p>379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348" calcext:value-type="float">
            <text:p>0.4583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64.79" calcext:value-type="float">
            <text:p>364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16" calcext:value-type="float">
            <text:p>0.455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54.671" calcext:value-type="float">
            <text:p>354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343" calcext:value-type="float">
            <text:p>0.4523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347.755" calcext:value-type="float">
            <text:p>347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5" calcext:value-type="float">
            <text:p>0.449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43.218" calcext:value-type="float">
            <text:p>343.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4" calcext:value-type="float">
            <text:p>0.447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40.447" calcext:value-type="float">
            <text:p>340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8" calcext:value-type="float">
            <text:p>0.44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38.984" calcext:value-type="float">
            <text:p>338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4" calcext:value-type="float">
            <text:p>0.443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8.484" calcext:value-type="float">
            <text:p>338.4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93" calcext:value-type="float">
            <text:p>0.44239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8.691" calcext:value-type="float">
            <text:p>338.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17" calcext:value-type="float">
            <text:p>0.4410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9.413" calcext:value-type="float">
            <text:p>339.4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92" calcext:value-type="float">
            <text:p>0.439792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340.507" calcext:value-type="float">
            <text:p>340.5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01" calcext:value-type="float">
            <text:p>0.4387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1.869" calcext:value-type="float">
            <text:p>341.8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29" calcext:value-type="float">
            <text:p>0.4377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3.419" calcext:value-type="float">
            <text:p>343.4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63" calcext:value-type="float">
            <text:p>0.4368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5.104" calcext:value-type="float">
            <text:p>345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9" calcext:value-type="float">
            <text:p>0.436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6.883" calcext:value-type="float">
            <text:p>346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48.729" calcext:value-type="float">
            <text:p>348.7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85" calcext:value-type="float">
            <text:p>0.4347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50.625" calcext:value-type="float">
            <text:p>350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36" calcext:value-type="float">
            <text:p>0.4342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52.559" calcext:value-type="float">
            <text:p>352.5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46" calcext:value-type="float">
            <text:p>0.4337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54.527" calcext:value-type="float">
            <text:p>354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08" calcext:value-type="float">
            <text:p>0.4333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56.525" calcext:value-type="float">
            <text:p>356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17" calcext:value-type="float">
            <text:p>0.4329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58.553" calcext:value-type="float">
            <text:p>358.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68" calcext:value-type="float">
            <text:p>0.43256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0.613" calcext:value-type="float">
            <text:p>360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56" calcext:value-type="float">
            <text:p>0.4322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62.704" calcext:value-type="float">
            <text:p>362.7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8" calcext:value-type="float">
            <text:p>0.4319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64.824" calcext:value-type="float">
            <text:p>364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3" calcext:value-type="float">
            <text:p>0.431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66.966" calcext:value-type="float">
            <text:p>366.9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8" calcext:value-type="float">
            <text:p>0.4315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369.121" calcext:value-type="float">
            <text:p>369.1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11" calcext:value-type="float">
            <text:p>0.431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71.274" calcext:value-type="float">
            <text:p>371.2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4" calcext:value-type="float">
            <text:p>0.43113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373.406" calcext:value-type="float">
            <text:p>373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7" calcext:value-type="float">
            <text:p>0.4309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75.493" calcext:value-type="float">
            <text:p>375.4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6" calcext:value-type="float">
            <text:p>0.4308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77.511" calcext:value-type="float">
            <text:p>377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" calcext:value-type="float">
            <text:p>0.430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379.438" calcext:value-type="float">
            <text:p>379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8" calcext:value-type="float">
            <text:p>0.4305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81.252" calcext:value-type="float">
            <text:p>381.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8" calcext:value-type="float">
            <text:p>0.4304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7547.6" calcext:value-type="float">
            <text:p>77547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6667" calcext:value-type="float">
            <text:p>0.8566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3932.1" calcext:value-type="float">
            <text:p>3393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664" calcext:value-type="float">
            <text:p>0.7776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763.6" calcext:value-type="float">
            <text:p>18763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923" calcext:value-type="float">
            <text:p>0.71792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1363" calcext:value-type="float">
            <text:p>11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36" calcext:value-type="float">
            <text:p>0.67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278.8" calcext:value-type="float">
            <text:p>7278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346" calcext:value-type="float">
            <text:p>0.6343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855.08" calcext:value-type="float">
            <text:p>4855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419" calcext:value-type="float">
            <text:p>0.6044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344.58" calcext:value-type="float">
            <text:p>334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871" calcext:value-type="float">
            <text:p>0.5798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369.55" calcext:value-type="float">
            <text:p>2369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494" calcext:value-type="float">
            <text:p>0.5594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723.58" calcext:value-type="float">
            <text:p>1723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407" calcext:value-type="float">
            <text:p>0.5424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287.26" calcext:value-type="float">
            <text:p>1287.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957" calcext:value-type="float">
            <text:p>0.5279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88.341" calcext:value-type="float">
            <text:p>988.3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647" calcext:value-type="float">
            <text:p>0.5156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781.527" calcext:value-type="float">
            <text:p>781.5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095" calcext:value-type="float">
            <text:p>0.5050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37.588" calcext:value-type="float">
            <text:p>637.5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003" calcext:value-type="float">
            <text:p>0.4960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37.2" calcext:value-type="float">
            <text:p>53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131" calcext:value-type="float">
            <text:p>0.488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7.323" calcext:value-type="float">
            <text:p>467.3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289" calcext:value-type="float">
            <text:p>0.4812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19.011" calcext:value-type="float">
            <text:p>419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322" calcext:value-type="float">
            <text:p>0.4753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86.037" calcext:value-type="float">
            <text:p>386.0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101" calcext:value-type="float">
            <text:p>0.4701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364.014" calcext:value-type="float">
            <text:p>364.0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522" calcext:value-type="float">
            <text:p>0.4655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9.821" calcext:value-type="float">
            <text:p>349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496" calcext:value-type="float">
            <text:p>0.4614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341.221" calcext:value-type="float">
            <text:p>341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949" calcext:value-type="float">
            <text:p>0.4579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36.596" calcext:value-type="float">
            <text:p>336.5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818" calcext:value-type="float">
            <text:p>0.4548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4.775" calcext:value-type="float">
            <text:p>334.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05" calcext:value-type="float">
            <text:p>0.452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334.906" calcext:value-type="float">
            <text:p>334.9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6" calcext:value-type="float">
            <text:p>0.44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36.368" calcext:value-type="float">
            <text:p>336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428" calcext:value-type="float">
            <text:p>0.447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38.709" calcext:value-type="float">
            <text:p>338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501" calcext:value-type="float">
            <text:p>0.4455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41.599" calcext:value-type="float">
            <text:p>341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89" calcext:value-type="float">
            <text:p>0.4437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44.803" calcext:value-type="float">
            <text:p>344.8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68" calcext:value-type="float">
            <text:p>0.4422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48.149" calcext:value-type="float">
            <text:p>348.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14" calcext:value-type="float">
            <text:p>0.4409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51.519" calcext:value-type="float">
            <text:p>351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08" calcext:value-type="float">
            <text:p>0.4397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54.827" calcext:value-type="float">
            <text:p>354.8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34" calcext:value-type="float">
            <text:p>0.43863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58.018" calcext:value-type="float">
            <text:p>358.0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77" calcext:value-type="float">
            <text:p>0.437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1.056" calcext:value-type="float">
            <text:p>361.0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24" calcext:value-type="float">
            <text:p>0.4368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3.917" calcext:value-type="float">
            <text:p>363.9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62" calcext:value-type="float">
            <text:p>0.4360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82" calcext:value-type="float">
            <text:p>0.4353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9.077" calcext:value-type="float">
            <text:p>369.0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75" calcext:value-type="float">
            <text:p>0.4347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71.373" calcext:value-type="float">
            <text:p>371.3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33" calcext:value-type="float">
            <text:p>0.434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3.486" calcext:value-type="float">
            <text:p>373.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48" calcext:value-type="float">
            <text:p>0.4337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75.424" calcext:value-type="float">
            <text:p>375.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15" calcext:value-type="float">
            <text:p>0.4333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77.196" calcext:value-type="float">
            <text:p>377.1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28" calcext:value-type="float">
            <text:p>0.4329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78.814" calcext:value-type="float">
            <text:p>378.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82" calcext:value-type="float">
            <text:p>0.4325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80.287" calcext:value-type="float">
            <text:p>380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3" calcext:value-type="float">
            <text:p>0.43227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81.626" calcext:value-type="float">
            <text:p>381.6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6" calcext:value-type="float">
            <text:p>0.4319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82.843" calcext:value-type="float">
            <text:p>382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48" calcext:value-type="float">
            <text:p>0.4317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83.947" calcext:value-type="float">
            <text:p>383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7" calcext:value-type="float">
            <text:p>0.4315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384.948" calcext:value-type="float">
            <text:p>384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9" calcext:value-type="float">
            <text:p>0.4313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85.854" calcext:value-type="float">
            <text:p>385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1" calcext:value-type="float">
            <text:p>0.4311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86.675" calcext:value-type="float">
            <text:p>386.6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2" calcext:value-type="float">
            <text:p>0.4309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87.418" calcext:value-type="float">
            <text:p>387.4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5" calcext:value-type="float">
            <text:p>0.430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388.089" calcext:value-type="float">
            <text:p>388.0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22" calcext:value-type="float">
            <text:p>0.4307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388.696" calcext:value-type="float">
            <text:p>388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08" calcext:value-type="float">
            <text:p>0.4306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389.244" calcext:value-type="float">
            <text:p>389.2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06" calcext:value-type="float">
            <text:p>0.4305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3794.1" calcext:value-type="float">
            <text:p>63794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5826" calcext:value-type="float">
            <text:p>0.8258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9169.7" calcext:value-type="float">
            <text:p>29169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9243" calcext:value-type="float">
            <text:p>0.7592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6865.1" calcext:value-type="float">
            <text:p>16865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5225" calcext:value-type="float">
            <text:p>0.7052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0608.4" calcext:value-type="float">
            <text:p>10608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2082" calcext:value-type="float">
            <text:p>0.6620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046.63" calcext:value-type="float">
            <text:p>7046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7312" calcext:value-type="float">
            <text:p>0.6273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4875.51" calcext:value-type="float">
            <text:p>4875.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8938" calcext:value-type="float">
            <text:p>0.59893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487.6" calcext:value-type="float">
            <text:p>3487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5512" calcext:value-type="float">
            <text:p>0.575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568.44" calcext:value-type="float">
            <text:p>2568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597" calcext:value-type="float">
            <text:p>0.555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942.81" calcext:value-type="float">
            <text:p>1942.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52" calcext:value-type="float">
            <text:p>0.5395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07.64" calcext:value-type="float">
            <text:p>1507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567" calcext:value-type="float">
            <text:p>0.5255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199.58" calcext:value-type="float">
            <text:p>1199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651" calcext:value-type="float">
            <text:p>0.5136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978.357" calcext:value-type="float">
            <text:p>978.3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416" calcext:value-type="float">
            <text:p>0.5034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817.625" calcext:value-type="float">
            <text:p>817.6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582" calcext:value-type="float">
            <text:p>0.4945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699.712" calcext:value-type="float">
            <text:p>699.7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924" calcext:value-type="float">
            <text:p>0.4869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612.526" calcext:value-type="float">
            <text:p>612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26" calcext:value-type="float">
            <text:p>0.480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47.651" calcext:value-type="float">
            <text:p>547.6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442" calcext:value-type="float">
            <text:p>0.4744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99.133" calcext:value-type="float">
            <text:p>499.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347" calcext:value-type="float">
            <text:p>0.4693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462.709" calcext:value-type="float">
            <text:p>462.7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876" calcext:value-type="float">
            <text:p>0.4648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35.29" calcext:value-type="float">
            <text:p>435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942" calcext:value-type="float">
            <text:p>0.4609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14.616" calcext:value-type="float">
            <text:p>414.6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474" calcext:value-type="float">
            <text:p>0.4574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99.015" calcext:value-type="float">
            <text:p>399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12" calcext:value-type="float">
            <text:p>0.4544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87.249" calcext:value-type="float">
            <text:p>387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704" calcext:value-type="float">
            <text:p>0.4517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78.386" calcext:value-type="float">
            <text:p>378.3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06" calcext:value-type="float">
            <text:p>0.44930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71.727" calcext:value-type="float">
            <text:p>371.7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8" calcext:value-type="float">
            <text:p>0.447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66.743" calcext:value-type="float">
            <text:p>366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93" calcext:value-type="float">
            <text:p>0.4452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63.033" calcext:value-type="float">
            <text:p>363.0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18" calcext:value-type="float">
            <text:p>0.4436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60.292" calcext:value-type="float">
            <text:p>360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28" calcext:value-type="float">
            <text:p>0.4421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58.287" calcext:value-type="float">
            <text:p>358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02" calcext:value-type="float">
            <text:p>0.4408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56.842" calcext:value-type="float">
            <text:p>356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23" calcext:value-type="float">
            <text:p>0.4396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55.825" calcext:value-type="float">
            <text:p>355.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72" calcext:value-type="float">
            <text:p>0.43857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5.138" calcext:value-type="float">
            <text:p>355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36" calcext:value-type="float">
            <text:p>0.437636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54.711" calcext:value-type="float">
            <text:p>354.7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02" calcext:value-type="float">
            <text:p>0.4368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4.501" calcext:value-type="float">
            <text:p>354.5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58" calcext:value-type="float">
            <text:p>0.4360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4.485" calcext:value-type="float">
            <text:p>354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95" calcext:value-type="float">
            <text:p>0.4353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4.661" calcext:value-type="float">
            <text:p>354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03" calcext:value-type="float">
            <text:p>0.4348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55.047" calcext:value-type="float">
            <text:p>355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74" calcext:value-type="float">
            <text:p>0.4342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55.669" calcext:value-type="float">
            <text:p>355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01" calcext:value-type="float">
            <text:p>0.4338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56.555" calcext:value-type="float">
            <text:p>356.5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76" calcext:value-type="float">
            <text:p>0.43337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57.723" calcext:value-type="float">
            <text:p>357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93" calcext:value-type="float">
            <text:p>0.43299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59.166" calcext:value-type="float">
            <text:p>359.1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49" calcext:value-type="float">
            <text:p>0.43264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360.859" calcext:value-type="float">
            <text:p>36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39" calcext:value-type="float">
            <text:p>0.4323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62.756" calcext:value-type="float">
            <text:p>362.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59" calcext:value-type="float">
            <text:p>0.4320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64.806" calcext:value-type="float">
            <text:p>364.8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07" calcext:value-type="float">
            <text:p>0.43180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366.953" calcext:value-type="float">
            <text:p>366.9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81" calcext:value-type="float">
            <text:p>0.4315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369.143" calcext:value-type="float">
            <text:p>369.1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77" calcext:value-type="float">
            <text:p>0.4313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371.328" calcext:value-type="float">
            <text:p>371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94" calcext:value-type="float">
            <text:p>0.43119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73.468" calcext:value-type="float">
            <text:p>373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3" calcext:value-type="float">
            <text:p>0.431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375.528" calcext:value-type="float">
            <text:p>375.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2" calcext:value-type="float">
            <text:p>0.4308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77.485" calcext:value-type="float">
            <text:p>377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5" calcext:value-type="float">
            <text:p>0.430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379.318" calcext:value-type="float">
            <text:p>379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32" calcext:value-type="float">
            <text:p>0.4306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381.017" calcext:value-type="float">
            <text:p>381.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26" calcext:value-type="float">
            <text:p>0.4305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5521.7" calcext:value-type="float">
            <text:p>55521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5414" calcext:value-type="float">
            <text:p>0.8254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523.9" calcext:value-type="float">
            <text:p>28523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5993" calcext:value-type="float">
            <text:p>0.7559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092.8" calcext:value-type="float">
            <text:p>1709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1648" calcext:value-type="float">
            <text:p>0.7016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1105.7" calcext:value-type="float">
            <text:p>1110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58715" calcext:value-type="float">
            <text:p>0.6587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625.28" calcext:value-type="float">
            <text:p>7625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4277" calcext:value-type="float">
            <text:p>0.6242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460.97" calcext:value-type="float">
            <text:p>5460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6249" calcext:value-type="float">
            <text:p>0.5962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048.02" calcext:value-type="float">
            <text:p>4048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3144" calcext:value-type="float">
            <text:p>0.573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3090.54" calcext:value-type="float">
            <text:p>3090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3888" calcext:value-type="float">
            <text:p>0.5538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22.08" calcext:value-type="float">
            <text:p>2422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769" calcext:value-type="float">
            <text:p>0.537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43.84" calcext:value-type="float">
            <text:p>1943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3955" calcext:value-type="float">
            <text:p>0.5239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594.58" calcext:value-type="float">
            <text:p>1594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228" calcext:value-type="float">
            <text:p>0.5122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334.97" calcext:value-type="float">
            <text:p>1334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159" calcext:value-type="float">
            <text:p>0.5021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1139.02" calcext:value-type="float">
            <text:p>1139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468" calcext:value-type="float">
            <text:p>0.4934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89.102" calcext:value-type="float">
            <text:p>989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5934" calcext:value-type="float">
            <text:p>0.4859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873.017" calcext:value-type="float">
            <text:p>873.0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378" calcext:value-type="float">
            <text:p>0.4793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82.145" calcext:value-type="float">
            <text:p>782.1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655" calcext:value-type="float">
            <text:p>0.4736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10.3" calcext:value-type="float">
            <text:p>71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644" calcext:value-type="float">
            <text:p>0.468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52.978" calcext:value-type="float">
            <text:p>652.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245" calcext:value-type="float">
            <text:p>0.4642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606.854" calcext:value-type="float">
            <text:p>606.8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375" calcext:value-type="float">
            <text:p>0.4603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69.446" calcext:value-type="float">
            <text:p>569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6963" calcext:value-type="float">
            <text:p>0.4569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38.879" calcext:value-type="float">
            <text:p>538.8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951" calcext:value-type="float">
            <text:p>0.4539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13.723" calcext:value-type="float">
            <text:p>513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287" calcext:value-type="float">
            <text:p>0.4512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92.878" calcext:value-type="float">
            <text:p>492.8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28" calcext:value-type="float">
            <text:p>0.4489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475.489" calcext:value-type="float">
            <text:p>475.4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837" calcext:value-type="float">
            <text:p>0.4468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60.885" calcext:value-type="float">
            <text:p>460.8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4981" calcext:value-type="float">
            <text:p>0.4449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48.538" calcext:value-type="float">
            <text:p>448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32" calcext:value-type="float">
            <text:p>0.4433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438.025" calcext:value-type="float">
            <text:p>438.0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67" calcext:value-type="float">
            <text:p>0.4418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429.005" calcext:value-type="float">
            <text:p>429.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64" calcext:value-type="float">
            <text:p>0.4405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21.2" calcext:value-type="float">
            <text:p>421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04" calcext:value-type="float">
            <text:p>0.4394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414.379" calcext:value-type="float">
            <text:p>414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71" calcext:value-type="float">
            <text:p>0.4383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08.34" calcext:value-type="float">
            <text:p>408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53" calcext:value-type="float">
            <text:p>0.4374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02.904" calcext:value-type="float">
            <text:p>402.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35" calcext:value-type="float">
            <text:p>0.436635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397.897" calcext:value-type="float">
            <text:p>397.8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09" calcext:value-type="float">
            <text:p>0.435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93.137" calcext:value-type="float">
            <text:p>393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65" calcext:value-type="float">
            <text:p>0.43526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8.476" calcext:value-type="float">
            <text:p>388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95" calcext:value-type="float">
            <text:p>0.4346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4.015" calcext:value-type="float">
            <text:p>384.0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6" calcext:value-type="float">
            <text:p>0.4341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0.177" calcext:value-type="float">
            <text:p>380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24" calcext:value-type="float">
            <text:p>0.4337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77.264" calcext:value-type="float">
            <text:p>377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04" calcext:value-type="float">
            <text:p>0.433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5.318" calcext:value-type="float">
            <text:p>375.3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25" calcext:value-type="float">
            <text:p>0.4329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74.25" calcext:value-type="float">
            <text:p>374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83" calcext:value-type="float">
            <text:p>0.4325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73.92" calcext:value-type="float">
            <text:p>373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5" calcext:value-type="float">
            <text:p>0.4322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74.18" calcext:value-type="float">
            <text:p>374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99" calcext:value-type="float">
            <text:p>0.4319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74.895" calcext:value-type="float">
            <text:p>374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1" calcext:value-type="float">
            <text:p>0.4317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75.942" calcext:value-type="float">
            <text:p>375.9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8" calcext:value-type="float">
            <text:p>0.4315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77.216" calcext:value-type="float">
            <text:p>377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9" calcext:value-type="float">
            <text:p>0.4313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378.631" calcext:value-type="float">
            <text:p>378.6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" calcext:value-type="float">
            <text:p>0.431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80.116" calcext:value-type="float">
            <text:p>380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" calcext:value-type="float">
            <text:p>0.430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381.613" calcext:value-type="float">
            <text:p>381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6" calcext:value-type="float">
            <text:p>0.4308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83.079" calcext:value-type="float">
            <text:p>383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18" calcext:value-type="float">
            <text:p>0.4307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384.481" calcext:value-type="float">
            <text:p>384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03" calcext:value-type="float">
            <text:p>0.4306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85.794" calcext:value-type="float">
            <text:p>385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" calcext:value-type="float">
            <text:p>0.43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1321.9" calcext:value-type="float">
            <text:p>51321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27968" calcext:value-type="float">
            <text:p>0.8279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6304.9" calcext:value-type="float">
            <text:p>2630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58017" calcext:value-type="float">
            <text:p>0.7580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828.2" calcext:value-type="float">
            <text:p>15828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325" calcext:value-type="float">
            <text:p>0.703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349.1" calcext:value-type="float">
            <text:p>10349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0002" calcext:value-type="float">
            <text:p>0.6600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161.5" calcext:value-type="float">
            <text:p>716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5328" calcext:value-type="float">
            <text:p>0.6253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175.02" calcext:value-type="float">
            <text:p>5175.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7117" calcext:value-type="float">
            <text:p>0.5971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874.05" calcext:value-type="float">
            <text:p>3874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3869" calcext:value-type="float">
            <text:p>0.5738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88.87" calcext:value-type="float">
            <text:p>2988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4498" calcext:value-type="float">
            <text:p>0.5544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367.9" calcext:value-type="float">
            <text:p>2367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8206" calcext:value-type="float">
            <text:p>0.5382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921.17" calcext:value-type="float">
            <text:p>1921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4395" calcext:value-type="float">
            <text:p>0.5243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592.88" calcext:value-type="float">
            <text:p>1592.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2605" calcext:value-type="float">
            <text:p>0.5126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347.2" calcext:value-type="float">
            <text:p>1347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2483" calcext:value-type="float">
            <text:p>0.5024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160.4" calcext:value-type="float">
            <text:p>116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747" calcext:value-type="float">
            <text:p>0.4937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16.36" calcext:value-type="float">
            <text:p>1016.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175" calcext:value-type="float">
            <text:p>0.4861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903.907" calcext:value-type="float">
            <text:p>903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9587" calcext:value-type="float">
            <text:p>0.4795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15.119" calcext:value-type="float">
            <text:p>815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3836" calcext:value-type="float">
            <text:p>0.4738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744.3" calcext:value-type="float">
            <text:p>744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88" calcext:value-type="float">
            <text:p>0.46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687.287" calcext:value-type="float">
            <text:p>687.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38" calcext:value-type="float">
            <text:p>0.464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640.997" calcext:value-type="float">
            <text:p>640.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491" calcext:value-type="float">
            <text:p>0.4604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603.117" calcext:value-type="float">
            <text:p>603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064" calcext:value-type="float">
            <text:p>0.4570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71.895" calcext:value-type="float">
            <text:p>571.8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037" calcext:value-type="float">
            <text:p>0.4540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45.987" calcext:value-type="float">
            <text:p>545.9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36" calcext:value-type="float">
            <text:p>0.4513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524.355" calcext:value-type="float">
            <text:p>524.3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899" calcext:value-type="float">
            <text:p>0.448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506.189" calcext:value-type="float">
            <text:p>506.1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6888" calcext:value-type="float">
            <text:p>0.44688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90.851" calcext:value-type="float">
            <text:p>490.8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022" calcext:value-type="float">
            <text:p>0.4450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77.837" calcext:value-type="float">
            <text:p>477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365" calcext:value-type="float">
            <text:p>0.4433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466.744" calcext:value-type="float">
            <text:p>466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891" calcext:value-type="float">
            <text:p>0.4418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457.247" calcext:value-type="float">
            <text:p>457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58" calcext:value-type="float">
            <text:p>0.440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49.085" calcext:value-type="float">
            <text:p>449.0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12" calcext:value-type="float">
            <text:p>0.4394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42.044" calcext:value-type="float">
            <text:p>442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72" calcext:value-type="float">
            <text:p>0.4383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35.951" calcext:value-type="float">
            <text:p>435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44" calcext:value-type="float">
            <text:p>0.4374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430.661" calcext:value-type="float">
            <text:p>430.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17" calcext:value-type="float">
            <text:p>0.4366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426.055" calcext:value-type="float">
            <text:p>426.0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79" calcext:value-type="float">
            <text:p>0.435879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22.036" calcext:value-type="float">
            <text:p>422.0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2" calcext:value-type="float">
            <text:p>0.435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8.519" calcext:value-type="float">
            <text:p>418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32" calcext:value-type="float">
            <text:p>0.4346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5.437" calcext:value-type="float">
            <text:p>415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07" calcext:value-type="float">
            <text:p>0.43410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12.73" calcext:value-type="float">
            <text:p>412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37" calcext:value-type="float">
            <text:p>0.4336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10.351" calcext:value-type="float">
            <text:p>410.3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18" calcext:value-type="float">
            <text:p>0.4332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8.256" calcext:value-type="float">
            <text:p>408.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3" calcext:value-type="float">
            <text:p>0.432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06.411" calcext:value-type="float">
            <text:p>406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8" calcext:value-type="float">
            <text:p>0.4325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04.787" calcext:value-type="float">
            <text:p>404.7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09" calcext:value-type="float">
            <text:p>0.4322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3.358" calcext:value-type="float">
            <text:p>403.3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1" calcext:value-type="float">
            <text:p>0.4319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2.105" calcext:value-type="float">
            <text:p>402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02" calcext:value-type="float">
            <text:p>0.43170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401.011" calcext:value-type="float">
            <text:p>401.0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9" calcext:value-type="float">
            <text:p>0.4314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400.066" calcext:value-type="float">
            <text:p>400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97" calcext:value-type="float">
            <text:p>0.4312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99.264" calcext:value-type="float">
            <text:p>399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6" calcext:value-type="float">
            <text:p>0.4311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98.605" calcext:value-type="float">
            <text:p>398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3" calcext:value-type="float">
            <text:p>0.4309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98.087" calcext:value-type="float">
            <text:p>398.0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4" calcext:value-type="float">
            <text:p>0.4308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397.702" calcext:value-type="float">
            <text:p>397.7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9" calcext:value-type="float">
            <text:p>0.4307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97.423" calcext:value-type="float">
            <text:p>397.4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6" calcext:value-type="float">
            <text:p>0.4305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97.219" calcext:value-type="float">
            <text:p>397.2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3" calcext:value-type="float">
            <text:p>0.4304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7117.8" calcext:value-type="float">
            <text:p>37117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2223" calcext:value-type="float">
            <text:p>0.8422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8600.4" calcext:value-type="float">
            <text:p>1860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8529" calcext:value-type="float">
            <text:p>0.7685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0952.9" calcext:value-type="float">
            <text:p>10952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1422" calcext:value-type="float">
            <text:p>0.7114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994.82" calcext:value-type="float">
            <text:p>6994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6555" calcext:value-type="float">
            <text:p>0.6665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4722.48" calcext:value-type="float">
            <text:p>4722.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0693" calcext:value-type="float">
            <text:p>0.6306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329.49" calcext:value-type="float">
            <text:p>3329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158" calcext:value-type="float">
            <text:p>0.601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2434.72" calcext:value-type="float">
            <text:p>2434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628" calcext:value-type="float">
            <text:p>0.5776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39.29" calcext:value-type="float">
            <text:p>1839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697" calcext:value-type="float">
            <text:p>0.5576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431.87" calcext:value-type="float">
            <text:p>1431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952" calcext:value-type="float">
            <text:p>0.5409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46.77" calcext:value-type="float">
            <text:p>1146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768" calcext:value-type="float">
            <text:p>0.5267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43.531" calcext:value-type="float">
            <text:p>943.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67" calcext:value-type="float">
            <text:p>0.514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796.406" calcext:value-type="float">
            <text:p>796.4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289" calcext:value-type="float">
            <text:p>0.50428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88.508" calcext:value-type="float">
            <text:p>688.5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35" calcext:value-type="float">
            <text:p>0.4953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608.5" calcext:value-type="float">
            <text:p>608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77" calcext:value-type="float">
            <text:p>0.4875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548.613" calcext:value-type="float">
            <text:p>548.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3" calcext:value-type="float">
            <text:p>0.480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503.426" calcext:value-type="float">
            <text:p>503.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42" calcext:value-type="float">
            <text:p>0.4749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69.096" calcext:value-type="float">
            <text:p>469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88" calcext:value-type="float">
            <text:p>0.469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442.864" calcext:value-type="float">
            <text:p>442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65" calcext:value-type="float">
            <text:p>0.4652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422.724" calcext:value-type="float">
            <text:p>422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87" calcext:value-type="float">
            <text:p>0.4612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407.203" calcext:value-type="float">
            <text:p>407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81" calcext:value-type="float">
            <text:p>0.4577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95.207" calcext:value-type="float">
            <text:p>395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85" calcext:value-type="float">
            <text:p>0.4546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385.922" calcext:value-type="float">
            <text:p>385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48" calcext:value-type="float">
            <text:p>0.4519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78.732" calcext:value-type="float">
            <text:p>378.7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523" calcext:value-type="float">
            <text:p>0.449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73.172" calcext:value-type="float">
            <text:p>373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74" calcext:value-type="float">
            <text:p>0.4473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68.889" calcext:value-type="float">
            <text:p>368.8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466" calcext:value-type="float">
            <text:p>0.4454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65.612" calcext:value-type="float">
            <text:p>365.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7" calcext:value-type="float">
            <text:p>0.443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63.133" calcext:value-type="float">
            <text:p>363.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262" calcext:value-type="float">
            <text:p>0.4422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61.295" calcext:value-type="float">
            <text:p>361.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92" calcext:value-type="float">
            <text:p>0.440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59.973" calcext:value-type="float">
            <text:p>359.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24" calcext:value-type="float">
            <text:p>0.4397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59.073" calcext:value-type="float">
            <text:p>359.0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659" calcext:value-type="float">
            <text:p>0.438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8.524" calcext:value-type="float">
            <text:p>358.5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08" calcext:value-type="float">
            <text:p>0.43770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58.268" calcext:value-type="float">
            <text:p>358.2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6" calcext:value-type="float">
            <text:p>0.436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8.263" calcext:value-type="float">
            <text:p>358.2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02" calcext:value-type="float">
            <text:p>0.43610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8.477" calcext:value-type="float">
            <text:p>358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25" calcext:value-type="float">
            <text:p>0.435425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58.884" calcext:value-type="float">
            <text:p>358.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2" calcext:value-type="float">
            <text:p>0.434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59.466" calcext:value-type="float">
            <text:p>359.4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8" calcext:value-type="float">
            <text:p>0.434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60.209" calcext:value-type="float">
            <text:p>360.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96" calcext:value-type="float">
            <text:p>0.43379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1.101" calcext:value-type="float">
            <text:p>361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63" calcext:value-type="float">
            <text:p>0.4333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62.137" calcext:value-type="float">
            <text:p>362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76" calcext:value-type="float">
            <text:p>0.4329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63.309" calcext:value-type="float">
            <text:p>363.3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29" calcext:value-type="float">
            <text:p>0.4326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64.614" calcext:value-type="float">
            <text:p>364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18" calcext:value-type="float">
            <text:p>0.4323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66.048" calcext:value-type="float">
            <text:p>366.0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" calcext:value-type="float">
            <text:p>0.432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67.605" calcext:value-type="float">
            <text:p>367.6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1" calcext:value-type="float">
            <text:p>0.4317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69.276" calcext:value-type="float">
            <text:p>369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7" calcext:value-type="float">
            <text:p>0.4315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71.044" calcext:value-type="float">
            <text:p>371.0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7" calcext:value-type="float">
            <text:p>0.4313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372.888" calcext:value-type="float">
            <text:p>372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6" calcext:value-type="float">
            <text:p>0.4311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74.777" calcext:value-type="float">
            <text:p>374.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25" calcext:value-type="float">
            <text:p>0.4310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376.676" calcext:value-type="float">
            <text:p>376.6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8" calcext:value-type="float">
            <text:p>0.430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8.551" calcext:value-type="float">
            <text:p>378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49" calcext:value-type="float">
            <text:p>0.4307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80.367" calcext:value-type="float">
            <text:p>380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32" calcext:value-type="float">
            <text:p>0.4306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382.096" calcext:value-type="float">
            <text:p>382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28" calcext:value-type="float">
            <text:p>0.4305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7722.6" calcext:value-type="float">
            <text:p>27722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6411" calcext:value-type="float">
            <text:p>0.8664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3410.9" calcext:value-type="float">
            <text:p>1341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4847" calcext:value-type="float">
            <text:p>0.7848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700.29" calcext:value-type="float">
            <text:p>7700.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321" calcext:value-type="float">
            <text:p>0.723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813.72" calcext:value-type="float">
            <text:p>4813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5415" calcext:value-type="float">
            <text:p>0.6754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3193.14" calcext:value-type="float">
            <text:p>3193.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7545" calcext:value-type="float">
            <text:p>0.637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221.84" calcext:value-type="float">
            <text:p>2221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6994" calcext:value-type="float">
            <text:p>0.60699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612.53" calcext:value-type="float">
            <text:p>1612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977" calcext:value-type="float">
            <text:p>0.5819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217.22" calcext:value-type="float">
            <text:p>1217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1238" calcext:value-type="float">
            <text:p>0.5612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54.132" calcext:value-type="float">
            <text:p>954.1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866" calcext:value-type="float">
            <text:p>0.5438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775.601" calcext:value-type="float">
            <text:p>775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9187" calcext:value-type="float">
            <text:p>0.5291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52.643" calcext:value-type="float">
            <text:p>652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691" calcext:value-type="float">
            <text:p>0.5166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567.034" calcext:value-type="float">
            <text:p>567.0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987" calcext:value-type="float">
            <text:p>0.50598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506.984" calcext:value-type="float">
            <text:p>506.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767" calcext:value-type="float">
            <text:p>0.4967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464.685" calcext:value-type="float">
            <text:p>464.6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79" calcext:value-type="float">
            <text:p>0.488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434.864" calcext:value-type="float">
            <text:p>434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858" calcext:value-type="float">
            <text:p>0.4818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13.896" calcext:value-type="float">
            <text:p>413.8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814" calcext:value-type="float">
            <text:p>0.4758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99.257" calcext:value-type="float">
            <text:p>399.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529" calcext:value-type="float">
            <text:p>0.4705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389.163" calcext:value-type="float">
            <text:p>389.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893" calcext:value-type="float">
            <text:p>0.4658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82.345" calcext:value-type="float">
            <text:p>382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819" calcext:value-type="float">
            <text:p>0.4618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377.89" calcext:value-type="float">
            <text:p>377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23" calcext:value-type="float">
            <text:p>0.458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75.138" calcext:value-type="float">
            <text:p>375.1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63" calcext:value-type="float">
            <text:p>0.4550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73.606" calcext:value-type="float">
            <text:p>373.6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63" calcext:value-type="float">
            <text:p>0.4522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72.943" calcext:value-type="float">
            <text:p>372.9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786" calcext:value-type="float">
            <text:p>0.4497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72.892" calcext:value-type="float">
            <text:p>372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59" calcext:value-type="float">
            <text:p>0.447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73.264" calcext:value-type="float">
            <text:p>373.2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41" calcext:value-type="float">
            <text:p>0.44564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73.922" calcext:value-type="float">
            <text:p>373.9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11" calcext:value-type="float">
            <text:p>0.4439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74.763" calcext:value-type="float">
            <text:p>374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372" calcext:value-type="float">
            <text:p>0.4423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75.715" calcext:value-type="float">
            <text:p>375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04" calcext:value-type="float">
            <text:p>0.4410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76.724" calcext:value-type="float">
            <text:p>376.7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786" calcext:value-type="float">
            <text:p>0.4397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77.754" calcext:value-type="float">
            <text:p>377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01" calcext:value-type="float">
            <text:p>0.4387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78.779" calcext:value-type="float">
            <text:p>378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734" calcext:value-type="float">
            <text:p>0.4377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79.779" calcext:value-type="float">
            <text:p>379.7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871" calcext:value-type="float">
            <text:p>0.43687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80.745" calcext:value-type="float">
            <text:p>380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02" calcext:value-type="float">
            <text:p>0.4361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1.668" calcext:value-type="float">
            <text:p>381.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415" calcext:value-type="float">
            <text:p>0.4354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2.546" calcext:value-type="float">
            <text:p>382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02" calcext:value-type="float">
            <text:p>0.43480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83.377" calcext:value-type="float">
            <text:p>383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255" calcext:value-type="float">
            <text:p>0.4342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4.161" calcext:value-type="float">
            <text:p>384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66" calcext:value-type="float">
            <text:p>0.4337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4.9" calcext:value-type="float">
            <text:p>38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29" calcext:value-type="float">
            <text:p>0.4333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85.595" calcext:value-type="float">
            <text:p>385.5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939" calcext:value-type="float">
            <text:p>0.4329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86.25" calcext:value-type="float">
            <text:p>386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9" calcext:value-type="float">
            <text:p>0.432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86.866" calcext:value-type="float">
            <text:p>386.8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78" calcext:value-type="float">
            <text:p>0.4322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7.446" calcext:value-type="float">
            <text:p>387.4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87.992" calcext:value-type="float">
            <text:p>387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5" calcext:value-type="float">
            <text:p>0.431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88.504" calcext:value-type="float">
            <text:p>388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28" calcext:value-type="float">
            <text:p>0.4315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88.986" calcext:value-type="float">
            <text:p>388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28" calcext:value-type="float">
            <text:p>0.4313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89.437" calcext:value-type="float">
            <text:p>389.4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5" calcext:value-type="float">
            <text:p>0.43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389.858" calcext:value-type="float">
            <text:p>389.8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91" calcext:value-type="float">
            <text:p>0.4309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90.251" calcext:value-type="float">
            <text:p>390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48" calcext:value-type="float">
            <text:p>0.4308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90.617" calcext:value-type="float">
            <text:p>390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21" calcext:value-type="float">
            <text:p>0.4307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90.954" calcext:value-type="float">
            <text:p>390.9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07" calcext:value-type="float">
            <text:p>0.43060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91.266" calcext:value-type="float">
            <text:p>391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05" calcext:value-type="float">
            <text:p>0.4305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5940.4" calcext:value-type="float">
            <text:p>25940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117" calcext:value-type="float">
            <text:p>0.861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3370.8" calcext:value-type="float">
            <text:p>1337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81155" calcext:value-type="float">
            <text:p>0.7811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8115.61" calcext:value-type="float">
            <text:p>8115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20509" calcext:value-type="float">
            <text:p>0.7205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5354.92" calcext:value-type="float">
            <text:p>5354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338" calcext:value-type="float">
            <text:p>0.673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746.07" calcext:value-type="float">
            <text:p>3746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5977" calcext:value-type="float">
            <text:p>0.63597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743.8" calcext:value-type="float">
            <text:p>2743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5764" calcext:value-type="float">
            <text:p>0.6057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2088.54" calcext:value-type="float">
            <text:p>2088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643.93" calcext:value-type="float">
            <text:p>1643.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60453" calcext:value-type="float">
            <text:p>0.5604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33.12" calcext:value-type="float">
            <text:p>1333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3231" calcext:value-type="float">
            <text:p>0.543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110.42" calcext:value-type="float">
            <text:p>1110.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867" calcext:value-type="float">
            <text:p>0.528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947.519" calcext:value-type="float">
            <text:p>947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627" calcext:value-type="float">
            <text:p>0.516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826.2" calcext:value-type="float">
            <text:p>826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5644" calcext:value-type="float">
            <text:p>0.5056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734.43" calcext:value-type="float">
            <text:p>734.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6489" calcext:value-type="float">
            <text:p>0.4964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64.045" calcext:value-type="float">
            <text:p>664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8565" calcext:value-type="float">
            <text:p>0.4885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09.39" calcext:value-type="float">
            <text:p>609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679" calcext:value-type="float">
            <text:p>0.4816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566.469" calcext:value-type="float">
            <text:p>566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673" calcext:value-type="float">
            <text:p>0.4756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532.414" calcext:value-type="float">
            <text:p>532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042" calcext:value-type="float">
            <text:p>0.470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505.134" calcext:value-type="float">
            <text:p>505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813" calcext:value-type="float">
            <text:p>0.4658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83.084" calcext:value-type="float">
            <text:p>483.0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63" calcext:value-type="float">
            <text:p>0.4617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465.11" calcext:value-type="float">
            <text:p>465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8195" calcext:value-type="float">
            <text:p>0.458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50.339" calcext:value-type="float">
            <text:p>450.3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5046" calcext:value-type="float">
            <text:p>0.4550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438.104" calcext:value-type="float">
            <text:p>438.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2263" calcext:value-type="float">
            <text:p>0.45226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27.891" calcext:value-type="float">
            <text:p>427.8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8" calcext:value-type="float">
            <text:p>0.44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419.299" calcext:value-type="float">
            <text:p>419.2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616" calcext:value-type="float">
            <text:p>0.4476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12.016" calcext:value-type="float">
            <text:p>412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679" calcext:value-type="float">
            <text:p>0.4456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05.794" calcext:value-type="float">
            <text:p>405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959" calcext:value-type="float">
            <text:p>0.4439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400.44" calcext:value-type="float">
            <text:p>400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43" calcext:value-type="float">
            <text:p>0.442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95.799" calcext:value-type="float">
            <text:p>395.7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069" calcext:value-type="float">
            <text:p>0.4410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91.754" calcext:value-type="float">
            <text:p>391.7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858" calcext:value-type="float">
            <text:p>0.4398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88.216" calcext:value-type="float">
            <text:p>388.2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779" calcext:value-type="float">
            <text:p>0.4387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85.13" calcext:value-type="float">
            <text:p>385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817" calcext:value-type="float">
            <text:p>0.4378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82.471" calcext:value-type="float">
            <text:p>382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958" calcext:value-type="float">
            <text:p>0.4369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0.251" calcext:value-type="float">
            <text:p>380.2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19" calcext:value-type="float">
            <text:p>0.436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78.503" calcext:value-type="float">
            <text:p>378.5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503" calcext:value-type="float">
            <text:p>0.4355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77.256" calcext:value-type="float">
            <text:p>377.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887" calcext:value-type="float">
            <text:p>0.43488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76.511" calcext:value-type="float">
            <text:p>376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335" calcext:value-type="float">
            <text:p>0.434335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76.231" calcext:value-type="float">
            <text:p>376.2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841" calcext:value-type="float">
            <text:p>0.4338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76.353" calcext:value-type="float">
            <text:p>376.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399" calcext:value-type="float">
            <text:p>0.4333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6.801" calcext:value-type="float">
            <text:p>376.8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002" calcext:value-type="float">
            <text:p>0.43300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77.499" calcext:value-type="float">
            <text:p>377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648" calcext:value-type="float">
            <text:p>0.4326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8.379" calcext:value-type="float">
            <text:p>378.3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33" calcext:value-type="float">
            <text:p>0.432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79.382" calcext:value-type="float">
            <text:p>379.3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046" calcext:value-type="float">
            <text:p>0.4320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0.457" calcext:value-type="float">
            <text:p>380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92" calcext:value-type="float">
            <text:p>0.4317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81.565" calcext:value-type="float">
            <text:p>381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65" calcext:value-type="float">
            <text:p>0.43156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82.674" calcext:value-type="float">
            <text:p>382.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62" calcext:value-type="float">
            <text:p>0.4313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83.76" calcext:value-type="float">
            <text:p>383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8" calcext:value-type="float">
            <text:p>0.431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384.804" calcext:value-type="float">
            <text:p>384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17" calcext:value-type="float">
            <text:p>0.4310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85.794" calcext:value-type="float">
            <text:p>385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71" calcext:value-type="float">
            <text:p>0.43087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86.721" calcext:value-type="float">
            <text:p>386.7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41" calcext:value-type="float">
            <text:p>0.4307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87.579" calcext:value-type="float">
            <text:p>387.5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25" calcext:value-type="float">
            <text:p>0.4306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88.367" calcext:value-type="float">
            <text:p>388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21" calcext:value-type="float">
            <text:p>0.4305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9306.8" calcext:value-type="float">
            <text:p>19306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1843" calcext:value-type="float">
            <text:p>0.8418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9824.5" calcext:value-type="float">
            <text:p>9824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7013" calcext:value-type="float">
            <text:p>0.7670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6087.56" calcext:value-type="float">
            <text:p>6087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9682" calcext:value-type="float">
            <text:p>0.709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4108.21" calcext:value-type="float">
            <text:p>4108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4831" calcext:value-type="float">
            <text:p>0.6648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942.06" calcext:value-type="float">
            <text:p>2942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9074" calcext:value-type="float">
            <text:p>0.6290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2207.54" calcext:value-type="float">
            <text:p>2207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0093" calcext:value-type="float">
            <text:p>0.6000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722.11" calcext:value-type="float">
            <text:p>1722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6275" calcext:value-type="float">
            <text:p>0.5762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389.2" calcext:value-type="float">
            <text:p>1389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47" calcext:value-type="float">
            <text:p>0.556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154.01" calcext:value-type="float">
            <text:p>1154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84" calcext:value-type="float">
            <text:p>0.539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983.714" calcext:value-type="float">
            <text:p>983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76" calcext:value-type="float">
            <text:p>0.525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57.819" calcext:value-type="float">
            <text:p>857.8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753" calcext:value-type="float">
            <text:p>0.51375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63.068" calcext:value-type="float">
            <text:p>763.0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452" calcext:value-type="float">
            <text:p>0.5034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690.632" calcext:value-type="float">
            <text:p>690.6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569" calcext:value-type="float">
            <text:p>0.49456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634.487" calcext:value-type="float">
            <text:p>634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874" calcext:value-type="float">
            <text:p>0.4868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590.429" calcext:value-type="float">
            <text:p>590.4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82" calcext:value-type="float">
            <text:p>0.480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55.469" calcext:value-type="float">
            <text:p>555.4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342" calcext:value-type="float">
            <text:p>0.4743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527.45" calcext:value-type="float">
            <text:p>527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231" calcext:value-type="float">
            <text:p>0.469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504.786" calcext:value-type="float">
            <text:p>504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746" calcext:value-type="float">
            <text:p>0.4647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486.3" calcext:value-type="float">
            <text:p>486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02" calcext:value-type="float">
            <text:p>0.46080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471.105" calcext:value-type="float">
            <text:p>471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26" calcext:value-type="float">
            <text:p>0.4573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458.526" calcext:value-type="float">
            <text:p>458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257" calcext:value-type="float">
            <text:p>0.4542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448.046" calcext:value-type="float">
            <text:p>448.0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44" calcext:value-type="float">
            <text:p>0.4515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439.261" calcext:value-type="float">
            <text:p>439.2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42" calcext:value-type="float">
            <text:p>0.4491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31.856" calcext:value-type="float">
            <text:p>431.8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12" calcext:value-type="float">
            <text:p>0.4470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25.583" calcext:value-type="float">
            <text:p>425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122" calcext:value-type="float">
            <text:p>0.4451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420.245" calcext:value-type="float">
            <text:p>420.2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443" calcext:value-type="float">
            <text:p>0.4434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15.683" calcext:value-type="float">
            <text:p>415.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1951" calcext:value-type="float">
            <text:p>0.4419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411.77" calcext:value-type="float">
            <text:p>411.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23" calcext:value-type="float">
            <text:p>0.4406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08.403" calcext:value-type="float">
            <text:p>408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44" calcext:value-type="float">
            <text:p>0.43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05.497" calcext:value-type="float">
            <text:p>405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387" calcext:value-type="float">
            <text:p>0.4383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02.985" calcext:value-type="float">
            <text:p>402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449" calcext:value-type="float">
            <text:p>0.4374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400.809" calcext:value-type="float">
            <text:p>400.8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12" calcext:value-type="float">
            <text:p>0.4366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98.924" calcext:value-type="float">
            <text:p>398.9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865" calcext:value-type="float">
            <text:p>0.43586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97.292" calcext:value-type="float">
            <text:p>397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" calcext:value-type="float">
            <text:p>0.4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95.883" calcext:value-type="float">
            <text:p>395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06" calcext:value-type="float">
            <text:p>0.4346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94.672" calcext:value-type="float">
            <text:p>394.6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075" calcext:value-type="float">
            <text:p>0.4340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93.64" calcext:value-type="float">
            <text:p>393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02" calcext:value-type="float">
            <text:p>0.433602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92.774" calcext:value-type="float">
            <text:p>392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18" calcext:value-type="float">
            <text:p>0.433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2.062" calcext:value-type="float">
            <text:p>392.0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03" calcext:value-type="float">
            <text:p>0.4328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91.5" calcext:value-type="float">
            <text:p>39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467" calcext:value-type="float">
            <text:p>0.4324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91.083" calcext:value-type="float">
            <text:p>391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167" calcext:value-type="float">
            <text:p>0.4321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0.808" calcext:value-type="float">
            <text:p>390.8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899" calcext:value-type="float">
            <text:p>0.4318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0.671" calcext:value-type="float">
            <text:p>390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6" calcext:value-type="float">
            <text:p>0.431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90.665" calcext:value-type="float">
            <text:p>390.6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47" calcext:value-type="float">
            <text:p>0.43144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0.778" calcext:value-type="float">
            <text:p>390.7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56" calcext:value-type="float">
            <text:p>0.4312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90.994" calcext:value-type="float">
            <text:p>390.9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086" calcext:value-type="float">
            <text:p>0.4310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91.293" calcext:value-type="float">
            <text:p>391.2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33" calcext:value-type="float">
            <text:p>0.4309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391.65" calcext:value-type="float">
            <text:p>391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97" calcext:value-type="float">
            <text:p>0.4307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92.042" calcext:value-type="float">
            <text:p>392.0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76" calcext:value-type="float">
            <text:p>0.43067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92.447" calcext:value-type="float">
            <text:p>392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67" calcext:value-type="float">
            <text:p>0.4305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92.844" calcext:value-type="float">
            <text:p>392.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69" calcext:value-type="float">
            <text:p>0.43046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018.9" calcext:value-type="float">
            <text:p>12018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42937" calcext:value-type="float">
            <text:p>0.8429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337.64" calcext:value-type="float">
            <text:p>6337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67351" calcext:value-type="float">
            <text:p>0.7673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863.56" calcext:value-type="float">
            <text:p>3863.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09698" calcext:value-type="float">
            <text:p>0.7096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570.97" calcext:value-type="float">
            <text:p>2570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4734" calcext:value-type="float">
            <text:p>0.6647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826.84" calcext:value-type="float">
            <text:p>1826.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28943" calcext:value-type="float">
            <text:p>0.6289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370.28" calcext:value-type="float">
            <text:p>1370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99961" calcext:value-type="float">
            <text:p>0.5999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76.96" calcext:value-type="float">
            <text:p>1076.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6154" calcext:value-type="float">
            <text:p>0.5761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81.793" calcext:value-type="float">
            <text:p>881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6366" calcext:value-type="float">
            <text:p>0.5563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748.282" calcext:value-type="float">
            <text:p>748.2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9754" calcext:value-type="float">
            <text:p>0.53975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54.876" calcext:value-type="float">
            <text:p>654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5691" calcext:value-type="float">
            <text:p>0.5256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588.305" calcext:value-type="float">
            <text:p>588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3701" calcext:value-type="float">
            <text:p>0.5137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540.117" calcext:value-type="float">
            <text:p>540.1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3415" calcext:value-type="float">
            <text:p>0.5034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504.777" calcext:value-type="float">
            <text:p>504.7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4546" calcext:value-type="float">
            <text:p>0.49454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78.566" calcext:value-type="float">
            <text:p>478.5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6863" calcext:value-type="float">
            <text:p>0.4868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58.938" calcext:value-type="float">
            <text:p>458.9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182" calcext:value-type="float">
            <text:p>0.480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44.116" calcext:value-type="float">
            <text:p>444.1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351" calcext:value-type="float">
            <text:p>0.4743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32.843" calcext:value-type="float">
            <text:p>432.8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249" calcext:value-type="float">
            <text:p>0.46924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24.214" calcext:value-type="float">
            <text:p>424.2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4772" calcext:value-type="float">
            <text:p>0.4647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417.573" calcext:value-type="float">
            <text:p>417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0834" calcext:value-type="float">
            <text:p>0.4608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12.436" calcext:value-type="float">
            <text:p>412.4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364" calcext:value-type="float">
            <text:p>0.457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08.447" calcext:value-type="float">
            <text:p>408.4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3" calcext:value-type="float">
            <text:p>0.454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05.337" calcext:value-type="float">
            <text:p>405.3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591" calcext:value-type="float">
            <text:p>0.4515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402.905" calcext:value-type="float">
            <text:p>402.9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193" calcext:value-type="float">
            <text:p>0.44919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400.998" calcext:value-type="float">
            <text:p>400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066" calcext:value-type="float">
            <text:p>0.4470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99.499" calcext:value-type="float">
            <text:p>399.4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179" calcext:value-type="float">
            <text:p>0.44517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98.319" calcext:value-type="float">
            <text:p>398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503" calcext:value-type="float">
            <text:p>0.4435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397.389" calcext:value-type="float">
            <text:p>397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12" calcext:value-type="float">
            <text:p>0.4420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96.656" calcext:value-type="float">
            <text:p>396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686" calcext:value-type="float">
            <text:p>0.4406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96.078" calcext:value-type="float">
            <text:p>396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05" calcext:value-type="float">
            <text:p>0.4395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95.623" calcext:value-type="float">
            <text:p>395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452" calcext:value-type="float">
            <text:p>0.4384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95.265" calcext:value-type="float">
            <text:p>395.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14" calcext:value-type="float">
            <text:p>0.4375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4.985" calcext:value-type="float">
            <text:p>394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678" calcext:value-type="float">
            <text:p>0.4366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4.767" calcext:value-type="float">
            <text:p>394.7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31" calcext:value-type="float">
            <text:p>0.4359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94.599" calcext:value-type="float">
            <text:p>394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65" calcext:value-type="float">
            <text:p>0.4352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94.471" calcext:value-type="float">
            <text:p>394.4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7" calcext:value-type="float">
            <text:p>0.434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94.375" calcext:value-type="float">
            <text:p>394.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38" calcext:value-type="float">
            <text:p>0.4341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94.305" calcext:value-type="float">
            <text:p>394.3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63" calcext:value-type="float">
            <text:p>0.4336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94.256" calcext:value-type="float">
            <text:p>394.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9" calcext:value-type="float">
            <text:p>0.433239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94.224" calcext:value-type="float">
            <text:p>394.2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9" calcext:value-type="float">
            <text:p>0.4328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94.206" calcext:value-type="float">
            <text:p>394.2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2" calcext:value-type="float">
            <text:p>0.4325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4.198" calcext:value-type="float">
            <text:p>394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6" calcext:value-type="float">
            <text:p>0.4322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94.198" calcext:value-type="float">
            <text:p>394.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5" calcext:value-type="float">
            <text:p>0.4319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94.204" calcext:value-type="float">
            <text:p>394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02" calcext:value-type="float">
            <text:p>0.4317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94.215" calcext:value-type="float">
            <text:p>394.2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5" calcext:value-type="float">
            <text:p>0.4314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4.228" calcext:value-type="float">
            <text:p>394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9" calcext:value-type="float">
            <text:p>0.431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94.243" calcext:value-type="float">
            <text:p>394.2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6" calcext:value-type="float">
            <text:p>0.4311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94.258" calcext:value-type="float">
            <text:p>394.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" calcext:value-type="float">
            <text:p>0.430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394.272" calcext:value-type="float">
            <text:p>394.2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21" calcext:value-type="float">
            <text:p>0.4308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94.285" calcext:value-type="float">
            <text:p>394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96" calcext:value-type="float">
            <text:p>0.43069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4.295" calcext:value-type="float">
            <text:p>394.2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84" calcext:value-type="float">
            <text:p>0.4305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94.303" calcext:value-type="float">
            <text:p>394.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84" calcext:value-type="float">
            <text:p>0.4304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914.9" calcext:value-type="float">
            <text:p>10914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494" calcext:value-type="float">
            <text:p>0.8594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873.63" calcext:value-type="float">
            <text:p>5873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158" calcext:value-type="float">
            <text:p>0.7791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3684.76" calcext:value-type="float">
            <text:p>3684.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513" calcext:value-type="float">
            <text:p>0.7185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530.64" calcext:value-type="float">
            <text:p>2530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531" calcext:value-type="float">
            <text:p>0.6715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855.73" calcext:value-type="float">
            <text:p>1855.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311" calcext:value-type="float">
            <text:p>0.6343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433.07" calcext:value-type="float">
            <text:p>1433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281" calcext:value-type="float">
            <text:p>0.6042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154.79" calcext:value-type="float">
            <text:p>1154.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684" calcext:value-type="float">
            <text:p>0.5796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964.362" calcext:value-type="float">
            <text:p>964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285" calcext:value-type="float">
            <text:p>0.5592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829.931" calcext:value-type="float">
            <text:p>829.9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192" calcext:value-type="float">
            <text:p>0.5421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732.565" calcext:value-type="float">
            <text:p>732.5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744" calcext:value-type="float">
            <text:p>0.5277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660.497" calcext:value-type="float">
            <text:p>660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44" calcext:value-type="float">
            <text:p>0.515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606.151" calcext:value-type="float">
            <text:p>606.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898" calcext:value-type="float">
            <text:p>0.5048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64.498" calcext:value-type="float">
            <text:p>564.4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815" calcext:value-type="float">
            <text:p>0.495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32.113" calcext:value-type="float">
            <text:p>532.1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954" calcext:value-type="float">
            <text:p>0.487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06.609" calcext:value-type="float">
            <text:p>506.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122" calcext:value-type="float">
            <text:p>0.4811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486.292" calcext:value-type="float">
            <text:p>486.2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164" calcext:value-type="float">
            <text:p>0.4751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69.939" calcext:value-type="float">
            <text:p>469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952" calcext:value-type="float">
            <text:p>0.46995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456.65" calcext:value-type="float">
            <text:p>456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81" calcext:value-type="float">
            <text:p>0.4653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45.758" calcext:value-type="float">
            <text:p>445.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62" calcext:value-type="float">
            <text:p>0.46136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436.759" calcext:value-type="float">
            <text:p>436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821" calcext:value-type="float">
            <text:p>0.4578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429.269" calcext:value-type="float">
            <text:p>429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96" calcext:value-type="float">
            <text:p>0.4546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422.991" calcext:value-type="float">
            <text:p>422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33" calcext:value-type="float">
            <text:p>0.4519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417.696" calcext:value-type="float">
            <text:p>417.6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88" calcext:value-type="float">
            <text:p>0.4494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413.204" calcext:value-type="float">
            <text:p>413.2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32" calcext:value-type="float">
            <text:p>0.447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409.371" calcext:value-type="float">
            <text:p>409.3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96" calcext:value-type="float">
            <text:p>0.4453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406.083" calcext:value-type="float">
            <text:p>406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86" calcext:value-type="float">
            <text:p>0.4436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403.249" calcext:value-type="float">
            <text:p>403.2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66" calcext:value-type="float">
            <text:p>0.44216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400.794" calcext:value-type="float">
            <text:p>400.7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14" calcext:value-type="float">
            <text:p>0.4408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98.659" calcext:value-type="float">
            <text:p>398.6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09" calcext:value-type="float">
            <text:p>0.43960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96.792" calcext:value-type="float">
            <text:p>396.7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34" calcext:value-type="float">
            <text:p>0.4385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95.152" calcext:value-type="float">
            <text:p>395.1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76" calcext:value-type="float">
            <text:p>0.43757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93.7" calcext:value-type="float">
            <text:p>393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19" calcext:value-type="float">
            <text:p>0.4367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92.396" calcext:value-type="float">
            <text:p>392.3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53" calcext:value-type="float">
            <text:p>0.4359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91.187" calcext:value-type="float">
            <text:p>391.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65" calcext:value-type="float">
            <text:p>0.4352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0.096" calcext:value-type="float">
            <text:p>390.0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57" calcext:value-type="float">
            <text:p>0.43465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9.301" calcext:value-type="float">
            <text:p>389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22" calcext:value-type="float">
            <text:p>0.4341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88.823" calcext:value-type="float">
            <text:p>388.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45" calcext:value-type="float">
            <text:p>0.4336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8.61" calcext:value-type="float">
            <text:p>388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2" calcext:value-type="float">
            <text:p>0.433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88.603" calcext:value-type="float">
            <text:p>388.6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1" calcext:value-type="float">
            <text:p>0.43284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388.748" calcext:value-type="float">
            <text:p>388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2" calcext:value-type="float">
            <text:p>0.4325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9.001" calcext:value-type="float">
            <text:p>389.0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" calcext:value-type="float">
            <text:p>0.43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89.326" calcext:value-type="float">
            <text:p>389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3" calcext:value-type="float">
            <text:p>0.431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89.694" calcext:value-type="float">
            <text:p>389.6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8" calcext:value-type="float">
            <text:p>0.4316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390.083" calcext:value-type="float">
            <text:p>390.0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2" calcext:value-type="float">
            <text:p>0.4314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390.476" calcext:value-type="float">
            <text:p>390.4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" calcext:value-type="float">
            <text:p>0.431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90.859" calcext:value-type="float">
            <text:p>390.8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7" calcext:value-type="float">
            <text:p>0.4311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91.225" calcext:value-type="float">
            <text:p>391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3" calcext:value-type="float">
            <text:p>0.43095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91.567" calcext:value-type="float">
            <text:p>391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15" calcext:value-type="float">
            <text:p>0.43081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1.882" calcext:value-type="float">
            <text:p>391.8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92" calcext:value-type="float">
            <text:p>0.43069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92.169" calcext:value-type="float">
            <text:p>392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81" calcext:value-type="float">
            <text:p>0.4305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92.426" calcext:value-type="float">
            <text:p>392.4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82" calcext:value-type="float">
            <text:p>0.4304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729.72" calcext:value-type="float">
            <text:p>9729.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964" calcext:value-type="float">
            <text:p>0.859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245.66" calcext:value-type="float">
            <text:p>5245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214" calcext:value-type="float">
            <text:p>0.7792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19.55" calcext:value-type="float">
            <text:p>3319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414" calcext:value-type="float">
            <text:p>0.7184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307.23" calcext:value-type="float">
            <text:p>2307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371" calcext:value-type="float">
            <text:p>0.6713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715.05" calcext:value-type="float">
            <text:p>1715.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4132" calcext:value-type="float">
            <text:p>0.6341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343.18" calcext:value-type="float">
            <text:p>1343.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4101" calcext:value-type="float">
            <text:p>0.604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097.22" calcext:value-type="float">
            <text:p>1097.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512" calcext:value-type="float">
            <text:p>0.579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27.907" calcext:value-type="float">
            <text:p>927.9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9125" calcext:value-type="float">
            <text:p>0.559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807.536" calcext:value-type="float">
            <text:p>807.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2045" calcext:value-type="float">
            <text:p>0.5420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719.656" calcext:value-type="float">
            <text:p>719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61" calcext:value-type="float">
            <text:p>0.527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654.043" calcext:value-type="float">
            <text:p>654.0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319" calcext:value-type="float">
            <text:p>0.5153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604.105" calcext:value-type="float">
            <text:p>604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788" calcext:value-type="float">
            <text:p>0.50478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565.457" calcext:value-type="float">
            <text:p>565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716" calcext:value-type="float">
            <text:p>0.4957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535.105" calcext:value-type="float">
            <text:p>535.1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864" calcext:value-type="float">
            <text:p>0.4878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10.955" calcext:value-type="float">
            <text:p>510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1041" calcext:value-type="float">
            <text:p>0.4810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91.517" calcext:value-type="float">
            <text:p>491.5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9" calcext:value-type="float">
            <text:p>0.475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475.707" calcext:value-type="float">
            <text:p>475.7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85" calcext:value-type="float">
            <text:p>0.4698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62.726" calcext:value-type="float">
            <text:p>462.7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32" calcext:value-type="float">
            <text:p>0.465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51.976" calcext:value-type="float">
            <text:p>451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307" calcext:value-type="float">
            <text:p>0.4613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43.004" calcext:value-type="float">
            <text:p>443.0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71" calcext:value-type="float">
            <text:p>0.4577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35.461" calcext:value-type="float">
            <text:p>435.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51" calcext:value-type="float">
            <text:p>0.4546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429.078" calcext:value-type="float">
            <text:p>429.0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93" calcext:value-type="float">
            <text:p>0.4518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423.643" calcext:value-type="float">
            <text:p>423.6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51" calcext:value-type="float">
            <text:p>0.4494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418.988" calcext:value-type="float">
            <text:p>418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87" calcext:value-type="float">
            <text:p>0.4472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14.98" calcext:value-type="float">
            <text:p>414.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66" calcext:value-type="float">
            <text:p>0.445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11.512" calcext:value-type="float">
            <text:p>411.5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6" calcext:value-type="float">
            <text:p>0.44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408.497" calcext:value-type="float">
            <text:p>408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44" calcext:value-type="float">
            <text:p>0.4421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05.864" calcext:value-type="float">
            <text:p>405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95" calcext:value-type="float">
            <text:p>0.4407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03.557" calcext:value-type="float">
            <text:p>403.5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94" calcext:value-type="float">
            <text:p>0.4395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01.531" calcext:value-type="float">
            <text:p>401.5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24" calcext:value-type="float">
            <text:p>0.4385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99.749" calcext:value-type="float">
            <text:p>399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7" calcext:value-type="float">
            <text:p>0.437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98.184" calcext:value-type="float">
            <text:p>398.1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2" calcext:value-type="float">
            <text:p>0.436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96.815" calcext:value-type="float">
            <text:p>396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61" calcext:value-type="float">
            <text:p>0.4359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95.628" calcext:value-type="float">
            <text:p>395.6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85" calcext:value-type="float">
            <text:p>0.4352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4.611" calcext:value-type="float">
            <text:p>394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81" calcext:value-type="float">
            <text:p>0.4346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93.759" calcext:value-type="float">
            <text:p>393.7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42" calcext:value-type="float">
            <text:p>0.4341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93.066" calcext:value-type="float">
            <text:p>393.0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61" calcext:value-type="float">
            <text:p>0.4336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92.525" calcext:value-type="float">
            <text:p>392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1" calcext:value-type="float">
            <text:p>0.4332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2.131" calcext:value-type="float">
            <text:p>392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48" calcext:value-type="float">
            <text:p>0.4328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91.876" calcext:value-type="float">
            <text:p>391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06" calcext:value-type="float">
            <text:p>0.432506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91.748" calcext:value-type="float">
            <text:p>391.7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01" calcext:value-type="float">
            <text:p>0.4322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1.735" calcext:value-type="float">
            <text:p>391.7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29" calcext:value-type="float">
            <text:p>0.4319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91.823" calcext:value-type="float">
            <text:p>391.8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687" calcext:value-type="float">
            <text:p>0.4316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91.993" calcext:value-type="float">
            <text:p>391.9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7" calcext:value-type="float">
            <text:p>0.431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2.226" calcext:value-type="float">
            <text:p>392.2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77" calcext:value-type="float">
            <text:p>0.43127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92.504" calcext:value-type="float">
            <text:p>392.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05" calcext:value-type="float">
            <text:p>0.4311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92.807" calcext:value-type="float">
            <text:p>392.8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1" calcext:value-type="float">
            <text:p>0.4309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3.119" calcext:value-type="float">
            <text:p>393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13" calcext:value-type="float">
            <text:p>0.4308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93.425" calcext:value-type="float">
            <text:p>393.4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91" calcext:value-type="float">
            <text:p>0.4306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93.714" calcext:value-type="float">
            <text:p>393.7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81" calcext:value-type="float">
            <text:p>0.4305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93.976" calcext:value-type="float">
            <text:p>393.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83" calcext:value-type="float">
            <text:p>0.4304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548.16" calcext:value-type="float">
            <text:p>6548.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3332" calcext:value-type="float">
            <text:p>0.8533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244.7" calcext:value-type="float">
            <text:p>3244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4217" calcext:value-type="float">
            <text:p>0.7742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2048.21" calcext:value-type="float">
            <text:p>2048.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454" calcext:value-type="float">
            <text:p>0.7145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41.19" calcext:value-type="float">
            <text:p>1441.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8294" calcext:value-type="float">
            <text:p>0.6682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094.75" calcext:value-type="float">
            <text:p>1094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1644" calcext:value-type="float">
            <text:p>0.6316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882.102" calcext:value-type="float">
            <text:p>882.1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062" calcext:value-type="float">
            <text:p>0.6020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44.64" calcext:value-type="float">
            <text:p>744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7822" calcext:value-type="float">
            <text:p>0.5778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652.203" calcext:value-type="float">
            <text:p>652.2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7712" calcext:value-type="float">
            <text:p>0.5577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588.06" calcext:value-type="float">
            <text:p>588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0855" calcext:value-type="float">
            <text:p>0.5408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542.39" calcext:value-type="float">
            <text:p>542.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602" calcext:value-type="float">
            <text:p>0.5266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509.161" calcext:value-type="float">
            <text:p>509.1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461" calcext:value-type="float">
            <text:p>0.5144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484.534" calcext:value-type="float">
            <text:p>484.5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056" calcext:value-type="float">
            <text:p>0.5040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65.985" calcext:value-type="float">
            <text:p>465.9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088" calcext:value-type="float">
            <text:p>0.4950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51.816" calcext:value-type="float">
            <text:p>451.8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325" calcext:value-type="float">
            <text:p>0.4873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0.855" calcext:value-type="float">
            <text:p>440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578" calcext:value-type="float">
            <text:p>0.4805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32.28" calcext:value-type="float">
            <text:p>432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692" calcext:value-type="float">
            <text:p>0.4746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425.502" calcext:value-type="float">
            <text:p>425.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543" calcext:value-type="float">
            <text:p>0.4695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420.094" calcext:value-type="float">
            <text:p>420.0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026" calcext:value-type="float">
            <text:p>0.4650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415.742" calcext:value-type="float">
            <text:p>415.7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055" calcext:value-type="float">
            <text:p>0.4610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412.212" calcext:value-type="float">
            <text:p>412.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556" calcext:value-type="float">
            <text:p>0.457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409.328" calcext:value-type="float">
            <text:p>409.3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468" calcext:value-type="float">
            <text:p>0.4544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06.955" calcext:value-type="float">
            <text:p>406.9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737" calcext:value-type="float">
            <text:p>0.4517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04.992" calcext:value-type="float">
            <text:p>404.9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2" calcext:value-type="float">
            <text:p>0.449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03.356" calcext:value-type="float">
            <text:p>403.3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178" calcext:value-type="float">
            <text:p>0.4471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401.988" calcext:value-type="float">
            <text:p>401.9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277" calcext:value-type="float">
            <text:p>0.44527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00.837" calcext:value-type="float">
            <text:p>400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588" calcext:value-type="float">
            <text:p>0.4435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99.864" calcext:value-type="float">
            <text:p>399.8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087" calcext:value-type="float">
            <text:p>0.4420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99.039" calcext:value-type="float">
            <text:p>399.0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51" calcext:value-type="float">
            <text:p>0.4407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398.336" calcext:value-type="float">
            <text:p>398.3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62" calcext:value-type="float">
            <text:p>0.4395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97.736" calcext:value-type="float">
            <text:p>397.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02" calcext:value-type="float">
            <text:p>0.4385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97.222" calcext:value-type="float">
            <text:p>397.2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58" calcext:value-type="float">
            <text:p>0.4375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96.78" calcext:value-type="float">
            <text:p>396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16" calcext:value-type="float">
            <text:p>0.4367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96.401" calcext:value-type="float">
            <text:p>396.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65" calcext:value-type="float">
            <text:p>0.4359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96.074" calcext:value-type="float">
            <text:p>396.0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94" calcext:value-type="float">
            <text:p>0.4352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95.793" calcext:value-type="float">
            <text:p>395.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96" calcext:value-type="float">
            <text:p>0.4346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95.551" calcext:value-type="float">
            <text:p>395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61" calcext:value-type="float">
            <text:p>0.4341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95.342" calcext:value-type="float">
            <text:p>395.3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83" calcext:value-type="float">
            <text:p>0.43368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95.162" calcext:value-type="float">
            <text:p>395.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56" calcext:value-type="float">
            <text:p>0.4332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5.008" calcext:value-type="float">
            <text:p>395.0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75" calcext:value-type="float">
            <text:p>0.4328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94.876" calcext:value-type="float">
            <text:p>394.8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4" calcext:value-type="float">
            <text:p>0.4325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4.763" calcext:value-type="float">
            <text:p>394.7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9" calcext:value-type="float">
            <text:p>0.432229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6" calcext:value-type="float">
            <text:p>0.4319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94.585" calcext:value-type="float">
            <text:p>394.5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2" calcext:value-type="float">
            <text:p>0.4317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94.516" calcext:value-type="float">
            <text:p>394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4" calcext:value-type="float">
            <text:p>0.4314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4.457" calcext:value-type="float">
            <text:p>394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99" calcext:value-type="float">
            <text:p>0.4312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394.407" calcext:value-type="float">
            <text:p>394.4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4" calcext:value-type="float">
            <text:p>0.4311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394.365" calcext:value-type="float">
            <text:p>394.3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68" calcext:value-type="float">
            <text:p>0.43096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94.33" calcext:value-type="float">
            <text:p>394.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28" calcext:value-type="float">
            <text:p>0.4308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4.301" calcext:value-type="float">
            <text:p>394.3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2" calcext:value-type="float">
            <text:p>0.4307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94.276" calcext:value-type="float">
            <text:p>394.2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" calcext:value-type="float">
            <text:p>0.430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94.255" calcext:value-type="float">
            <text:p>394.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" calcext:value-type="float">
            <text:p>0.430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979.92" calcext:value-type="float">
            <text:p>5979.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406" calcext:value-type="float">
            <text:p>0.8594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506.23" calcext:value-type="float">
            <text:p>3506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255" calcext:value-type="float">
            <text:p>0.77825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353.74" calcext:value-type="float">
            <text:p>2353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412" calcext:value-type="float">
            <text:p>0.7174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722.23" calcext:value-type="float">
            <text:p>1722.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439" calcext:value-type="float">
            <text:p>0.6704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340.95" calcext:value-type="float">
            <text:p>1340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302" calcext:value-type="float">
            <text:p>0.6333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094.87" calcext:value-type="float">
            <text:p>1094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375" calcext:value-type="float">
            <text:p>0.6033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927.995" calcext:value-type="float">
            <text:p>927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883" calcext:value-type="float">
            <text:p>0.57888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810.377" calcext:value-type="float">
            <text:p>810.3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582" calcext:value-type="float">
            <text:p>0.5585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24.862" calcext:value-type="float">
            <text:p>724.8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577" calcext:value-type="float">
            <text:p>0.54157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61.072" calcext:value-type="float">
            <text:p>661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207" calcext:value-type="float">
            <text:p>0.5272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612.449" calcext:value-type="float">
            <text:p>612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973" calcext:value-type="float">
            <text:p>0.5149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574.697" calcext:value-type="float">
            <text:p>574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491" calcext:value-type="float">
            <text:p>0.5044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544.915" calcext:value-type="float">
            <text:p>544.9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461" calcext:value-type="float">
            <text:p>0.495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521.093" calcext:value-type="float">
            <text:p>521.0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45" calcext:value-type="float">
            <text:p>0.4876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501.805" calcext:value-type="float">
            <text:p>501.8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854" calcext:value-type="float">
            <text:p>0.4808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486.019" calcext:value-type="float">
            <text:p>486.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32" calcext:value-type="float">
            <text:p>0.4749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472.978" calcext:value-type="float">
            <text:p>472.9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51" calcext:value-type="float">
            <text:p>0.46975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462.111" calcext:value-type="float">
            <text:p>462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07" calcext:value-type="float">
            <text:p>0.4652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452.989" calcext:value-type="float">
            <text:p>452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12" calcext:value-type="float">
            <text:p>0.4612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445.279" calcext:value-type="float">
            <text:p>445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93" calcext:value-type="float">
            <text:p>0.4576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438.723" calcext:value-type="float">
            <text:p>438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87" calcext:value-type="float">
            <text:p>0.4545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433.119" calcext:value-type="float">
            <text:p>433.1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42" calcext:value-type="float">
            <text:p>0.45184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428.304" calcext:value-type="float">
            <text:p>428.3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11" calcext:value-type="float">
            <text:p>0.4494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24.15" calcext:value-type="float">
            <text:p>424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57" calcext:value-type="float">
            <text:p>0.44725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20.551" calcext:value-type="float">
            <text:p>420.5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46" calcext:value-type="float">
            <text:p>0.4453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17.422" calcext:value-type="float">
            <text:p>417.4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48" calcext:value-type="float">
            <text:p>0.4436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414.693" calcext:value-type="float">
            <text:p>414.6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38" calcext:value-type="float">
            <text:p>0.4421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14.526" calcext:value-type="float">
            <text:p>414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37" calcext:value-type="float">
            <text:p>0.4407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4448.69" calcext:value-type="float">
            <text:p>4448.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3078" calcext:value-type="float">
            <text:p>0.44307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408.367" calcext:value-type="float">
            <text:p>408.3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34" calcext:value-type="float">
            <text:p>0.4385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06.741" calcext:value-type="float">
            <text:p>406.7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85" calcext:value-type="float">
            <text:p>0.4375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405.303" calcext:value-type="float">
            <text:p>405.3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37" calcext:value-type="float">
            <text:p>0.43673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503.293" calcext:value-type="float">
            <text:p>503.29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5311" calcext:value-type="float">
            <text:p>0.4353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399.545" calcext:value-type="float">
            <text:p>399.5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272" calcext:value-type="float">
            <text:p>0.4352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98.577" calcext:value-type="float">
            <text:p>398.5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674" calcext:value-type="float">
            <text:p>0.4346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97.821" calcext:value-type="float">
            <text:p>397.8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4" calcext:value-type="float">
            <text:p>0.434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97.232" calcext:value-type="float">
            <text:p>397.2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64" calcext:value-type="float">
            <text:p>0.43366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96.774" calcext:value-type="float">
            <text:p>396.7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38" calcext:value-type="float">
            <text:p>0.4332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96.416" calcext:value-type="float">
            <text:p>396.4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58" calcext:value-type="float">
            <text:p>0.43285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96.137" calcext:value-type="float">
            <text:p>396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18" calcext:value-type="float">
            <text:p>0.4325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5.918" calcext:value-type="float">
            <text:p>395.9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14" calcext:value-type="float">
            <text:p>0.4322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5.745" calcext:value-type="float">
            <text:p>395.7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42" calcext:value-type="float">
            <text:p>0.431942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95.607" calcext:value-type="float">
            <text:p>395.6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" calcext:value-type="float">
            <text:p>0.43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95.496" calcext:value-type="float">
            <text:p>395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82" calcext:value-type="float">
            <text:p>0.4314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95.403" calcext:value-type="float">
            <text:p>395.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288" calcext:value-type="float">
            <text:p>0.4312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95.324" calcext:value-type="float">
            <text:p>395.3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14" calcext:value-type="float">
            <text:p>0.4311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395.254" calcext:value-type="float">
            <text:p>395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59" calcext:value-type="float">
            <text:p>0.43095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95.191" calcext:value-type="float">
            <text:p>395.1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2" calcext:value-type="float">
            <text:p>0.430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95.13" calcext:value-type="float">
            <text:p>395.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696" calcext:value-type="float">
            <text:p>0.4306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395.072" calcext:value-type="float">
            <text:p>395.0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84" calcext:value-type="float">
            <text:p>0.4305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95.013" calcext:value-type="float">
            <text:p>395.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85" calcext:value-type="float">
            <text:p>0.4304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016.15" calcext:value-type="float">
            <text:p>501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1335" calcext:value-type="float">
            <text:p>0.86133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908.08" calcext:value-type="float">
            <text:p>2908.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499" calcext:value-type="float">
            <text:p>0.7794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941.07" calcext:value-type="float">
            <text:p>1941.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282" calcext:value-type="float">
            <text:p>0.7182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419.61" calcext:value-type="float">
            <text:p>1419.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1079" calcext:value-type="float">
            <text:p>0.67107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109.99" calcext:value-type="float">
            <text:p>1109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789" calcext:value-type="float">
            <text:p>0.6337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913.526" calcext:value-type="float">
            <text:p>913.5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756" calcext:value-type="float">
            <text:p>0.6037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782.516" calcext:value-type="float">
            <text:p>782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186" calcext:value-type="float">
            <text:p>0.5791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91.687" calcext:value-type="float">
            <text:p>691.6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828" calcext:value-type="float">
            <text:p>0.5588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26.698" calcext:value-type="float">
            <text:p>626.6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778" calcext:value-type="float">
            <text:p>0.5417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78.961" calcext:value-type="float">
            <text:p>578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74" calcext:value-type="float">
            <text:p>0.5273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543.11" calcext:value-type="float">
            <text:p>543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112" calcext:value-type="float">
            <text:p>0.5151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515.666" calcext:value-type="float">
            <text:p>515.6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608" calcext:value-type="float">
            <text:p>0.5046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494.307" calcext:value-type="float">
            <text:p>494.3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6" calcext:value-type="float">
            <text:p>0.495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477.44" calcext:value-type="float">
            <text:p>477.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29" calcext:value-type="float">
            <text:p>0.4877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463.948" calcext:value-type="float">
            <text:p>463.9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25" calcext:value-type="float">
            <text:p>0.480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453.032" calcext:value-type="float">
            <text:p>453.0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92" calcext:value-type="float">
            <text:p>0.4749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444.109" calcext:value-type="float">
            <text:p>444.1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03" calcext:value-type="float">
            <text:p>0.4698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436.749" calcext:value-type="float">
            <text:p>436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52" calcext:value-type="float">
            <text:p>0.4652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430.627" calcext:value-type="float">
            <text:p>430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51" calcext:value-type="float">
            <text:p>0.46125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float" office:value="425.497" calcext:value-type="float">
            <text:p>425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26" calcext:value-type="float">
            <text:p>0.4577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21.169" calcext:value-type="float">
            <text:p>421.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15" calcext:value-type="float">
            <text:p>0.4546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17.496" calcext:value-type="float">
            <text:p>417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66" calcext:value-type="float">
            <text:p>0.4518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14.361" calcext:value-type="float">
            <text:p>414.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32" calcext:value-type="float">
            <text:p>0.4494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411.671" calcext:value-type="float">
            <text:p>411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74" calcext:value-type="float">
            <text:p>0.4472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409.352" calcext:value-type="float">
            <text:p>409.3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6" calcext:value-type="float">
            <text:p>0.445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07.345" calcext:value-type="float">
            <text:p>407.3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59" calcext:value-type="float">
            <text:p>0.44365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05.601" calcext:value-type="float">
            <text:p>405.6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48" calcext:value-type="float">
            <text:p>0.4421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04.079" calcext:value-type="float">
            <text:p>404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02" calcext:value-type="float">
            <text:p>0.4408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402.749" calcext:value-type="float">
            <text:p>402.7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05" calcext:value-type="float">
            <text:p>0.4396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01.583" calcext:value-type="float">
            <text:p>401.5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38" calcext:value-type="float">
            <text:p>0.4385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00.562" calcext:value-type="float">
            <text:p>400.5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87" calcext:value-type="float">
            <text:p>0.4375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399.669" calcext:value-type="float">
            <text:p>399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39" calcext:value-type="float">
            <text:p>0.4367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98.893" calcext:value-type="float">
            <text:p>398.8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82" calcext:value-type="float">
            <text:p>0.4359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98.225" calcext:value-type="float">
            <text:p>398.2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07" calcext:value-type="float">
            <text:p>0.43530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97.656" calcext:value-type="float">
            <text:p>397.6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05" calcext:value-type="float">
            <text:p>0.4347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97.179" calcext:value-type="float">
            <text:p>397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67" calcext:value-type="float">
            <text:p>0.4341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96.786" calcext:value-type="float">
            <text:p>396.7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87" calcext:value-type="float">
            <text:p>0.4336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96.468" calcext:value-type="float">
            <text:p>396.4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58" calcext:value-type="float">
            <text:p>0.4332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96.217" calcext:value-type="float">
            <text:p>396.2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76" calcext:value-type="float">
            <text:p>0.4328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96.021" calcext:value-type="float">
            <text:p>396.0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34" calcext:value-type="float">
            <text:p>0.4325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95.873" calcext:value-type="float">
            <text:p>395.8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29" calcext:value-type="float">
            <text:p>0.4322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5.762" calcext:value-type="float">
            <text:p>395.7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56" calcext:value-type="float">
            <text:p>0.4319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95.679" calcext:value-type="float">
            <text:p>395.6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2" calcext:value-type="float">
            <text:p>0.43171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95.617" calcext:value-type="float">
            <text:p>395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4" calcext:value-type="float">
            <text:p>0.43149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95.568" calcext:value-type="float">
            <text:p>395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" calcext:value-type="float">
            <text:p>0.43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95.525" calcext:value-type="float">
            <text:p>395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5" calcext:value-type="float">
            <text:p>0.4311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95.483" calcext:value-type="float">
            <text:p>395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" calcext:value-type="float">
            <text:p>0.4309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95.433" calcext:value-type="float">
            <text:p>395.4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1" calcext:value-type="float">
            <text:p>0.4308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395.368" calcext:value-type="float">
            <text:p>395.3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6" calcext:value-type="float">
            <text:p>0.4307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395.278" calcext:value-type="float">
            <text:p>395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5" calcext:value-type="float">
            <text:p>0.4305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95.181" calcext:value-type="float">
            <text:p>395.1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5" calcext:value-type="float">
            <text:p>0.4304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992.8" calcext:value-type="float">
            <text:p>4992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9631" calcext:value-type="float">
            <text:p>0.8596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746.66" calcext:value-type="float">
            <text:p>2746.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272" calcext:value-type="float">
            <text:p>0.7782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851.32" calcext:value-type="float">
            <text:p>1851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363" calcext:value-type="float">
            <text:p>0.7173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368.91" calcext:value-type="float">
            <text:p>1368.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364" calcext:value-type="float">
            <text:p>0.67036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080.3" calcext:value-type="float">
            <text:p>1080.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218" calcext:value-type="float">
            <text:p>0.6332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895.69" calcext:value-type="float">
            <text:p>895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292" calcext:value-type="float">
            <text:p>0.6032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771.667" calcext:value-type="float">
            <text:p>771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804" calcext:value-type="float">
            <text:p>0.5788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685.092" calcext:value-type="float">
            <text:p>685.0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509" calcext:value-type="float">
            <text:p>0.5585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622.75" calcext:value-type="float">
            <text:p>622.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511" calcext:value-type="float">
            <text:p>0.5415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76.681" calcext:value-type="float">
            <text:p>576.6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148" calcext:value-type="float">
            <text:p>0.5271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541.883" calcext:value-type="float">
            <text:p>541.8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92" calcext:value-type="float">
            <text:p>0.514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515.098" calcext:value-type="float">
            <text:p>515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444" calcext:value-type="float">
            <text:p>0.504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94.141" calcext:value-type="float">
            <text:p>494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419" calcext:value-type="float">
            <text:p>0.49541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477.506" calcext:value-type="float">
            <text:p>477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09" calcext:value-type="float">
            <text:p>0.4876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2845.36" calcext:value-type="float">
            <text:p>2845.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46615" calcext:value-type="float">
            <text:p>0.5466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8276" calcext:value-type="float">
            <text:p>0.4582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7361.81" calcext:value-type="float">
            <text:p>7361.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0572" calcext:value-type="float">
            <text:p>0.5005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473.446" calcext:value-type="float">
            <text:p>473.4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5587" calcext:value-type="float">
            <text:p>0.4655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4233.12" calcext:value-type="float">
            <text:p>4233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2196" calcext:value-type="float">
            <text:p>0.4421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425.57" calcext:value-type="float">
            <text:p>425.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7681" calcext:value-type="float">
            <text:p>0.45768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91.11" calcext:value-type="float">
            <text:p>2591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4441" calcext:value-type="float">
            <text:p>0.4344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521.62" calcext:value-type="float">
            <text:p>2521.6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176" calcext:value-type="float">
            <text:p>0.441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2251.66" calcext:value-type="float">
            <text:p>2251.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8976" calcext:value-type="float">
            <text:p>0.4489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37.609" calcext:value-type="float">
            <text:p>537.6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8842" calcext:value-type="float">
            <text:p>0.4488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408.956" calcext:value-type="float">
            <text:p>408.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41" calcext:value-type="float">
            <text:p>0.4453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4.353" calcext:value-type="float">
            <text:p>404.3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707" calcext:value-type="float">
            <text:p>0.4437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402.179" calcext:value-type="float">
            <text:p>402.1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86" calcext:value-type="float">
            <text:p>0.44218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00.511" calcext:value-type="float">
            <text:p>400.5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33" calcext:value-type="float">
            <text:p>0.4408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99.238" calcext:value-type="float">
            <text:p>399.2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3" calcext:value-type="float">
            <text:p>0.439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98.273" calcext:value-type="float">
            <text:p>398.2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59" calcext:value-type="float">
            <text:p>0.4385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98.134" calcext:value-type="float">
            <text:p>398.1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93" calcext:value-type="float">
            <text:p>0.4375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97.016" calcext:value-type="float">
            <text:p>397.0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55" calcext:value-type="float">
            <text:p>0.4367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396.739" calcext:value-type="float">
            <text:p>396.7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9" calcext:value-type="float">
            <text:p>0.435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96.254" calcext:value-type="float">
            <text:p>396.2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6" calcext:value-type="float">
            <text:p>0.4353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95.87" calcext:value-type="float">
            <text:p>395.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4" calcext:value-type="float">
            <text:p>0.4347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95.567" calcext:value-type="float">
            <text:p>395.5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6" calcext:value-type="float">
            <text:p>0.4341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395.995" calcext:value-type="float">
            <text:p>395.9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9" calcext:value-type="float">
            <text:p>0.4336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95.137" calcext:value-type="float">
            <text:p>395.1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68" calcext:value-type="float">
            <text:p>0.4332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394.986" calcext:value-type="float">
            <text:p>394.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4" calcext:value-type="float">
            <text:p>0.4328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94.865" calcext:value-type="float">
            <text:p>394.8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2" calcext:value-type="float">
            <text:p>0.4325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94.769" calcext:value-type="float">
            <text:p>394.7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6" calcext:value-type="float">
            <text:p>0.4322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94.691" calcext:value-type="float">
            <text:p>394.6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2" calcext:value-type="float">
            <text:p>0.4319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94.627" calcext:value-type="float">
            <text:p>394.6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7" calcext:value-type="float">
            <text:p>0.4317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94.575" calcext:value-type="float">
            <text:p>394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8" calcext:value-type="float">
            <text:p>0.431498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94.532" calcext:value-type="float">
            <text:p>394.5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2" calcext:value-type="float">
            <text:p>0.4313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94.496" calcext:value-type="float">
            <text:p>394.4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394.465" calcext:value-type="float">
            <text:p>394.4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" calcext:value-type="float">
            <text:p>0.430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94.438" calcext:value-type="float">
            <text:p>394.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" calcext:value-type="float">
            <text:p>0.430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94.414" calcext:value-type="float">
            <text:p>394.4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4" calcext:value-type="float">
            <text:p>0.43070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94.392" calcext:value-type="float">
            <text:p>394.3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2" calcext:value-type="float">
            <text:p>0.4305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94.372" calcext:value-type="float">
            <text:p>394.3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2" calcext:value-type="float">
            <text:p>0.4304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374.54" calcext:value-type="float">
            <text:p>4374.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563" calcext:value-type="float">
            <text:p>0.8605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740.38" calcext:value-type="float">
            <text:p>2740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655" calcext:value-type="float">
            <text:p>0.77865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.07641" calcext:value-type="float">
            <text:p>3.076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96061" calcext:value-type="float">
            <text:p>0.6960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3300.17" calcext:value-type="float">
            <text:p>330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12523" calcext:value-type="float">
            <text:p>0.8125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3645.69" calcext:value-type="float">
            <text:p>3645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40061" calcext:value-type="float">
            <text:p>0.6400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94.129" calcext:value-type="float">
            <text:p>794.1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69831" calcext:value-type="float">
            <text:p>0.3698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159.95" calcext:value-type="float">
            <text:p>3159.9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9091" calcext:value-type="float">
            <text:p>0.59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438.12" calcext:value-type="float">
            <text:p>5438.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49827" calcext:value-type="float">
            <text:p>0.5498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8620.59" calcext:value-type="float">
            <text:p>8620.5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27624" calcext:value-type="float">
            <text:p>0.7276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28.5063" calcext:value-type="float">
            <text:p>28.50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4749" calcext:value-type="float">
            <text:p>0.5347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61.064" calcext:value-type="float">
            <text:p>561.06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04888" calcext:value-type="float">
            <text:p>0.5048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80.2518" calcext:value-type="float">
            <text:p>80.25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13426" calcext:value-type="float">
            <text:p>0.5134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56461" calcext:value-type="float">
            <text:p>1564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138" calcext:value-type="float">
            <text:p>0.4381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2896.44" calcext:value-type="float">
            <text:p>2896.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80892" calcext:value-type="float">
            <text:p>0.48089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358.56" calcext:value-type="float">
            <text:p>1358.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6097" calcext:value-type="float">
            <text:p>0.4760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99.031" calcext:value-type="float">
            <text:p>499.0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74874" calcext:value-type="float">
            <text:p>0.4748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8111" calcext:value-type="float">
            <text:p>38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923" calcext:value-type="float">
            <text:p>0.4519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69.716" calcext:value-type="float">
            <text:p>269.7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58427" calcext:value-type="float">
            <text:p>0.4584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910.207" calcext:value-type="float">
            <text:p>910.2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7" calcext:value-type="float">
            <text:p>0.46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4337.01" calcext:value-type="float">
            <text:p>4337.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4931" calcext:value-type="float">
            <text:p>0.4549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32.98" calcext:value-type="float">
            <text:p>3632.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5283" calcext:value-type="float">
            <text:p>0.4552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3188.2" calcext:value-type="float">
            <text:p>3188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661" calcext:value-type="float">
            <text:p>0.44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799.849" calcext:value-type="float">
            <text:p>799.8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5295" calcext:value-type="float">
            <text:p>0.4452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610.963" calcext:value-type="float">
            <text:p>610.9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622" calcext:value-type="float">
            <text:p>0.446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407.405" calcext:value-type="float">
            <text:p>407.4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32" calcext:value-type="float">
            <text:p>0.4453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4.716" calcext:value-type="float">
            <text:p>404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31" calcext:value-type="float">
            <text:p>0.4436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02.506" calcext:value-type="float">
            <text:p>402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26" calcext:value-type="float">
            <text:p>0.4421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676.38" calcext:value-type="float">
            <text:p>2676.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4613" calcext:value-type="float">
            <text:p>0.4346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99.278" calcext:value-type="float">
            <text:p>399.2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93" calcext:value-type="float">
            <text:p>0.4395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98.146" calcext:value-type="float">
            <text:p>398.1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3" calcext:value-type="float">
            <text:p>0.43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17.876" calcext:value-type="float">
            <text:p>617.8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6802" calcext:value-type="float">
            <text:p>0.436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396.599" calcext:value-type="float">
            <text:p>396.5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38" calcext:value-type="float">
            <text:p>0.4367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396.101" calcext:value-type="float">
            <text:p>396.1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84" calcext:value-type="float">
            <text:p>0.435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95.74" calcext:value-type="float">
            <text:p>395.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1" calcext:value-type="float">
            <text:p>0.4353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395.49" calcext:value-type="float">
            <text:p>395.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1" calcext:value-type="float">
            <text:p>0.4347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95.326" calcext:value-type="float">
            <text:p>395.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4" calcext:value-type="float">
            <text:p>0.4341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395.229" calcext:value-type="float">
            <text:p>395.2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5" calcext:value-type="float">
            <text:p>0.4336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95.182" calcext:value-type="float">
            <text:p>395.1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67" calcext:value-type="float">
            <text:p>0.4332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95.172" calcext:value-type="float">
            <text:p>395.1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4" calcext:value-type="float">
            <text:p>0.4328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95.188" calcext:value-type="float">
            <text:p>395.1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2" calcext:value-type="float">
            <text:p>0.4325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95.221" calcext:value-type="float">
            <text:p>395.2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6" calcext:value-type="float">
            <text:p>0.432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95.266" calcext:value-type="float">
            <text:p>395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2" calcext:value-type="float">
            <text:p>0.4319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95.315" calcext:value-type="float">
            <text:p>395.3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8" calcext:value-type="float">
            <text:p>0.4317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95.364" calcext:value-type="float">
            <text:p>395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9" calcext:value-type="float">
            <text:p>0.4314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95.411" calcext:value-type="float">
            <text:p>395.4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3" calcext:value-type="float">
            <text:p>0.431303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95.453" calcext:value-type="float">
            <text:p>395.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95.487" calcext:value-type="float">
            <text:p>395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1" calcext:value-type="float">
            <text:p>0.4309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95.513" calcext:value-type="float">
            <text:p>395.5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1" calcext:value-type="float">
            <text:p>0.4308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395.528" calcext:value-type="float">
            <text:p>395.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5" calcext:value-type="float">
            <text:p>0.4307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395.53" calcext:value-type="float">
            <text:p>395.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3" calcext:value-type="float">
            <text:p>0.43059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95.46" calcext:value-type="float">
            <text:p>395.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2" calcext:value-type="float">
            <text:p>0.4304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23.45" calcext:value-type="float">
            <text:p>4223.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1896" calcext:value-type="float">
            <text:p>0.8618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600.01" calcext:value-type="float">
            <text:p>2600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697" calcext:value-type="float">
            <text:p>0.7796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794.11" calcext:value-type="float">
            <text:p>1794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8385" calcext:value-type="float">
            <text:p>0.7183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3307.57" calcext:value-type="float">
            <text:p>3307.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84758" calcext:value-type="float">
            <text:p>0.5847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8116.14" calcext:value-type="float">
            <text:p>8116.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389" calcext:value-type="float">
            <text:p>0.463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4238.6" calcext:value-type="float">
            <text:p>24238.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05" calcext:value-type="float">
            <text:p>0.4750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207.1" calcext:value-type="float">
            <text:p>1207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35393" calcext:value-type="float">
            <text:p>0.53539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346.81" calcext:value-type="float">
            <text:p>6346.8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87754" calcext:value-type="float">
            <text:p>0.4877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69.517" calcext:value-type="float">
            <text:p>669.5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7251" calcext:value-type="float">
            <text:p>0.52725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70.619" calcext:value-type="float">
            <text:p>570.6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7565" calcext:value-type="float">
            <text:p>0.52756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395.273" calcext:value-type="float">
            <text:p>395.2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24273" calcext:value-type="float">
            <text:p>0.524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2735.57" calcext:value-type="float">
            <text:p>2735.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1074" calcext:value-type="float">
            <text:p>0.510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652.543" calcext:value-type="float">
            <text:p>652.54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90826" calcext:value-type="float">
            <text:p>0.4908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3304.01" calcext:value-type="float">
            <text:p>3304.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3959" calcext:value-type="float">
            <text:p>0.4939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7113.11" calcext:value-type="float">
            <text:p>7113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3549" calcext:value-type="float">
            <text:p>0.4635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462.671" calcext:value-type="float">
            <text:p>462.67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506" calcext:value-type="float">
            <text:p>0.475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561.08" calcext:value-type="float">
            <text:p>1561.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76566" calcext:value-type="float">
            <text:p>0.4765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6332.1" calcext:value-type="float">
            <text:p>6332.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3782" calcext:value-type="float">
            <text:p>0.45378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588.72" calcext:value-type="float">
            <text:p>588.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2318" calcext:value-type="float">
            <text:p>0.4623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973.315" calcext:value-type="float">
            <text:p>973.3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886" calcext:value-type="float">
            <text:p>0.4488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420.384" calcext:value-type="float">
            <text:p>420.3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38" calcext:value-type="float">
            <text:p>0.4546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413.848" calcext:value-type="float">
            <text:p>413.8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98" calcext:value-type="float">
            <text:p>0.45189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410.449" calcext:value-type="float">
            <text:p>410.4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61" calcext:value-type="float">
            <text:p>0.4494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764.445" calcext:value-type="float">
            <text:p>764.4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9501" calcext:value-type="float">
            <text:p>0.4495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1985.82" calcext:value-type="float">
            <text:p>1985.8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45928" calcext:value-type="float">
            <text:p>0.4459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03.674" calcext:value-type="float">
            <text:p>403.6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3732" calcext:value-type="float">
            <text:p>0.44373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8601.96" calcext:value-type="float">
            <text:p>8601.9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2907" calcext:value-type="float">
            <text:p>0.4529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00.974" calcext:value-type="float">
            <text:p>400.9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25" calcext:value-type="float">
            <text:p>0.4408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99.971" calcext:value-type="float">
            <text:p>399.9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9624" calcext:value-type="float">
            <text:p>0.4396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399.136" calcext:value-type="float">
            <text:p>399.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8561" calcext:value-type="float">
            <text:p>0.4385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98.443" calcext:value-type="float">
            <text:p>398.4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09" calcext:value-type="float">
            <text:p>0.4376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397.863" calcext:value-type="float">
            <text:p>397.8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61" calcext:value-type="float">
            <text:p>0.4367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397.376" calcext:value-type="float">
            <text:p>397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4" calcext:value-type="float">
            <text:p>0.4360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3242.4" calcext:value-type="float">
            <text:p>13242.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995" calcext:value-type="float">
            <text:p>0.4429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396.618" calcext:value-type="float">
            <text:p>396.6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26" calcext:value-type="float">
            <text:p>0.4347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396.323" calcext:value-type="float">
            <text:p>396.3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8" calcext:value-type="float">
            <text:p>0.43418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96.071" calcext:value-type="float">
            <text:p>396.0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07" calcext:value-type="float">
            <text:p>0.4337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float" office:value="395.855" calcext:value-type="float">
            <text:p>395.8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78" calcext:value-type="float">
            <text:p>0.4332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95.669" calcext:value-type="float">
            <text:p>395.6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4" calcext:value-type="float">
            <text:p>0.4328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95.508" calcext:value-type="float">
            <text:p>395.5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3255" calcext:value-type="float">
            <text:p>0.43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95.508" calcext:value-type="float">
            <text:p>395.5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2213" calcext:value-type="float">
            <text:p>0.4322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5.247" calcext:value-type="float">
            <text:p>395.2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75" calcext:value-type="float">
            <text:p>0.4319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395.141" calcext:value-type="float">
            <text:p>395.1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3" calcext:value-type="float">
            <text:p>0.4317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5.048" calcext:value-type="float">
            <text:p>395.0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1506" calcext:value-type="float">
            <text:p>0.4315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94.965" calcext:value-type="float">
            <text:p>394.9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7" calcext:value-type="float">
            <text:p>0.4313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94.892" calcext:value-type="float">
            <text:p>394.8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2" calcext:value-type="float">
            <text:p>0.431132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394.826" calcext:value-type="float">
            <text:p>394.8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4" calcext:value-type="float">
            <text:p>0.4309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394.768" calcext:value-type="float">
            <text:p>394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4" calcext:value-type="float">
            <text:p>0.4308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394.715" calcext:value-type="float">
            <text:p>394.7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8" calcext:value-type="float">
            <text:p>0.4307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94.667" calcext:value-type="float">
            <text:p>394.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5" calcext:value-type="float">
            <text:p>0.4305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4.623" calcext:value-type="float">
            <text:p>394.6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4" calcext:value-type="float">
            <text:p>0.4304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61.395" calcext:value-type="float">
            <text:p>161.39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754634" calcext:value-type="float">
            <text:p>0.75463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751.65" calcext:value-type="float">
            <text:p>2751.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238" calcext:value-type="float">
            <text:p>0.7772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951.32" calcext:value-type="float">
            <text:p>1951.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536" calcext:value-type="float">
            <text:p>0.7165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476.64" calcext:value-type="float">
            <text:p>1476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723" calcext:value-type="float">
            <text:p>0.6697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176.82" calcext:value-type="float">
            <text:p>1176.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721" calcext:value-type="float">
            <text:p>0.632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977.97" calcext:value-type="float">
            <text:p>977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" calcext:value-type="float">
            <text:p>0.60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840.782" calcext:value-type="float">
            <text:p>840.7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489" calcext:value-type="float">
            <text:p>0.57848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742.991" calcext:value-type="float">
            <text:p>742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25" calcext:value-type="float">
            <text:p>0.558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1.311" calcext:value-type="float">
            <text:p>671.3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293" calcext:value-type="float">
            <text:p>0.5412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617.458" calcext:value-type="float">
            <text:p>617.4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696" calcext:value-type="float">
            <text:p>0.526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576.086" calcext:value-type="float">
            <text:p>576.0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756" calcext:value-type="float">
            <text:p>0.5147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543.69" calcext:value-type="float">
            <text:p>543.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301" calcext:value-type="float">
            <text:p>0.5043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517.963" calcext:value-type="float">
            <text:p>517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298" calcext:value-type="float">
            <text:p>0.4952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497.319" calcext:value-type="float">
            <text:p>497.3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07" calcext:value-type="float">
            <text:p>0.4875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480.614" calcext:value-type="float">
            <text:p>480.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37" calcext:value-type="float">
            <text:p>0.4807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466.998" calcext:value-type="float">
            <text:p>466.9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33" calcext:value-type="float">
            <text:p>0.4748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455.828" calcext:value-type="float">
            <text:p>455.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668" calcext:value-type="float">
            <text:p>0.4696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446.612" calcext:value-type="float">
            <text:p>446.6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138" calcext:value-type="float">
            <text:p>0.4651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438.968" calcext:value-type="float">
            <text:p>438.9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155" calcext:value-type="float">
            <text:p>0.46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432.597" calcext:value-type="float">
            <text:p>432.5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646" calcext:value-type="float">
            <text:p>0.4576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427.265" calcext:value-type="float">
            <text:p>427.2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548" calcext:value-type="float">
            <text:p>0.454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427.635" calcext:value-type="float">
            <text:p>427.6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15" calcext:value-type="float">
            <text:p>0.45181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23.325" calcext:value-type="float">
            <text:p>423.3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387" calcext:value-type="float">
            <text:p>0.4493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419.611" calcext:value-type="float">
            <text:p>419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36" calcext:value-type="float">
            <text:p>0.4472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416.412" calcext:value-type="float">
            <text:p>416.4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28" calcext:value-type="float">
            <text:p>0.4453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413.652" calcext:value-type="float">
            <text:p>413.6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33" calcext:value-type="float">
            <text:p>0.4436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11.266" calcext:value-type="float">
            <text:p>411.2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27" calcext:value-type="float">
            <text:p>0.442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09.199" calcext:value-type="float">
            <text:p>409.1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786" calcext:value-type="float">
            <text:p>0.4407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07.404" calcext:value-type="float">
            <text:p>407.4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593" calcext:value-type="float">
            <text:p>0.4395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405.842" calcext:value-type="float">
            <text:p>405.8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3" calcext:value-type="float">
            <text:p>0.4385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404.478" calcext:value-type="float">
            <text:p>404.4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583" calcext:value-type="float">
            <text:p>0.4375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403.286" calcext:value-type="float">
            <text:p>403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38" calcext:value-type="float">
            <text:p>0.4367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402.241" calcext:value-type="float">
            <text:p>402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84" calcext:value-type="float">
            <text:p>0.435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01.323" calcext:value-type="float">
            <text:p>401.3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1" calcext:value-type="float">
            <text:p>0.4353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00.516" calcext:value-type="float">
            <text:p>400.5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" calcext:value-type="float">
            <text:p>0.434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99.804" calcext:value-type="float">
            <text:p>399.8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74" calcext:value-type="float">
            <text:p>0.4341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99.177" calcext:value-type="float">
            <text:p>399.1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4" calcext:value-type="float">
            <text:p>0.4336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398.622" calcext:value-type="float">
            <text:p>398.6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66" calcext:value-type="float">
            <text:p>0.4332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98.131" calcext:value-type="float">
            <text:p>398.1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3" calcext:value-type="float">
            <text:p>0.4328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97.695" calcext:value-type="float">
            <text:p>397.6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1" calcext:value-type="float">
            <text:p>0.4325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7.31" calcext:value-type="float">
            <text:p>397.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5" calcext:value-type="float">
            <text:p>0.43223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396.967" calcext:value-type="float">
            <text:p>396.9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1" calcext:value-type="float">
            <text:p>0.4319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96.662" calcext:value-type="float">
            <text:p>396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7" calcext:value-type="float">
            <text:p>0.4317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6.391" calcext:value-type="float">
            <text:p>396.3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8" calcext:value-type="float">
            <text:p>0.4314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6.15" calcext:value-type="float">
            <text:p>396.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2" calcext:value-type="float">
            <text:p>0.4313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95.935" calcext:value-type="float">
            <text:p>395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395.744" calcext:value-type="float">
            <text:p>395.7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" calcext:value-type="float">
            <text:p>0.43097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395.573" calcext:value-type="float">
            <text:p>395.5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" calcext:value-type="float">
            <text:p>0.4308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5.421" calcext:value-type="float">
            <text:p>395.4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4" calcext:value-type="float">
            <text:p>0.4307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395.285" calcext:value-type="float">
            <text:p>395.2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2" calcext:value-type="float">
            <text:p>0.430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95.163" calcext:value-type="float">
            <text:p>395.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2" calcext:value-type="float">
            <text:p>0.4304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648.58" calcext:value-type="float">
            <text:p>3648.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861" calcext:value-type="float">
            <text:p>0.8608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348.64" calcext:value-type="float">
            <text:p>2348.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9036" calcext:value-type="float">
            <text:p>0.7790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660.34" calcext:value-type="float">
            <text:p>166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953" calcext:value-type="float">
            <text:p>0.7179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259.57" calcext:value-type="float">
            <text:p>1259.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861" calcext:value-type="float">
            <text:p>0.67086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010.17" calcext:value-type="float">
            <text:p>1010.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65" calcext:value-type="float">
            <text:p>0.633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46.939" calcext:value-type="float">
            <text:p>846.9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668" calcext:value-type="float">
            <text:p>0.6036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35.743" calcext:value-type="float">
            <text:p>735.74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9133" calcext:value-type="float">
            <text:p>0.5791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57.477" calcext:value-type="float">
            <text:p>657.4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798" calcext:value-type="float">
            <text:p>0.5587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00.863" calcext:value-type="float">
            <text:p>600.8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764" calcext:value-type="float">
            <text:p>0.5417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558.95" calcext:value-type="float">
            <text:p>558.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37" calcext:value-type="float">
            <text:p>0.527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527.296" calcext:value-type="float">
            <text:p>527.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116" calcext:value-type="float">
            <text:p>0.5151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502.97" calcext:value-type="float">
            <text:p>502.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616" calcext:value-type="float">
            <text:p>0.5046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483.989" calcext:value-type="float">
            <text:p>483.9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71" calcext:value-type="float">
            <text:p>0.4955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468.977" calcext:value-type="float">
            <text:p>468.9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743" calcext:value-type="float">
            <text:p>0.4877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456.961" calcext:value-type="float">
            <text:p>456.9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41" calcext:value-type="float">
            <text:p>0.4809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447.239" calcext:value-type="float">
            <text:p>447.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5009" calcext:value-type="float">
            <text:p>0.4750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439.297" calcext:value-type="float">
            <text:p>439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82" calcext:value-type="float">
            <text:p>0.469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432.752" calcext:value-type="float">
            <text:p>432.7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69" calcext:value-type="float">
            <text:p>0.465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27.316" calcext:value-type="float">
            <text:p>427.3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68" calcext:value-type="float">
            <text:p>0.4612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22.768" calcext:value-type="float">
            <text:p>422.7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44" calcext:value-type="float">
            <text:p>0.4577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418.94" calcext:value-type="float">
            <text:p>418.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33" calcext:value-type="float">
            <text:p>0.4546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415.697" calcext:value-type="float">
            <text:p>415.6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83" calcext:value-type="float">
            <text:p>0.4518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12.937" calcext:value-type="float">
            <text:p>412.9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49" calcext:value-type="float">
            <text:p>0.4494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410.575" calcext:value-type="float">
            <text:p>410.5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92" calcext:value-type="float">
            <text:p>0.44729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408.546" calcext:value-type="float">
            <text:p>408.5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78" calcext:value-type="float">
            <text:p>0.4453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406.795" calcext:value-type="float">
            <text:p>406.7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78" calcext:value-type="float">
            <text:p>0.4436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405.279" calcext:value-type="float">
            <text:p>405.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66" calcext:value-type="float">
            <text:p>0.4421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403.963" calcext:value-type="float">
            <text:p>403.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21" calcext:value-type="float">
            <text:p>0.4408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402.815" calcext:value-type="float">
            <text:p>402.8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24" calcext:value-type="float">
            <text:p>0.4396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401.813" calcext:value-type="float">
            <text:p>401.8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58" calcext:value-type="float">
            <text:p>0.4385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400.935" calcext:value-type="float">
            <text:p>400.9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07" calcext:value-type="float">
            <text:p>0.4376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400.165" calcext:value-type="float">
            <text:p>400.16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6" calcext:value-type="float">
            <text:p>0.43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99.487" calcext:value-type="float">
            <text:p>399.4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03" calcext:value-type="float">
            <text:p>0.436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98.89" calcext:value-type="float">
            <text:p>398.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28" calcext:value-type="float">
            <text:p>0.4353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98.363" calcext:value-type="float">
            <text:p>398.3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26" calcext:value-type="float">
            <text:p>0.4347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97.898" calcext:value-type="float">
            <text:p>397.8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8" calcext:value-type="float">
            <text:p>0.4341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397.485" calcext:value-type="float">
            <text:p>397.4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07" calcext:value-type="float">
            <text:p>0.4337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97.12" calcext:value-type="float">
            <text:p>397.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77" calcext:value-type="float">
            <text:p>0.4332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396.796" calcext:value-type="float">
            <text:p>396.7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3" calcext:value-type="float">
            <text:p>0.4328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396.509" calcext:value-type="float">
            <text:p>396.5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5" calcext:value-type="float">
            <text:p>0.432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96.253" calcext:value-type="float">
            <text:p>396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3" calcext:value-type="float">
            <text:p>0.4322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96.026" calcext:value-type="float">
            <text:p>396.0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9" calcext:value-type="float">
            <text:p>0.4319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95.824" calcext:value-type="float">
            <text:p>395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3" calcext:value-type="float">
            <text:p>0.4317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5.644" calcext:value-type="float">
            <text:p>395.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4" calcext:value-type="float">
            <text:p>0.4315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95.483" calcext:value-type="float">
            <text:p>395.4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7" calcext:value-type="float">
            <text:p>0.4313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95.34" calcext:value-type="float">
            <text:p>395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1" calcext:value-type="float">
            <text:p>0.4311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395.212" calcext:value-type="float">
            <text:p>395.2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4" calcext:value-type="float">
            <text:p>0.4309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95.098" calcext:value-type="float">
            <text:p>395.0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4" calcext:value-type="float">
            <text:p>0.430834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94.996" calcext:value-type="float">
            <text:p>394.9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8" calcext:value-type="float">
            <text:p>0.4307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94.906" calcext:value-type="float">
            <text:p>394.9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5" calcext:value-type="float">
            <text:p>0.4305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94.824" calcext:value-type="float">
            <text:p>394.8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4" calcext:value-type="float">
            <text:p>0.4304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735.7" calcext:value-type="float">
            <text:p>2735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58512" calcext:value-type="float">
            <text:p>0.8585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865.38" calcext:value-type="float">
            <text:p>1865.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7305" calcext:value-type="float">
            <text:p>0.7773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382.11" calcext:value-type="float">
            <text:p>1382.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663" calcext:value-type="float">
            <text:p>0.716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091.28" calcext:value-type="float">
            <text:p>1091.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9823" calcext:value-type="float">
            <text:p>0.6698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905.286" calcext:value-type="float">
            <text:p>905.2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2818" calcext:value-type="float">
            <text:p>0.6328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780.528" calcext:value-type="float">
            <text:p>780.5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2992" calcext:value-type="float">
            <text:p>0.6029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693.539" calcext:value-type="float">
            <text:p>693.5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576" calcext:value-type="float">
            <text:p>0.5785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630.909" calcext:value-type="float">
            <text:p>630.9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333" calcext:value-type="float">
            <text:p>0.558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584.584" calcext:value-type="float">
            <text:p>584.5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374" calcext:value-type="float">
            <text:p>0.5413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549.521" calcext:value-type="float">
            <text:p>549.5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039" calcext:value-type="float">
            <text:p>0.5270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522.454" calcext:value-type="float">
            <text:p>522.4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4833" calcext:value-type="float">
            <text:p>0.5148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501.197" calcext:value-type="float">
            <text:p>501.1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374" calcext:value-type="float">
            <text:p>0.5043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484.253" calcext:value-type="float">
            <text:p>484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363" calcext:value-type="float">
            <text:p>0.4953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70.568" calcext:value-type="float">
            <text:p>470.5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563" calcext:value-type="float">
            <text:p>0.4875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459.389" calcext:value-type="float">
            <text:p>459.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784" calcext:value-type="float">
            <text:p>0.4807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450.163" calcext:value-type="float">
            <text:p>450.1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872" calcext:value-type="float">
            <text:p>0.4748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442.481" calcext:value-type="float">
            <text:p>442.4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" calcext:value-type="float">
            <text:p>0.46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86699" calcext:value-type="float">
            <text:p>866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2206" calcext:value-type="float">
            <text:p>0.482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783.54" calcext:value-type="float">
            <text:p>1783.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468339" calcext:value-type="float">
            <text:p>0.4683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float" office:value="449.2" calcext:value-type="float">
            <text:p>449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7355" calcext:value-type="float">
            <text:p>0.4573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14.377" calcext:value-type="float">
            <text:p>414.3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54588" calcext:value-type="float">
            <text:p>0.4545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2168.27" calcext:value-type="float">
            <text:p>2168.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7675" calcext:value-type="float">
            <text:p>0.4676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5732.99" calcext:value-type="float">
            <text:p>5732.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0833" calcext:value-type="float">
            <text:p>0.4508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416.309" calcext:value-type="float">
            <text:p>416.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734" calcext:value-type="float">
            <text:p>0.447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11.909" calcext:value-type="float">
            <text:p>411.9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5269" calcext:value-type="float">
            <text:p>0.44526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49.866" calcext:value-type="float">
            <text:p>449.8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03" calcext:value-type="float">
            <text:p>0.4436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404.175" calcext:value-type="float">
            <text:p>404.1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42146" calcext:value-type="float">
            <text:p>0.4421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403.269" calcext:value-type="float">
            <text:p>403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35" calcext:value-type="float">
            <text:p>0.44083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402.099" calcext:value-type="float">
            <text:p>402.09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9592" calcext:value-type="float">
            <text:p>0.4395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01.201" calcext:value-type="float">
            <text:p>401.2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48" calcext:value-type="float">
            <text:p>0.4385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400.464" calcext:value-type="float">
            <text:p>400.4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37592" calcext:value-type="float">
            <text:p>0.4375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401.41" calcext:value-type="float">
            <text:p>401.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4" calcext:value-type="float">
            <text:p>0.436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400.362" calcext:value-type="float">
            <text:p>400.3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01" calcext:value-type="float">
            <text:p>0.436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401.159" calcext:value-type="float">
            <text:p>401.1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19" calcext:value-type="float">
            <text:p>0.4353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00.538" calcext:value-type="float">
            <text:p>400.5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17" calcext:value-type="float">
            <text:p>0.4347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99.991" calcext:value-type="float">
            <text:p>399.9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" calcext:value-type="float">
            <text:p>0.434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403.253" calcext:value-type="float">
            <text:p>403.2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699" calcext:value-type="float">
            <text:p>0.4336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02.755" calcext:value-type="float">
            <text:p>402.7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7" calcext:value-type="float">
            <text:p>0.433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98.705" calcext:value-type="float">
            <text:p>398.7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88" calcext:value-type="float">
            <text:p>0.4328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98.369" calcext:value-type="float">
            <text:p>398.3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5" calcext:value-type="float">
            <text:p>0.4325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01.544" calcext:value-type="float">
            <text:p>401.5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39" calcext:value-type="float">
            <text:p>0.4322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396.497" calcext:value-type="float">
            <text:p>396.4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2" calcext:value-type="float">
            <text:p>0.43196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396.252" calcext:value-type="float">
            <text:p>396.2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18" calcext:value-type="float">
            <text:p>0.4317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396.033" calcext:value-type="float">
            <text:p>396.0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499" calcext:value-type="float">
            <text:p>0.431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395.837" calcext:value-type="float">
            <text:p>395.8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3" calcext:value-type="float">
            <text:p>0.43130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95.662" calcext:value-type="float">
            <text:p>395.6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27" calcext:value-type="float">
            <text:p>0.4311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95.506" calcext:value-type="float">
            <text:p>395.5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1" calcext:value-type="float">
            <text:p>0.4309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95.366" calcext:value-type="float">
            <text:p>395.3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" calcext:value-type="float">
            <text:p>0.430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96.525" calcext:value-type="float">
            <text:p>396.5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6" calcext:value-type="float">
            <text:p>0.430706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95.129" calcext:value-type="float">
            <text:p>395.1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2" calcext:value-type="float">
            <text:p>0.4305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395.029" calcext:value-type="float">
            <text:p>395.0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2" calcext:value-type="float">
            <text:p>0.4304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620.09" calcext:value-type="float">
            <text:p>2620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860247" calcext:value-type="float">
            <text:p>0.8602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83.78" calcext:value-type="float">
            <text:p>1583.7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78548" calcext:value-type="float">
            <text:p>0.7785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128.09" calcext:value-type="float">
            <text:p>1128.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717588" calcext:value-type="float">
            <text:p>0.7175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84.59" calcext:value-type="float">
            <text:p>884.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70581" calcext:value-type="float">
            <text:p>0.6705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740.228" calcext:value-type="float">
            <text:p>740.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33428" calcext:value-type="float">
            <text:p>0.6334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48.492" calcext:value-type="float">
            <text:p>648.4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03491" calcext:value-type="float">
            <text:p>0.6034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87.099" calcext:value-type="float">
            <text:p>587.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78988" calcext:value-type="float">
            <text:p>0.5789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544.297" calcext:value-type="float">
            <text:p>544.2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58678" calcext:value-type="float">
            <text:p>0.558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513.441" calcext:value-type="float">
            <text:p>513.4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41665" calcext:value-type="float">
            <text:p>0.5416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490.564" calcext:value-type="float">
            <text:p>490.5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27286" calcext:value-type="float">
            <text:p>0.5272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73.195" calcext:value-type="float">
            <text:p>473.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15045" calcext:value-type="float">
            <text:p>0.515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459.738" calcext:value-type="float">
            <text:p>459.7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504556" calcext:value-type="float">
            <text:p>0.504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449.126" calcext:value-type="float">
            <text:p>449.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9552" calcext:value-type="float">
            <text:p>0.49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440.63" calcext:value-type="float">
            <text:p>440.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7699" calcext:value-type="float">
            <text:p>0.4876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433.737" calcext:value-type="float">
            <text:p>433.7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80902" calcext:value-type="float">
            <text:p>0.4809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28.079" calcext:value-type="float">
            <text:p>428.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74976" calcext:value-type="float">
            <text:p>0.4749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423.387" calcext:value-type="float">
            <text:p>423.3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9791" calcext:value-type="float">
            <text:p>0.4697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19.463" calcext:value-type="float">
            <text:p>419.4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5244" calcext:value-type="float">
            <text:p>0.4652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16.154" calcext:value-type="float">
            <text:p>416.1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61246" calcext:value-type="float">
            <text:p>0.4612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413.346" calcext:value-type="float">
            <text:p>413.3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7724" calcext:value-type="float">
            <text:p>0.4577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10.947" calcext:value-type="float">
            <text:p>410.9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4616" calcext:value-type="float">
            <text:p>0.4546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408.888" calcext:value-type="float">
            <text:p>408.8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51869" calcext:value-type="float">
            <text:p>0.4518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407.111" calcext:value-type="float">
            <text:p>407.1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9436" calcext:value-type="float">
            <text:p>0.4494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405.572" calcext:value-type="float">
            <text:p>405.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7281" calcext:value-type="float">
            <text:p>0.4472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04.234" calcext:value-type="float">
            <text:p>404.2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5368" calcext:value-type="float">
            <text:p>0.445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3.067" calcext:value-type="float">
            <text:p>403.0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3669" calcext:value-type="float">
            <text:p>0.4436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02.047" calcext:value-type="float">
            <text:p>402.0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2158" calcext:value-type="float">
            <text:p>0.4421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401.151" calcext:value-type="float">
            <text:p>401.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40814" calcext:value-type="float">
            <text:p>0.440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400.364" calcext:value-type="float">
            <text:p>400.3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9618" calcext:value-type="float">
            <text:p>0.4396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99.671" calcext:value-type="float">
            <text:p>399.6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8552" calcext:value-type="float">
            <text:p>0.438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99.06" calcext:value-type="float">
            <text:p>399.0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7602" calcext:value-type="float">
            <text:p>0.43760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398.519" calcext:value-type="float">
            <text:p>398.5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6755" calcext:value-type="float">
            <text:p>0.4367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98.041" calcext:value-type="float">
            <text:p>398.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999" calcext:value-type="float">
            <text:p>0.4359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7.617" calcext:value-type="float">
            <text:p>397.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5325" calcext:value-type="float">
            <text:p>0.435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97.241" calcext:value-type="float">
            <text:p>397.2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723" calcext:value-type="float">
            <text:p>0.4347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96.908" calcext:value-type="float">
            <text:p>396.9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4185" calcext:value-type="float">
            <text:p>0.4341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396.611" calcext:value-type="float">
            <text:p>396.6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704" calcext:value-type="float">
            <text:p>0.4337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96.347" calcext:value-type="float">
            <text:p>396.34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3275" calcext:value-type="float">
            <text:p>0.433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96.112" calcext:value-type="float">
            <text:p>396.1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891" calcext:value-type="float">
            <text:p>0.4328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95.903" calcext:value-type="float">
            <text:p>395.9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548" calcext:value-type="float">
            <text:p>0.4325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95.716" calcext:value-type="float">
            <text:p>395.7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2241" calcext:value-type="float">
            <text:p>0.432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95.55" calcext:value-type="float">
            <text:p>395.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967" calcext:value-type="float">
            <text:p>0.4319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395.402" calcext:value-type="float">
            <text:p>395.4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722" calcext:value-type="float">
            <text:p>0.4317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95.269" calcext:value-type="float">
            <text:p>395.2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503" calcext:value-type="float">
            <text:p>0.43150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395.151" calcext:value-type="float">
            <text:p>395.1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306" calcext:value-type="float">
            <text:p>0.4313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95.045" calcext:value-type="float">
            <text:p>395.0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1131" calcext:value-type="float">
            <text:p>0.4311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394.951" calcext:value-type="float">
            <text:p>394.95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974" calcext:value-type="float">
            <text:p>0.4309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394.866" calcext:value-type="float">
            <text:p>394.86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833" calcext:value-type="float">
            <text:p>0.4308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94.791" calcext:value-type="float">
            <text:p>394.79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707" calcext:value-type="float">
            <text:p>0.430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94.723" calcext:value-type="float">
            <text:p>394.7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595" calcext:value-type="float">
            <text:p>0.430595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394.663" calcext:value-type="float">
            <text:p>394.6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0494" calcext:value-type="float">
            <text:p>0.430494</text:p>
          </table:table-cell>
        </table:table-row>
      </table:table>
      <table:named-expressions/>
      <table:database-ranges>
        <table:database-range table:name="__Anonymous_Sheet_DB__0" table:target-range-address="'N_0.1binwidth_3.3_50x50_4'.A2:'N_0.1binwidth_3.3_50x50_4'.F26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0">00/00/0000</text:date>, <text:time style:data-style-name="N2" text:time-value="00:06:32.07225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00:13:41.173994196</dc:date>
    <meta:editing-duration>PT12M43S</meta:editing-duration>
    <meta:editing-cycles>2</meta:editing-cycles>
    <meta:generator>LibreOffice/6.0.7.3$Linux_X86_64 LibreOffice_project/00m0$Build-3</meta:generator>
    <meta:document-statistic meta:table-count="1" meta:cell-count="15606" meta:object-count="0"/>
  </office:meta>
</office:document-meta>
</file>